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gBlue Terminal 437TT" svg:font-family="'BigBlue Terminal 437TT', monospace, monospace, 'Droid Sans Mono', monospace, monospac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501cm" table:align="left" style:writing-mode="lr-tb"/>
    </style:style>
    <style:style style:name="Table1.A" style:family="table-column">
      <style:table-column-properties style:column-width="5.606cm"/>
    </style:style>
    <style:style style:name="Table1.B" style:family="table-column">
      <style:table-column-properties style:column-width="1.199cm"/>
    </style:style>
    <style:style style:name="Table1.H" style:family="table-column">
      <style:table-column-properties style:column-width="1.214cm"/>
    </style:style>
    <style:style style:name="Table1.J" style:family="table-column">
      <style:table-column-properties style:column-width="1.286cm"/>
    </style:style>
    <style:style style:name="Table1.A1" style:family="table-cell">
      <style:table-cell-properties style:vertical-align="middle" fo:padding-left="0.071cm" fo:padding-right="0.071cm" fo:padding-top="0.049cm" fo:padding-bottom="0.049cm" fo:border="0.75pt solid #000000"/>
    </style:style>
    <style:style style:name="Table2" style:family="table">
      <style:table-properties style:width="4.15cm" table:align="center" style:writing-mode="lr-tb"/>
    </style:style>
    <style:style style:name="Table2.A" style:family="table-column">
      <style:table-column-properties style:column-width="0.813cm"/>
    </style:style>
    <style:style style:name="Table2.C" style:family="table-column">
      <style:table-column-properties style:column-width="0.855cm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.E1" style:family="table-cell">
      <style:table-cell-properties style:vertical-align="middle" fo:padding="0.097cm" fo:border="0.5pt solid #000000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3.461cm" table:align="center" style:writing-mode="lr-tb"/>
    </style:style>
    <style:style style:name="Table3.A" style:family="table-column">
      <style:table-column-properties style:column-width="0.818cm"/>
    </style:style>
    <style:style style:name="Table3.B" style:family="table-column">
      <style:table-column-properties style:column-width="0.912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D2" style:family="table-cell">
      <style:table-cell-properties fo:padding="0.097cm" fo:border-left="0.5pt solid #000000" fo:border-right="0.5pt solid #000000" fo:border-top="none" fo:border-bottom="0.5pt solid #000000"/>
    </style:style>
    <style:style style:name="Table14" style:family="table">
      <style:table-properties style:width="3.461cm" table:align="center" style:writing-mode="lr-tb"/>
    </style:style>
    <style:style style:name="Table14.A" style:family="table-column">
      <style:table-column-properties style:column-width="0.818cm"/>
    </style:style>
    <style:style style:name="Table14.C" style:family="table-column">
      <style:table-column-properties style:column-width="0.912cm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D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D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3.888cm" table:align="center" style:writing-mode="lr-tb"/>
    </style:style>
    <style:style style:name="Table4.A" style:family="table-column">
      <style:table-column-properties style:column-width="0.917cm"/>
    </style:style>
    <style:style style:name="Table4.B" style:family="table-column">
      <style:table-column-properties style:column-width="1.027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3.461cm" table:align="center" style:writing-mode="lr-tb"/>
    </style:style>
    <style:style style:name="Table5.A" style:family="table-column">
      <style:table-column-properties style:column-width="0.818cm"/>
    </style:style>
    <style:style style:name="Table5.C" style:family="table-column">
      <style:table-column-properties style:column-width="0.912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D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D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3.461cm" table:align="center" style:writing-mode="lr-tb"/>
    </style:style>
    <style:style style:name="Table6.A" style:family="table-column">
      <style:table-column-properties style:column-width="0.818cm"/>
    </style:style>
    <style:style style:name="Table6.B" style:family="table-column">
      <style:table-column-properties style:column-width="0.912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D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D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3.461cm" table:align="center" style:writing-mode="lr-tb"/>
    </style:style>
    <style:style style:name="Table7.A" style:family="table-column">
      <style:table-column-properties style:column-width="0.818cm"/>
    </style:style>
    <style:style style:name="Table7.B" style:family="table-column">
      <style:table-column-properties style:column-width="0.912cm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D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D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3.461cm" table:align="center" style:writing-mode="lr-tb"/>
    </style:style>
    <style:style style:name="Table8.A" style:family="table-column">
      <style:table-column-properties style:column-width="0.818cm"/>
    </style:style>
    <style:style style:name="Table8.B" style:family="table-column">
      <style:table-column-properties style:column-width="0.912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D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D2" style:family="table-cell">
      <style:table-cell-properties fo:padding="0.097cm" fo:border-left="0.5pt solid #000000" fo:border-right="0.5pt solid #000000" fo:border-top="none" fo:border-bottom="0.5pt solid #000000"/>
    </style:style>
    <style:style style:name="Table15" style:family="table">
      <style:table-properties style:width="3.461cm" table:align="center" style:writing-mode="lr-tb"/>
    </style:style>
    <style:style style:name="Table15.A" style:family="table-column">
      <style:table-column-properties style:column-width="0.818cm"/>
    </style:style>
    <style:style style:name="Table15.C" style:family="table-column">
      <style:table-column-properties style:column-width="0.912cm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D1" style:family="table-cell">
      <style:table-cell-properties fo:padding="0.097cm" fo:border="0.5pt solid #000000"/>
    </style:style>
    <style:style style:name="Table15.A2" style:family="table-cell">
      <style:table-cell-properties fo:padding="0.097cm" fo:border-left="0.5pt solid #000000" fo:border-right="none" fo:border-top="none" fo:border-bottom="0.5pt solid #000000"/>
    </style:style>
    <style:style style:name="Table15.D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3.461cm" table:align="center" style:writing-mode="lr-tb"/>
    </style:style>
    <style:style style:name="Table9.A" style:family="table-column">
      <style:table-column-properties style:column-width="0.818cm"/>
    </style:style>
    <style:style style:name="Table9.B" style:family="table-column">
      <style:table-column-properties style:column-width="0.912cm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D1" style:family="table-cell">
      <style:table-cell-properties fo:padding="0.097cm" fo:border="0.5pt solid #000000"/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D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3.461cm" table:align="center" style:writing-mode="lr-tb"/>
    </style:style>
    <style:style style:name="Table10.A" style:family="table-column">
      <style:table-column-properties style:column-width="0.818cm"/>
    </style:style>
    <style:style style:name="Table10.B" style:family="table-column">
      <style:table-column-properties style:column-width="0.912cm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D1" style:family="table-cell">
      <style:table-cell-properties fo:padding="0.097cm" fo:border="0.5pt solid #000000"/>
    </style:style>
    <style:style style:name="Table10.A2" style:family="table-cell">
      <style:table-cell-properties fo:padding="0.097cm" fo:border-left="0.5pt solid #000000" fo:border-right="none" fo:border-top="none" fo:border-bottom="0.5pt solid #000000"/>
    </style:style>
    <style:style style:name="Table10.D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3.461cm" table:align="center" style:writing-mode="lr-tb"/>
    </style:style>
    <style:style style:name="Table11.A" style:family="table-column">
      <style:table-column-properties style:column-width="0.818cm"/>
    </style:style>
    <style:style style:name="Table11.B" style:family="table-column">
      <style:table-column-properties style:column-width="0.912cm"/>
    </style:style>
    <style:style style:name="Table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1.D1" style:family="table-cell">
      <style:table-cell-properties fo:padding="0.097cm" fo:border="0.5pt solid #000000"/>
    </style:style>
    <style:style style:name="Table11.A2" style:family="table-cell">
      <style:table-cell-properties fo:padding="0.097cm" fo:border-left="0.5pt solid #000000" fo:border-right="none" fo:border-top="none" fo:border-bottom="0.5pt solid #000000"/>
    </style:style>
    <style:style style:name="Table11.D2" style:family="table-cell">
      <style:table-cell-properties fo:padding="0.097cm" fo:border-left="0.5pt solid #000000" fo:border-right="0.5pt solid #000000" fo:border-top="none" fo:border-bottom="0.5pt solid #000000"/>
    </style:style>
    <style:style style:name="Table12" style:family="table">
      <style:table-properties style:width="3.461cm" table:align="center" style:writing-mode="lr-tb"/>
    </style:style>
    <style:style style:name="Table12.A" style:family="table-column">
      <style:table-column-properties style:column-width="0.818cm"/>
    </style:style>
    <style:style style:name="Table12.C" style:family="table-column">
      <style:table-column-properties style:column-width="0.912cm"/>
    </style:style>
    <style:style style:name="Table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12.D1" style:family="table-cell">
      <style:table-cell-properties fo:padding="0.097cm" fo:border="0.5pt solid #000000"/>
    </style:style>
    <style:style style:name="Table12.A2" style:family="table-cell">
      <style:table-cell-properties fo:padding="0.097cm" fo:border-left="0.5pt solid #000000" fo:border-right="none" fo:border-top="none" fo:border-bottom="0.5pt solid #000000"/>
    </style:style>
    <style:style style:name="Table12.D2" style:family="table-cell">
      <style:table-cell-properties fo:padding="0.097cm" fo:border-left="0.5pt solid #000000" fo:border-right="0.5pt solid #000000" fo:border-top="none" fo:border-bottom="0.5pt solid #000000"/>
    </style:style>
    <style:style style:name="Table13" style:family="table">
      <style:table-properties style:width="16.058cm" table:align="center" style:writing-mode="lr-tb"/>
    </style:style>
    <style:style style:name="Table13.A" style:family="table-column">
      <style:table-column-properties style:column-width="4.015cm"/>
    </style:style>
    <style:style style:name="Table13.B" style:family="table-column">
      <style:table-column-properties style:column-width="3.988cm"/>
    </style:style>
    <style:style style:name="Table13.D" style:family="table-column">
      <style:table-column-properties style:column-width="4.068cm"/>
    </style:style>
    <style:style style:name="Table13.A1" style:family="table-cell">
      <style:table-cell-properties style:vertical-align="middle" fo:padding-left="0.123cm" fo:padding-right="0.123cm" fo:padding-top="0.049cm" fo:padding-bottom="0.049cm" fo:border-left="0.5pt solid #000000" fo:border-right="0.75pt solid #000000" fo:border-top="0.5pt solid #000000" fo:border-bottom="0.5pt solid #000000"/>
    </style:style>
    <style:style style:name="Table13.B1" style:family="table-cell">
      <style:table-cell-properties style:vertical-align="middle" fo:padding-left="0.123cm" fo:padding-right="0.123cm" fo:padding-top="0.049cm" fo:padding-bottom="0.049cm" fo:border-left="0.75pt solid #000000" fo:border-right="0.5pt solid #000000" fo:border-top="0.5pt solid #000000" fo:border-bottom="0.75pt solid #000000"/>
    </style:style>
    <style:style style:name="Table13.B2" style:family="table-cell">
      <style:table-cell-properties style:vertical-align="middle" fo:padding-left="0.123cm" fo:padding-right="0.123cm" fo:padding-top="0.049cm" fo:padding-bottom="0.049cm" fo:border="0.75pt solid #000000"/>
    </style:style>
    <style:style style:name="Table13.D2" style:family="table-cell">
      <style:table-cell-properties style:vertical-align="middle" fo:padding-left="0.123cm" fo:padding-right="0.123cm" fo:padding-top="0.049cm" fo:padding-bottom="0.049cm" fo:border-left="0.75pt solid #000000" fo:border-right="0.5pt solid #000000" fo:border-top="0.75pt solid #000000" fo:border-bottom="0.75pt solid #000000"/>
    </style:style>
    <style:style style:name="Table13.A3" style:family="table-cell">
      <style:table-cell-properties style:vertical-align="middle" fo:padding-left="0.123cm" fo:padding-right="0.123cm" fo:padding-top="0cm" fo:padding-bottom="0.049cm" fo:border-left="0.5pt solid #000000" fo:border-right="0.75pt solid #000000" fo:border-top="none" fo:border-bottom="0.75pt solid #000000"/>
    </style:style>
    <style:style style:name="Table13.A4" style:family="table-cell">
      <style:table-cell-properties style:vertical-align="middle" fo:padding-left="0.123cm" fo:padding-right="0.123cm" fo:padding-top="0.049cm" fo:padding-bottom="0.049cm" fo:border-left="0.5pt solid #000000" fo:border-right="0.75pt solid #000000" fo:border-top="0.75pt solid #000000" fo:border-bottom="0.75pt solid #000000"/>
    </style:style>
    <style:style style:name="Table13.A5" style:family="table-cell">
      <style:table-cell-properties style:vertical-align="middle" fo:padding-left="0.123cm" fo:padding-right="0.123cm" fo:padding-top="0.049cm" fo:padding-bottom="0.049cm" fo:border-left="0.5pt solid #000000" fo:border-right="0.75pt solid #000000" fo:border-top="0.75pt solid #000000" fo:border-bottom="0.5pt solid #000000"/>
    </style:style>
    <style:style style:name="Table13.B5" style:family="table-cell">
      <style:table-cell-properties style:vertical-align="middle" fo:padding-left="0.123cm" fo:padding-right="0.123cm" fo:padding-top="0.049cm" fo:padding-bottom="0.049cm" fo:border-left="0.75pt solid #000000" fo:border-right="0.75pt solid #000000" fo:border-top="0.75pt solid #000000" fo:border-bottom="0.5pt solid #000000"/>
    </style:style>
    <style:style style:name="Table13.D5" style:family="table-cell">
      <style:table-cell-properties style:vertical-align="middle" fo:padding-left="0.123cm" fo:padding-right="0.123cm" fo:padding-top="0.049cm" fo:padding-bottom="0.049cm" fo:border-left="0.75pt solid #000000" fo:border-right="0.5pt solid #000000" fo:border-top="0.75pt solid #000000" fo:border-bottom="0.5pt solid #000000"/>
    </style:style>
    <style:style style:name="P1" style:family="paragraph" style:parent-style-name="Footer">
      <style:paragraph-properties fo:text-align="end" style:justify-single-word="false"/>
      <style:text-properties style:font-name="Times New Roman1" fo:font-size="12pt" style:font-size-asian="12pt" style:font-name-complex="Times New Roman2" style:font-size-complex="12pt"/>
    </style:style>
    <style:style style:name="P2" style:family="paragraph" style:parent-style-name="Standard">
      <style:paragraph-properties fo:margin-left="0.018cm" fo:margin-right="0.134cm" fo:margin-top="0cm" fo:margin-bottom="0.035cm" style:contextual-spacing="false" fo:text-align="center" style:justify-single-word="false" fo:text-indent="-0.018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3" style:family="paragraph" style:parent-style-name="Standard">
      <style:paragraph-properties fo:margin-left="0cm" fo:margin-right="0.004cm" fo:margin-top="0cm" fo:margin-bottom="0.127cm" style:contextual-spacing="false" fo:text-align="center" style:justify-single-word="false" fo:text-indent="0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4" style:family="paragraph" style:parent-style-name="Standard">
      <style:paragraph-properties fo:margin-left="0cm" fo:margin-right="0.004cm" fo:margin-top="0cm" fo:margin-bottom="0.037cm" style:contextual-spacing="false" fo:text-align="center" style:justify-single-word="false" fo:text-indent="0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5" style:family="paragraph" style:parent-style-name="Standard">
      <style:paragraph-properties fo:margin-left="0cm" fo:margin-right="0.004cm" fo:margin-top="0cm" fo:margin-bottom="0.032cm" style:contextual-spacing="false" fo:text-align="center" style:justify-single-word="false" fo:text-indent="0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6" style:family="paragraph" style:parent-style-name="Standard">
      <style:paragraph-properties fo:margin-left="0cm" fo:margin-right="0.004cm" fo:margin-top="0cm" fo:margin-bottom="0.034cm" style:contextual-spacing="false" fo:text-align="center" style:justify-single-word="false" fo:text-indent="0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7" style:family="paragraph" style:parent-style-name="Standard">
      <style:paragraph-properties fo:margin-left="0.018cm" fo:margin-right="0.129cm" fo:margin-top="0cm" fo:margin-bottom="0.035cm" style:contextual-spacing="false" fo:text-align="center" style:justify-single-word="false" fo:text-indent="-0.018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8" style:family="paragraph" style:parent-style-name="Standard">
      <style:paragraph-properties fo:margin-left="0.018cm" fo:margin-right="0.127cm" fo:margin-top="0cm" fo:margin-bottom="0.132cm" style:contextual-spacing="false" fo:text-align="center" style:justify-single-word="false" fo:text-indent="-0.018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9" style:family="paragraph" style:parent-style-name="Standard">
      <style:paragraph-properties fo:margin-left="0.018cm" fo:margin-right="0.127cm" fo:margin-top="0cm" fo:margin-bottom="0.035cm" style:contextual-spacing="false" fo:text-align="center" style:justify-single-word="false" fo:text-indent="-0.018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0" style:family="paragraph" style:parent-style-name="Standard">
      <style:paragraph-properties fo:margin-left="6.182cm" fo:margin-right="0.044cm" fo:margin-top="0cm" fo:margin-bottom="0.009cm" style:contextual-spacing="false" fo:line-height="132%" fo:text-indent="-4.341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1" style:family="paragraph" style:parent-style-name="Standard">
      <style:paragraph-properties fo:margin-top="0cm" fo:margin-bottom="0.129cm" style:contextual-spacing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2" style:family="paragraph" style:parent-style-name="Standard">
      <style:paragraph-properties fo:margin-top="0cm" fo:margin-bottom="0.037cm" style:contextual-spacing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3" style:family="paragraph" style:parent-style-name="Standard">
      <style:paragraph-properties fo:margin-top="0cm" fo:margin-bottom="0.032cm" style:contextual-spacing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4" style:family="paragraph" style:parent-style-name="Standard">
      <style:paragraph-properties fo:margin-left="0.018cm" fo:margin-right="0.122cm" fo:margin-top="0cm" fo:margin-bottom="0.116cm" style:contextual-spacing="false" fo:text-align="center" style:justify-single-word="false" fo:text-indent="-0.018cm" style:auto-text-indent="false"/>
      <style:text-properties style:font-name="Times New Roman1" fo:font-size="14pt" officeooo:paragraph-rsid="0027bba5"/>
    </style:style>
    <style:style style:name="P15" style:family="paragraph" style:parent-style-name="Text_20_body">
      <style:paragraph-properties fo:text-align="center" style:justify-single-word="false"/>
      <style:text-properties style:font-name="Times New Roman1"/>
    </style:style>
    <style:style style:name="P16" style:family="paragraph" style:parent-style-name="Standard">
      <style:paragraph-properties fo:margin-left="0.018cm" fo:margin-right="0.129cm" fo:margin-top="0cm" fo:margin-bottom="0cm" style:contextual-spacing="false" fo:line-height="100%" fo:text-align="center" style:justify-single-word="false" fo:text-indent="-0.018cm" style:auto-text-indent="false"/>
    </style:style>
    <style:style style:name="P17" style:family="paragraph" style:parent-style-name="Standard">
      <style:paragraph-properties fo:margin-left="0.018cm" fo:margin-right="0.101cm" fo:margin-top="0cm" fo:margin-bottom="0cm" style:contextual-spacing="false" fo:line-height="100%" fo:text-indent="-0.018cm" style:auto-text-indent="false"/>
      <style:text-properties officeooo:paragraph-rsid="0016b1f4"/>
    </style:style>
    <style:style style:name="P18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19" style:family="paragraph" style:parent-style-name="Standard">
      <style:paragraph-properties fo:margin-left="0.018cm" fo:margin-right="0.101cm" fo:margin-top="0cm" fo:margin-bottom="0cm" style:contextual-spacing="false" fo:line-height="100%" fo:text-indent="-0.018cm" style:auto-text-indent="false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21" style:family="paragraph" style:parent-style-name="Standard">
      <style:paragraph-properties fo:margin-left="0.018cm" fo:margin-right="0.101cm" fo:margin-top="0cm" fo:margin-bottom="0cm" style:contextual-spacing="false" fo:line-height="100%" fo:text-indent="-0.018cm" style:auto-text-indent="false"/>
      <style:text-properties fo:color="#000000" loext:opacity="100%" style:font-name="Times New Roman1" fo:font-size="14pt" officeooo:rsid="001b5902" officeooo:paragraph-rsid="001b5902" style:font-name-asian="Times New Roman2" style:font-size-asian="14pt" style:font-name-complex="Times New Roman2" style:font-size-complex="14pt"/>
    </style:style>
    <style:style style:name="P22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style:font-name="Courier New" fo:font-size="12pt" fo:background-color="transparent" style:font-size-asian="12pt" style:font-size-complex="12pt"/>
    </style:style>
    <style:style style:name="P23" style:family="paragraph" style:parent-style-name="Standard">
      <style:paragraph-properties style:line-height-at-least="0.503cm"/>
      <style:text-properties fo:color="#000000" loext:opacity="100%" style:font-name="Courier New" fo:font-size="12pt" fo:background-color="transparent" style:font-size-asian="12pt" style:font-size-complex="12pt"/>
    </style:style>
    <style:style style:name="P24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style:font-name="Courier New" fo:font-size="12pt" fo:font-style="italic" fo:font-weight="normal" fo:background-color="transparent" style:font-size-asian="12pt" style:font-size-complex="12pt"/>
    </style:style>
    <style:style style:name="P25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style:font-name="Courier New" fo:font-size="12pt" fo:font-weight="normal" fo:background-color="transparent" style:font-size-asian="12pt" style:font-size-complex="12pt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fo:font-size="14pt" officeooo:rsid="00298832" officeooo:paragraph-rsid="00298832" style:font-size-asian="14pt" style:font-size-complex="14pt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1.199cm" style:auto-text-indent="false" fo:background-color="transparent" style:writing-mode="lr-tb"/>
      <style:text-properties fo:font-size="14pt" officeooo:rsid="00298832" officeooo:paragraph-rsid="00298832" style:font-size-asian="14pt" style:font-size-complex="14pt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1.199cm" style:auto-text-indent="false" fo:background-color="transparent" style:writing-mode="lr-tb"/>
      <style:text-properties fo:font-size="14pt" officeooo:rsid="0028188a" officeooo:paragraph-rsid="0028188a" style:font-size-asian="14pt" style:font-size-complex="14pt"/>
    </style:style>
    <style:style style:name="P29" style:family="paragraph" style:parent-style-name="Standard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0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2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33" style:family="paragraph" style:parent-style-name="Text_20_body">
      <style:paragraph-properties fo:margin-left="0cm" fo:margin-right="0cm" fo:margin-top="0cm" fo:margin-bottom="0.212cm" style:contextual-spacing="false" fo:line-height="120%" fo:text-align="justify" style:justify-single-word="false" fo:text-indent="0.97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paragraph-properties fo:margin-left="0cm" fo:margin-right="0cm" fo:margin-top="0.212cm" fo:margin-bottom="0.212cm" style:contextual-spacing="false" fo:line-height="120%" fo:text-align="justify" style:justify-single-word="false" fo:text-indent="0.97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35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text-indent="0.97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36" style:family="paragraph" style:parent-style-name="Standard" style:master-page-name="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1.199cm" style:auto-text-indent="false" style:page-number="auto" fo:background-color="transparent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298832" officeooo:paragraph-rsid="002a9b15" style:text-blinking="false" fo:background-color="transparent" style:font-size-asian="14pt" style:font-size-complex="14pt"/>
    </style:style>
    <style:style style:name="P37" style:family="paragraph" style:parent-style-name="Text_20_body">
      <loext:graphic-properties draw:fill="none"/>
      <style:paragraph-properties fo:margin-left="0cm" fo:margin-right="0cm" fo:margin-top="0.423cm" fo:margin-bottom="0cm" style:contextual-spacing="false" fo:line-height="120%" fo:text-align="justify" style:justify-single-word="false" fo:orphans="2" fo:widows="2" fo:text-indent="1.3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bold" officeooo:rsid="00298832" officeooo:paragraph-rsid="00298832" style:text-blinking="false" fo:background-color="transparent" style:font-weight-asian="bold" style:font-weight-complex="bold"/>
    </style:style>
    <style:style style:name="P38" style:family="paragraph" style:parent-style-name="Standard">
      <style:text-properties officeooo:paragraph-rsid="002d87ee"/>
    </style:style>
    <style:style style:name="P39" style:family="paragraph" style:parent-style-name="Standard">
      <style:paragraph-properties fo:margin-top="0cm" fo:margin-bottom="0cm" style:contextual-spacing="false" style:line-height-at-least="0.503cm"/>
      <style:text-properties fo:color="#fdfeff" loext:opacity="100%" style:font-name="BigBlue Terminal 437TT" fo:font-size="10.5pt" fo:font-weight="normal" fo:background-color="#030d22"/>
    </style:style>
    <style:style style:name="P40" style:family="paragraph" style:parent-style-name="Table_20_Contents">
      <style:paragraph-properties fo:text-align="center" style:justify-single-word="false"/>
      <style:text-properties officeooo:rsid="0028188a" officeooo:paragraph-rsid="0028188a"/>
    </style:style>
    <style:style style:name="P41" style:family="paragraph" style:parent-style-name="Table_20_Contents">
      <style:paragraph-properties fo:text-align="center" style:justify-single-word="false"/>
    </style:style>
    <style:style style:name="P42" style:family="paragraph" style:parent-style-name="Table_20_Contents">
      <style:paragraph-properties fo:text-align="center" style:justify-single-word="false"/>
      <style:text-properties officeooo:paragraph-rsid="003e43d5"/>
    </style:style>
    <style:style style:name="P43" style:family="paragraph" style:parent-style-name="Text_20_body" style:master-page-name="">
      <loext:graphic-properties draw:fill="none"/>
      <style:paragraph-properties fo:margin-left="0cm" fo:margin-right="0cm" fo:margin-top="0.423cm" fo:margin-bottom="0cm" style:contextual-spacing="false" fo:line-height="120%" fo:text-align="justify" style:justify-single-word="false" fo:orphans="2" fo:widows="2" fo:text-indent="1.3cm" style:auto-text-indent="false" style:page-number="auto" fo:background-color="transparent" style:writing-mode="lr-tb"/>
      <style:text-properties officeooo:paragraph-rsid="00298832"/>
    </style:style>
    <style:style style:name="P44" style:family="paragraph" style:parent-style-name="Text_20_body">
      <loext:graphic-properties draw:fill="none"/>
      <style:paragraph-properties fo:margin-left="0cm" fo:margin-right="0cm" fo:margin-top="0.423cm" fo:margin-bottom="0cm" style:contextual-spacing="false" fo:line-height="120%" fo:text-align="justify" style:justify-single-word="false" fo:orphans="2" fo:widows="2" fo:text-indent="1.3cm" style:auto-text-indent="false" fo:background-color="transparent" style:writing-mode="lr-tb"/>
      <style:text-properties officeooo:paragraph-rsid="00298832"/>
    </style:style>
    <style:style style:name="P45" style:family="paragraph" style:parent-style-name="Standard">
      <style:text-properties officeooo:paragraph-rsid="003d4efb"/>
    </style:style>
    <style:style style:name="P46" style:family="paragraph" style:parent-style-name="Table_20_Contents">
      <style:paragraph-properties fo:text-align="center" style:justify-single-word="false"/>
      <style:text-properties fo:font-size="12pt" officeooo:rsid="003cdf92" officeooo:paragraph-rsid="003cdf92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officeooo:rsid="003cdf92" officeooo:paragraph-rsid="003d4efb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officeooo:rsid="002a9b15" officeooo:paragraph-rsid="003cdf92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officeooo:rsid="002a9b15" officeooo:paragraph-rsid="003e43d5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12pt" officeooo:paragraph-rsid="003cdf92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officeooo:paragraph-rsid="003d4efb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paragraph-rsid="003e43d5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size="12pt" officeooo:paragraph-rsid="003fe93d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fo:font-size="12pt" officeooo:rsid="002b9ee7" officeooo:paragraph-rsid="003cdf92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font-size="12pt" officeooo:rsid="002b9ee7" officeooo:paragraph-rsid="003d4efb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font-size="12pt" officeooo:rsid="002b9ee7" officeooo:paragraph-rsid="003e43d5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fo:font-size="12pt" officeooo:rsid="002b9ee7" officeooo:paragraph-rsid="003fe93d" style:font-size-asian="12pt" style:font-size-complex="12pt"/>
    </style:style>
    <style:style style:name="P58" style:family="paragraph" style:parent-style-name="Table_20_Contents">
      <style:text-properties fo:font-size="12pt" officeooo:rsid="002b9ee7" officeooo:paragraph-rsid="003fe93d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font-size="12pt" officeooo:rsid="002ee1ad" officeooo:paragraph-rsid="003d4efb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fo:font-size="12pt" officeooo:rsid="002ee1ad" officeooo:paragraph-rsid="003fe93d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fo:font-size="12pt" officeooo:rsid="002d87ee" officeooo:paragraph-rsid="003d4efb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font-size="12pt" officeooo:rsid="002d87ee" officeooo:paragraph-rsid="003e43d5" style:font-size-asian="12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font-size="12pt" officeooo:rsid="002d87ee" officeooo:paragraph-rsid="003fe93d" style:font-size-asian="12pt" style:font-size-complex="12pt"/>
    </style:style>
    <style:style style:name="P64" style:family="paragraph" style:parent-style-name="Table_20_Contents">
      <style:text-properties fo:font-size="12pt" officeooo:rsid="002d87ee" officeooo:paragraph-rsid="003fe93d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font-size="12pt" officeooo:rsid="003d4efb" officeooo:paragraph-rsid="003d4efb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fo:font-size="12pt" officeooo:rsid="003d4efb" officeooo:paragraph-rsid="003fe93d" style:font-size-asian="12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fo:font-size="12pt" officeooo:rsid="00361668" officeooo:paragraph-rsid="003e43d5" style:font-size-asian="12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fo:font-size="12pt" officeooo:rsid="00361668" officeooo:paragraph-rsid="003fe93d" style:font-size-asian="12pt" style:font-size-complex="12pt"/>
    </style:style>
    <style:style style:name="P69" style:family="paragraph" style:parent-style-name="Table_20_Contents">
      <style:text-properties fo:font-size="12pt" officeooo:rsid="00361668" officeooo:paragraph-rsid="003fe93d" style:font-size-asian="12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fo:font-size="12pt" officeooo:rsid="003e43d5" officeooo:paragraph-rsid="003e43d5" style:font-size-asian="12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fo:font-size="12pt" officeooo:rsid="00370bc1" officeooo:paragraph-rsid="003fe93d" style:font-size-asian="12pt" style:font-size-complex="12pt"/>
    </style:style>
    <style:style style:name="P72" style:family="paragraph" style:parent-style-name="Table_20_Contents">
      <style:text-properties fo:font-size="12pt" officeooo:rsid="00370bc1" officeooo:paragraph-rsid="003fe93d" style:font-size-asian="12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fo:font-size="12pt" officeooo:rsid="003fe93d" officeooo:paragraph-rsid="003fe93d" style:font-size-asian="12pt" style:font-size-complex="12pt"/>
    </style:style>
    <style:style style:name="P74" style:family="paragraph" style:parent-style-name="Table_20_Contents">
      <style:text-properties fo:font-size="12pt" officeooo:rsid="003fe93d" officeooo:paragraph-rsid="003fe93d" style:font-size-asian="12pt" style:font-size-complex="12pt"/>
    </style:style>
    <style:style style:name="P75" style:family="paragraph" style:parent-style-name="Table_20_Contents">
      <style:text-properties fo:font-size="12pt" officeooo:paragraph-rsid="003fe93d" style:font-size-asian="12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fo:font-size="12pt" officeooo:rsid="0030083d" officeooo:paragraph-rsid="003d4efb" style:font-size-asian="12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fo:font-size="12pt" officeooo:rsid="0030083d" officeooo:paragraph-rsid="003fe93d" style:font-size-asian="12pt" style:font-size-complex="12pt"/>
    </style:style>
    <style:style style:name="P78" style:family="paragraph" style:parent-style-name="Text_20_body" style:list-style-name="">
      <loext:graphic-properties draw:fill="none"/>
      <style:paragraph-properties fo:margin-left="0cm" fo:margin-right="0cm" fo:margin-top="0.247cm" fo:margin-bottom="0.212cm" style:contextual-spacing="false" fo:line-height="108%" fo:text-align="start" style:justify-single-word="false" fo:orphans="2" fo:widows="2" fo:text-indent="1.199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2.25pt" style:font-size-complex="14pt"/>
    </style:style>
    <style:style style:name="P79" style:family="paragraph" style:parent-style-name="Text_20_body" style:list-style-name="">
      <loext:graphic-properties draw:fill="none"/>
      <style:paragraph-properties fo:margin-left="0cm" fo:margin-right="0cm" fo:margin-top="0.247cm" fo:margin-bottom="0.212cm" style:contextual-spacing="false" fo:line-height="108%" fo:text-align="start" style:justify-single-word="false" fo:orphans="2" fo:widows="2" fo:text-indent="1.199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314fd1" officeooo:paragraph-rsid="00314fd1" style:text-blinking="false" fo:background-color="transparent" style:font-size-asian="14pt" style:font-style-asian="normal" style:font-size-complex="14pt" style:font-style-complex="normal"/>
    </style:style>
    <style:style style:name="P80" style:family="paragraph" style:parent-style-name="Text_20_body" style:list-style-name="">
      <loext:graphic-properties draw:fill="none"/>
      <style:paragraph-properties fo:margin-left="0cm" fo:margin-right="0cm" fo:margin-top="0.247cm" fo:margin-bottom="0.212cm" style:contextual-spacing="false" fo:line-height="108%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314fd1" officeooo:paragraph-rsid="00314fd1" style:text-blinking="false" fo:background-color="transparent" style:font-size-asian="14pt" style:font-style-asian="normal" style:font-size-complex="14pt" style:font-style-complex="normal"/>
    </style:style>
    <style:style style:name="P81" style:family="paragraph" style:parent-style-name="Text_20_body" style:list-style-name="">
      <loext:graphic-properties draw:fill="none"/>
      <style:paragraph-properties fo:margin-left="0cm" fo:margin-right="0cm" fo:margin-top="0.247cm" fo:margin-bottom="0.212cm" style:contextual-spacing="false" fo:line-height="108%" fo:text-align="start" style:justify-single-word="false" fo:orphans="2" fo:widows="2" fo:text-indent="1.199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314fd1" officeooo:paragraph-rsid="00376d90" style:text-blinking="false" fo:background-color="transparent" style:font-size-asian="14pt" style:font-style-asian="normal" style:font-size-complex="14pt" style:font-style-complex="normal"/>
    </style:style>
    <style:style style:name="P82" style:family="paragraph" style:parent-style-name="Text_20_body" style:list-style-name="">
      <loext:graphic-properties draw:fill="none"/>
      <style:paragraph-properties fo:margin-left="0cm" fo:margin-right="0cm" fo:margin-top="0.247cm" fo:margin-bottom="0.212cm" style:contextual-spacing="false" fo:line-height="108%" fo:text-align="start" style:justify-single-word="false" fo:orphans="2" fo:widows="2" fo:text-indent="1.199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officeooo:rsid="002a9b15" officeooo:paragraph-rsid="003d4efb" style:text-blinking="false" fo:background-color="transparent" style:font-size-asian="10pt" style:font-style-asian="normal" style:font-size-complex="10pt" style:font-style-complex="normal"/>
    </style:style>
    <style:style style:name="P83" style:family="paragraph" style:parent-style-name="Text_20_body" style:list-style-name="">
      <loext:graphic-properties draw:fill="none" draw:fill-gradient-name="gradient" draw:fill-hatch-name="hatch"/>
      <style:paragraph-properties fo:margin-left="0cm" fo:margin-right="0cm" fo:margin-top="0.247cm" fo:margin-bottom="0.212cm" style:contextual-spacing="false" fo:line-height="108%" fo:text-align="start" style:justify-single-word="false" fo:orphans="2" fo:widows="2" fo:hyphenation-ladder-count="no-limit" fo:text-indent="0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14fd1" officeooo:paragraph-rsid="00406183" style:text-blinking="false" fo:background-color="transparent" style:font-size-asian="12pt" style:font-style-asian="normal" style:font-size-complex="12pt" style:font-style-complex="normal" fo:hyphenate="true" fo:hyphenation-remain-char-count="2" fo:hyphenation-push-char-count="2" loext:hyphenation-no-caps="false"/>
    </style:style>
    <style:style style:name="P84" style:family="paragraph" style:parent-style-name="Text_20_body" style:list-style-name="">
      <loext:graphic-properties draw:fill="none"/>
      <style:paragraph-properties fo:margin-left="0cm" fo:margin-right="0cm" fo:margin-top="0.247cm" fo:margin-bottom="0.212cm" style:contextual-spacing="false" fo:line-height="108%" fo:text-align="start" style:justify-single-word="false" fo:orphans="2" fo:widows="2" fo:text-indent="1.199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2a9b15" officeooo:paragraph-rsid="00406183" style:text-blinking="false" fo:background-color="transparent" style:font-size-asian="12pt" style:font-style-asian="normal" style:font-size-complex="12pt" style:font-style-complex="normal"/>
    </style:style>
    <style:style style:name="P85" style:family="paragraph" style:parent-style-name="Text_20_body" style:list-style-name="">
      <loext:graphic-properties draw:fill="none"/>
      <style:paragraph-properties fo:margin-left="0cm" fo:margin-right="0cm" fo:margin-top="0.247cm" fo:margin-bottom="0.212cm" style:contextual-spacing="false" fo:line-height="108%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2a9b15" officeooo:paragraph-rsid="003d4efb" style:text-blinking="false" fo:background-color="transparent" style:font-size-asian="12pt" style:font-style-asian="normal" style:font-size-complex="12pt" style:font-style-complex="normal"/>
    </style:style>
    <style:style style:name="P86" style:family="paragraph" style:parent-style-name="Text_20_body" style:list-style-name="">
      <loext:graphic-properties draw:fill="none"/>
      <style:paragraph-properties fo:margin-left="0cm" fo:margin-right="0cm" fo:margin-top="0.247cm" fo:margin-bottom="0.212cm" style:contextual-spacing="false" fo:line-height="108%" fo:text-align="start" style:justify-single-word="false" fo:orphans="2" fo:widows="2" fo:text-indent="1.199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2a9b15" officeooo:paragraph-rsid="003e43d5" style:text-blinking="false" fo:background-color="transparent" style:font-size-asian="12pt" style:font-style-asian="normal" style:font-size-complex="12pt" style:font-style-complex="normal"/>
    </style:style>
    <style:style style:name="P87" style:family="paragraph" style:parent-style-name="Text_20_body" style:list-style-name="">
      <loext:graphic-properties draw:fill="none"/>
      <style:paragraph-properties fo:margin-left="0cm" fo:margin-right="0cm" fo:margin-top="0.247cm" fo:margin-bottom="0.212cm" style:contextual-spacing="false" fo:line-height="108%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2a9b15" officeooo:paragraph-rsid="003e43d5" style:text-blinking="false" fo:background-color="transparent" style:font-size-asian="12pt" style:font-style-asian="normal" style:font-size-complex="12pt" style:font-style-complex="normal"/>
    </style:style>
    <style:style style:name="P88" style:family="paragraph" style:parent-style-name="Text_20_body" style:list-style-name="">
      <loext:graphic-properties draw:fill="none"/>
      <style:paragraph-properties fo:margin-left="0cm" fo:margin-right="0cm" fo:margin-top="0.247cm" fo:margin-bottom="0.212cm" style:contextual-spacing="false" fo:line-height="108%" fo:text-align="start" style:justify-single-word="false" fo:orphans="2" fo:widows="2" fo:text-indent="1.199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70bc1" officeooo:paragraph-rsid="003fe93d" style:text-blinking="false" fo:background-color="transparent" style:font-size-asian="12pt" style:font-style-asian="normal" style:font-size-complex="12pt" style:font-style-complex="normal"/>
    </style:style>
    <style:style style:name="P89" style:family="paragraph" style:parent-style-name="Text_20_body" style:list-style-name="">
      <loext:graphic-properties draw:fill="none"/>
      <style:paragraph-properties fo:margin-left="0cm" fo:margin-right="0cm" fo:margin-top="0.247cm" fo:margin-bottom="0.212cm" style:contextual-spacing="false" fo:line-height="108%" fo:text-align="start" style:justify-single-word="false" fo:orphans="2" fo:widows="2" fo:text-indent="1.199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italic" style:text-underline-style="none" fo:font-weight="normal" officeooo:rsid="002a9b15" officeooo:paragraph-rsid="002b9ee7" style:text-blinking="false" fo:background-color="transparent" style:font-size-asian="12pt" style:font-style-asian="italic" style:font-size-complex="12pt" style:font-style-complex="italic"/>
    </style:style>
    <style:style style:name="P90" style:family="paragraph" style:parent-style-name="Text_20_body" style:list-style-name="">
      <loext:graphic-properties draw:fill="none"/>
      <style:paragraph-properties fo:margin-left="0cm" fo:margin-right="0cm" fo:margin-top="0.247cm" fo:margin-bottom="0.212cm" style:contextual-spacing="false" fo:line-height="108%" fo:text-align="start" style:justify-single-word="false" fo:orphans="2" fo:widows="2" fo:text-indent="1.199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italic" style:text-underline-style="none" fo:font-weight="normal" officeooo:rsid="002a9b15" officeooo:paragraph-rsid="002d87ee" style:text-blinking="false" fo:background-color="transparent" style:font-size-asian="12pt" style:font-style-asian="italic" style:font-size-complex="12pt" style:font-style-complex="italic"/>
    </style:style>
    <style:style style:name="P91" style:family="paragraph" style:parent-style-name="Text_20_body" style:list-style-name="">
      <loext:graphic-properties draw:fill="none"/>
      <style:paragraph-properties fo:margin-left="0cm" fo:margin-right="0cm" fo:margin-top="0.247cm" fo:margin-bottom="0.212cm" style:contextual-spacing="false" fo:line-height="108%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italic" style:text-underline-style="none" fo:font-weight="normal" officeooo:rsid="002a9b15" officeooo:paragraph-rsid="003e43d5" style:text-blinking="false" fo:background-color="transparent" style:font-size-asian="12pt" style:font-style-asian="italic" style:font-size-complex="12pt" style:font-style-complex="italic"/>
    </style:style>
    <style:style style:name="P92" style:family="paragraph" style:parent-style-name="Text_20_body" style:list-style-name="">
      <loext:graphic-properties draw:fill="none"/>
      <style:paragraph-properties fo:margin-left="0cm" fo:margin-right="0cm" fo:margin-top="0.247cm" fo:margin-bottom="0.212cm" style:contextual-spacing="false" fo:line-height="108%" fo:text-align="start" style:justify-single-word="false" fo:orphans="2" fo:widows="2" fo:text-indent="1.199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italic" style:text-underline-style="none" fo:font-weight="normal" officeooo:rsid="002a9b15" officeooo:paragraph-rsid="003e43d5" style:text-blinking="false" fo:background-color="transparent" style:font-size-asian="12pt" style:font-style-asian="italic" style:font-size-complex="12pt" style:font-style-complex="italic"/>
    </style:style>
    <style:style style:name="P93" style:family="paragraph" style:parent-style-name="Text_20_body" style:list-style-name="">
      <loext:graphic-properties draw:fill="none"/>
      <style:paragraph-properties fo:margin-left="0cm" fo:margin-right="0cm" fo:margin-top="0.247cm" fo:margin-bottom="0.212cm" style:contextual-spacing="false" fo:line-height="108%" fo:text-align="start" style:justify-single-word="false" fo:orphans="2" fo:widows="2" fo:text-indent="1.199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italic" style:text-underline-style="none" fo:font-weight="normal" officeooo:rsid="002a9b15" officeooo:paragraph-rsid="00314fd1" style:text-blinking="false" fo:background-color="transparent" style:font-size-asian="12pt" style:font-style-asian="italic" style:font-size-complex="12pt" style:font-style-complex="italic"/>
    </style:style>
    <style:style style:name="P94" style:family="paragraph" style:parent-style-name="Text_20_body" style:list-style-name="">
      <loext:graphic-properties draw:fill="none"/>
      <style:paragraph-properties fo:margin-left="0cm" fo:margin-right="0cm" fo:margin-top="0.247cm" fo:margin-bottom="0.212cm" style:contextual-spacing="false" fo:line-height="108%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italic" style:text-underline-style="none" fo:font-weight="normal" officeooo:rsid="00370bc1" officeooo:paragraph-rsid="003fe93d" style:text-blinking="false" fo:background-color="transparent" style:font-size-asian="12pt" style:font-style-asian="italic" style:font-size-complex="12pt" style:font-style-complex="italic"/>
    </style:style>
    <style:style style:name="P95" style:family="paragraph" style:parent-style-name="Text_20_body" style:list-style-name="">
      <loext:graphic-properties draw:fill="none"/>
      <style:paragraph-properties fo:margin-left="0cm" fo:margin-right="0cm" fo:margin-top="0.247cm" fo:margin-bottom="0.212cm" style:contextual-spacing="false" fo:line-height="108%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italic" style:text-underline-style="none" fo:font-weight="normal" officeooo:rsid="00344bfb" officeooo:paragraph-rsid="00344bfb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96" style:family="paragraph" style:parent-style-name="Text_20_body" style:list-style-name="">
      <loext:graphic-properties draw:fill="none"/>
      <style:paragraph-properties fo:margin-left="0cm" fo:margin-right="0cm" fo:margin-top="0.247cm" fo:margin-bottom="0.212cm" style:contextual-spacing="false" fo:line-height="108%" fo:text-align="start" style:justify-single-word="false" fo:orphans="2" fo:widows="2" fo:text-indent="1.199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style:text-blinking="false" fo:background-color="transparent" style:font-size-asian="12.25pt" style:font-weight-asian="normal" style:font-size-complex="14pt" style:font-weight-complex="normal"/>
    </style:style>
    <style:style style:name="P97" style:family="paragraph" style:parent-style-name="Text_20_body" style:list-style-name="">
      <loext:graphic-properties draw:fill="none"/>
      <style:paragraph-properties fo:margin-left="0cm" fo:margin-right="0cm" fo:margin-top="0.247cm" fo:margin-bottom="0.212cm" style:contextual-spacing="false" fo:line-height="108%" fo:text-align="start" style:justify-single-word="false" fo:orphans="2" fo:widows="2" fo:text-indent="1.3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Times New Roman1" style:text-underline-style="none" fo:font-weight="bold" officeooo:rsid="00344bfb" officeooo:paragraph-rsid="00344bfb" style:text-blinking="false" fo:background-color="transparent" style:font-weight-asian="bold" style:font-weight-complex="bold"/>
    </style:style>
    <style:style style:name="P98" style:family="paragraph" style:parent-style-name="Text_20_body" style:list-style-name="" style:master-page-name="">
      <loext:graphic-properties draw:fill="none" draw:fill-gradient-name="gradient" draw:fill-hatch-name="hatch"/>
      <style:paragraph-properties fo:margin-left="0cm" fo:margin-right="0cm" fo:margin-top="0.247cm" fo:margin-bottom="0.212cm" style:contextual-spacing="false" fo:line-height="108%" fo:text-align="start" style:justify-single-word="false" fo:orphans="2" fo:widows="2" fo:hyphenation-ladder-count="no-limit" fo:text-indent="0cm" style:auto-text-indent="false" style:page-number="auto" fo:background-color="transparent" style:writing-mode="lr-tb"/>
      <style:text-properties officeooo:paragraph-rsid="00406183" fo:hyphenate="true" fo:hyphenation-remain-char-count="2" fo:hyphenation-push-char-count="2" loext:hyphenation-no-caps="false"/>
    </style:style>
    <style:style style:name="P99" style:family="paragraph" style:parent-style-name="Text_20_body" style:list-style-name="" style:master-page-name="">
      <loext:graphic-properties draw:fill="none" draw:fill-gradient-name="gradient" draw:fill-hatch-name="hatch"/>
      <style:paragraph-properties fo:margin-left="0cm" fo:margin-right="0cm" fo:margin-top="0.247cm" fo:margin-bottom="0.212cm" style:contextual-spacing="false" fo:line-height="108%" fo:text-align="start" style:justify-single-word="false" fo:orphans="2" fo:widows="2" fo:hyphenation-ladder-count="no-limit" fo:text-indent="0cm" style:auto-text-indent="false" style:page-number="auto" fo:background-color="transparent" style:writing-mode="lr-tb"/>
      <style:text-properties officeooo:paragraph-rsid="003e43d5" fo:hyphenate="true" fo:hyphenation-remain-char-count="2" fo:hyphenation-push-char-count="2" loext:hyphenation-no-caps="false"/>
    </style:style>
    <style:style style:name="P100" style:family="paragraph" style:parent-style-name="Text_20_body" style:list-style-name="">
      <loext:graphic-properties draw:fill="none"/>
      <style:paragraph-properties fo:margin-left="0cm" fo:margin-right="0cm" fo:margin-top="0.247cm" fo:margin-bottom="0.212cm" style:contextual-spacing="false" fo:line-height="108%" fo:text-align="start" style:justify-single-word="false" fo:orphans="2" fo:widows="2" fo:text-indent="0cm" style:auto-text-indent="false" fo:background-color="transparent" style:writing-mode="lr-tb"/>
      <style:text-properties officeooo:paragraph-rsid="00406183"/>
    </style:style>
    <style:style style:name="P101" style:family="paragraph" style:parent-style-name="Text_20_body" style:list-style-name="">
      <loext:graphic-properties draw:fill="none"/>
      <style:paragraph-properties fo:margin-left="0cm" fo:margin-right="0cm" fo:margin-top="0.247cm" fo:margin-bottom="0.212cm" style:contextual-spacing="false" fo:line-height="108%" fo:text-align="start" style:justify-single-word="false" fo:orphans="2" fo:widows="2" fo:text-indent="0cm" style:auto-text-indent="false" fo:background-color="transparent" style:writing-mode="lr-tb"/>
      <style:text-properties officeooo:paragraph-rsid="003d4efb"/>
    </style:style>
    <style:style style:name="P102" style:family="paragraph" style:parent-style-name="Text_20_body" style:list-style-name="">
      <loext:graphic-properties draw:fill="none"/>
      <style:paragraph-properties fo:margin-left="0cm" fo:margin-right="0cm" fo:margin-top="0.247cm" fo:margin-bottom="0.212cm" style:contextual-spacing="false" fo:line-height="108%" fo:text-align="start" style:justify-single-word="false" fo:orphans="2" fo:widows="2" fo:text-indent="1.199cm" style:auto-text-indent="false" fo:background-color="transparent" style:writing-mode="lr-tb"/>
      <style:text-properties fo:font-size="12pt" fo:font-style="normal" officeooo:rsid="002a9b15" officeooo:paragraph-rsid="003d4efb" style:font-size-asian="12pt" style:font-style-asian="normal" style:font-size-complex="12pt" style:font-style-complex="normal"/>
    </style:style>
    <style:style style:name="P103" style:family="paragraph" style:parent-style-name="Text_20_body" style:list-style-name="">
      <loext:graphic-properties draw:fill="none"/>
      <style:paragraph-properties fo:margin-left="0cm" fo:margin-right="0cm" fo:margin-top="0.247cm" fo:margin-bottom="0.212cm" style:contextual-spacing="false" fo:line-height="108%" fo:text-align="start" style:justify-single-word="false" fo:orphans="2" fo:widows="2" fo:text-indent="1.199cm" style:auto-text-indent="false" fo:background-color="transparent" style:writing-mode="lr-tb"/>
      <style:text-properties fo:font-size="12pt" fo:font-style="normal" officeooo:rsid="002a9b15" officeooo:paragraph-rsid="003fe93d" style:font-size-asian="12pt" style:font-style-asian="normal" style:font-size-complex="12pt" style:font-style-complex="normal"/>
    </style:style>
    <style:style style:name="P104" style:family="paragraph" style:parent-style-name="Text_20_body" style:list-style-name="">
      <loext:graphic-properties draw:fill="none"/>
      <style:paragraph-properties fo:margin-left="0cm" fo:margin-right="0cm" fo:margin-top="0.247cm" fo:margin-bottom="0.212cm" style:contextual-spacing="false" fo:line-height="108%" fo:text-align="start" style:justify-single-word="false" fo:orphans="2" fo:widows="2" fo:text-indent="0cm" style:auto-text-indent="false" fo:background-color="transparent" style:writing-mode="lr-tb"/>
      <style:text-properties fo:font-size="12pt" fo:font-style="normal" officeooo:rsid="002a9b15" officeooo:paragraph-rsid="003fe93d" style:font-size-asian="12pt" style:font-style-asian="normal" style:font-size-complex="12pt" style:font-style-complex="normal"/>
    </style:style>
    <style:style style:name="P105" style:family="paragraph" style:parent-style-name="Text_20_body" style:list-style-name="">
      <loext:graphic-properties draw:fill="none"/>
      <style:paragraph-properties fo:margin-left="0cm" fo:margin-right="0cm" fo:margin-top="0.247cm" fo:margin-bottom="0.212cm" style:contextual-spacing="false" fo:line-height="108%" fo:text-align="start" style:justify-single-word="false" fo:orphans="2" fo:widows="2" fo:text-indent="1.199cm" style:auto-text-indent="false" fo:background-color="transparent" style:writing-mode="lr-tb"/>
      <style:text-properties fo:font-size="12pt" fo:font-style="normal" officeooo:rsid="003d4efb" officeooo:paragraph-rsid="003d4efb" style:font-size-asian="12pt" style:font-style-asian="normal" style:font-size-complex="12pt" style:font-style-complex="normal"/>
    </style:style>
    <style:style style:name="P106" style:family="paragraph" style:parent-style-name="Text_20_body" style:list-style-name="">
      <loext:graphic-properties draw:fill="none"/>
      <style:paragraph-properties fo:margin-left="0cm" fo:margin-right="0cm" fo:margin-top="0.247cm" fo:margin-bottom="0.212cm" style:contextual-spacing="false" fo:line-height="108%" fo:text-align="start" style:justify-single-word="false" fo:orphans="2" fo:widows="2" fo:text-indent="0cm" style:auto-text-indent="false" fo:background-color="transparent" style:writing-mode="lr-tb"/>
      <style:text-properties fo:font-size="12pt" fo:font-style="italic" officeooo:rsid="002a9b15" officeooo:paragraph-rsid="003e43d5" style:font-size-asian="12pt" style:font-style-asian="italic" style:font-size-complex="12pt" style:font-style-complex="italic"/>
    </style:style>
    <style:style style:name="P107" style:family="paragraph" style:parent-style-name="Text_20_body" style:list-style-name="">
      <loext:graphic-properties draw:fill="none"/>
      <style:paragraph-properties fo:margin-left="0cm" fo:margin-right="0cm" fo:margin-top="0.247cm" fo:margin-bottom="0.212cm" style:contextual-spacing="false" fo:line-height="108%" fo:text-align="start" style:justify-single-word="false" fo:orphans="2" fo:widows="2" fo:text-indent="0cm" style:auto-text-indent="false" fo:background-color="transparent" style:writing-mode="lr-tb"/>
      <style:text-properties fo:font-size="12pt" fo:font-style="italic" officeooo:rsid="002a9b15" officeooo:paragraph-rsid="00314fd1" style:font-size-asian="12pt" style:font-style-asian="italic" style:font-size-complex="12pt" style:font-style-complex="italic"/>
    </style:style>
    <style:style style:name="P108" style:family="paragraph" style:parent-style-name="Text_20_body" style:list-style-name="">
      <loext:graphic-properties draw:fill="none"/>
      <style:paragraph-properties fo:margin-left="0cm" fo:margin-right="0cm" fo:margin-top="0.247cm" fo:margin-bottom="0.212cm" style:contextual-spacing="false" fo:line-height="108%" fo:text-align="start" style:justify-single-word="false" fo:orphans="2" fo:widows="2" fo:text-indent="0cm" style:auto-text-indent="false" fo:background-color="transparent" style:writing-mode="lr-tb"/>
      <style:text-properties fo:font-size="12pt" fo:font-style="italic" officeooo:rsid="002a9b15" officeooo:paragraph-rsid="003fe93d" style:font-size-asian="12pt" style:font-style-asian="italic" style:font-size-complex="12pt" style:font-style-complex="italic"/>
    </style:style>
    <style:style style:name="P109" style:family="paragraph" style:parent-style-name="Text_20_body" style:list-style-name="">
      <loext:graphic-properties draw:fill="none"/>
      <style:paragraph-properties fo:margin-left="0cm" fo:margin-right="0cm" fo:margin-top="0.247cm" fo:margin-bottom="0.212cm" style:contextual-spacing="false" fo:line-height="108%" fo:text-align="start" style:justify-single-word="false" fo:orphans="2" fo:widows="2" fo:text-indent="0cm" style:auto-text-indent="false" fo:background-color="transparent" style:writing-mode="lr-tb"/>
      <style:text-properties fo:font-size="14pt" fo:font-style="normal" officeooo:rsid="002a9b15" officeooo:paragraph-rsid="002ee1ad" style:font-size-asian="14pt" style:font-style-asian="normal" style:font-size-complex="14pt" style:font-style-complex="normal"/>
    </style:style>
    <style:style style:name="P110" style:family="paragraph" style:parent-style-name="Text_20_body" style:list-style-name="">
      <loext:graphic-properties draw:fill="none"/>
      <style:paragraph-properties fo:margin-left="0cm" fo:margin-right="0cm" fo:margin-top="0.247cm" fo:margin-bottom="0.212cm" style:contextual-spacing="false" fo:line-height="108%" fo:text-align="start" style:justify-single-word="false" fo:orphans="2" fo:widows="2" fo:text-indent="0cm" style:auto-text-indent="false" fo:background-color="transparent" style:writing-mode="lr-tb"/>
      <style:text-properties fo:font-size="14pt" fo:font-style="normal" officeooo:rsid="00314fd1" officeooo:paragraph-rsid="00314fd1" style:font-size-asian="14pt" style:font-style-asian="normal" style:font-size-complex="14pt" style:font-style-complex="normal"/>
    </style:style>
    <style:style style:name="P111" style:family="paragraph" style:parent-style-name="Text_20_body" style:list-style-name="">
      <loext:graphic-properties draw:fill="none"/>
      <style:paragraph-properties fo:margin-left="0cm" fo:margin-right="0cm" fo:margin-top="0.247cm" fo:margin-bottom="0.212cm" style:contextual-spacing="false" fo:line-height="108%" fo:text-align="start" style:justify-single-word="false" fo:orphans="2" fo:widows="2" fo:text-indent="1.199cm" style:auto-text-indent="false" fo:background-color="transparent" style:writing-mode="lr-tb"/>
      <style:text-properties fo:font-size="14pt" fo:font-style="normal" officeooo:rsid="00314fd1" officeooo:paragraph-rsid="00314fd1" style:font-size-asian="14pt" style:font-style-asian="normal" style:font-size-complex="14pt" style:font-style-complex="normal"/>
    </style:style>
    <style:style style:name="P112" style:family="paragraph" style:parent-style-name="Heading_20_3" style:master-page-name="">
      <loext:graphic-properties draw:fill="none"/>
      <style:paragraph-properties fo:margin-left="0cm" fo:margin-right="0cm" fo:margin-top="0.247cm" fo:margin-bottom="0.212cm" style:contextual-spacing="false" fo:line-height="108%" fo:text-align="start" style:justify-single-word="false" fo:orphans="2" fo:widows="2" fo:text-indent="1.199cm" style:auto-text-indent="false" style:page-number="auto" fo:background-color="transparent" fo:keep-with-next="always" style:writing-mode="lr-tb"/>
      <style:text-properties style:font-name="Times New Roman1"/>
    </style:style>
    <style:style style:name="P113" style:family="paragraph" style:parent-style-name="Heading_20_3" style:master-page-name="">
      <loext:graphic-properties draw:fill="none"/>
      <style:paragraph-properties fo:margin-left="0cm" fo:margin-right="0cm" fo:margin-top="0.247cm" fo:margin-bottom="0.212cm" style:contextual-spacing="false" fo:line-height="108%" fo:text-align="start" style:justify-single-word="false" fo:orphans="2" fo:widows="2" fo:text-indent="1.3cm" style:auto-text-indent="false" style:page-number="auto" fo:background-color="transparent" fo:keep-with-next="always" style:writing-mode="lr-tb"/>
      <style:text-properties style:font-name="Times New Roman1" fo:font-weight="bold" style:font-weight-asian="bold" style:font-weight-complex="bold"/>
    </style:style>
    <style:style style:name="P114" style:family="paragraph" style:parent-style-name="Heading_20_3" style:master-page-name="">
      <loext:graphic-properties draw:fill="none"/>
      <style:paragraph-properties fo:margin-left="0cm" fo:margin-right="0cm" fo:margin-top="0.247cm" fo:margin-bottom="0.212cm" style:contextual-spacing="false" fo:line-height="108%" fo:text-align="start" style:justify-single-word="false" fo:orphans="2" fo:widows="2" fo:text-indent="1.199cm" style:auto-text-indent="false" style:page-number="auto" fo:background-color="transparent" fo:keep-with-next="always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298832" style:text-blinking="false" fo:background-color="transparent"/>
    </style:style>
    <style:style style:name="P115" style:family="paragraph" style:parent-style-name="Heading_20_3" style:master-page-name="">
      <loext:graphic-properties draw:fill="none"/>
      <style:paragraph-properties fo:margin-left="0cm" fo:margin-right="0cm" fo:margin-top="0.247cm" fo:margin-bottom="0.212cm" style:contextual-spacing="false" fo:line-height="108%" fo:text-align="start" style:justify-single-word="false" fo:orphans="2" fo:widows="2" fo:text-indent="1.199cm" style:auto-text-indent="false" style:page-number="auto" fo:background-color="transparent" fo:keep-with-next="always" style:writing-mode="lr-tb"/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fo:font-weight="bold" style:text-blinking="false" fo:background-color="transparent" style:font-weight-asian="bold" style:font-weight-complex="bold"/>
    </style:style>
    <style:style style:name="P116" style:family="paragraph" style:parent-style-name="Heading_20_3" style:master-page-name="">
      <loext:graphic-properties draw:fill="none"/>
      <style:paragraph-properties fo:margin-left="0cm" fo:margin-right="0cm" fo:margin-top="0.247cm" fo:margin-bottom="0.212cm" style:contextual-spacing="false" fo:line-height="108%" fo:text-align="start" style:justify-single-word="false" fo:orphans="2" fo:widows="2" fo:text-indent="1.199cm" style:auto-text-indent="false" style:page-number="auto" fo:background-color="transparent" fo:keep-with-next="always" style:writing-mode="lr-tb"/>
      <style:text-properties fo:font-weight="bold" style:font-weight-asian="bold" style:font-weight-complex="bold"/>
    </style:style>
    <style:style style:name="P117" style:family="paragraph" style:parent-style-name="Heading_20_3" style:master-page-name="">
      <loext:graphic-properties draw:fill="none"/>
      <style:paragraph-properties fo:margin-left="0cm" fo:margin-right="0cm" fo:margin-top="0.247cm" fo:margin-bottom="0.212cm" style:contextual-spacing="false" fo:line-height="108%" fo:text-align="start" style:justify-single-word="false" fo:orphans="2" fo:widows="2" fo:text-indent="1.199cm" style:auto-text-indent="false" style:page-number="auto" fo:background-color="transparent" fo:keep-with-next="always" style:writing-mode="lr-tb"/>
    </style:style>
    <style:style style:name="P118" style:family="paragraph" style:parent-style-name="Standard" style:master-page-name="First_20_Page">
      <style:paragraph-properties fo:margin-left="0.018cm" fo:margin-right="0.134cm" fo:margin-top="0cm" fo:margin-bottom="0.035cm" style:contextual-spacing="false" fo:text-align="center" style:justify-single-word="false" fo:text-indent="-0.018cm" style:auto-text-indent="false" style:page-number="auto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19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2pt" fo:font-style="italic" style:text-underline-style="none" fo:font-weight="normal" officeooo:rsid="002a9b15" officeooo:paragraph-rsid="003cdf92" style:text-blinking="false" fo:background-color="transparent" style:font-size-asian="12pt" style:font-style-asian="italic" style:font-size-complex="12pt" style:font-style-complex="italic"/>
    </style:style>
    <style:style style:name="P120" style:family="paragraph" style:parent-style-name="Standard" style:list-style-name="">
      <loext:graphic-properties draw:fill="none"/>
      <style:paragraph-properties fo:margin-left="0cm" fo:margin-right="0cm" fo:margin-top="0.247cm" fo:margin-bottom="0.212cm" style:contextual-spacing="false" fo:line-height="108%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italic" style:text-underline-style="none" fo:font-weight="normal" officeooo:rsid="002a9b15" officeooo:paragraph-rsid="003fe93d" style:text-blinking="false" fo:background-color="transparent" style:font-size-asian="12pt" style:font-style-asian="italic" style:font-size-complex="12pt" style:font-style-complex="italic"/>
    </style:style>
    <style:style style:name="P121" style:family="paragraph" style:parent-style-name="Standard" style:list-style-name="">
      <loext:graphic-properties draw:fill="none"/>
      <style:paragraph-properties fo:margin-left="0cm" fo:margin-right="0cm" fo:margin-top="0.247cm" fo:margin-bottom="0.212cm" style:contextual-spacing="false" fo:line-height="108%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italic" style:text-underline-style="none" fo:font-weight="normal" officeooo:rsid="00314fd1" officeooo:paragraph-rsid="003e43d5" style:text-blinking="false" fo:background-color="transparent" style:font-size-asian="12pt" style:font-style-asian="italic" style:font-size-complex="12pt" style:font-style-complex="italic"/>
    </style:style>
    <style:style style:name="P122" style:family="paragraph" style:parent-style-name="Standard" style:list-style-name="">
      <loext:graphic-properties draw:fill="none"/>
      <style:paragraph-properties fo:margin-left="0cm" fo:margin-right="0cm" fo:margin-top="0.247cm" fo:margin-bottom="0.212cm" style:contextual-spacing="false" fo:line-height="108%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italic" style:text-underline-style="none" fo:font-weight="normal" officeooo:rsid="00314fd1" officeooo:paragraph-rsid="003fe93d" style:text-blinking="false" fo:background-color="transparent" style:font-size-asian="12pt" style:font-style-asian="italic" style:font-size-complex="12pt" style:font-style-complex="italic"/>
    </style:style>
    <style:style style:name="P123" style:family="paragraph" style:parent-style-name="Standard" style:list-style-name="">
      <loext:graphic-properties draw:fill="none"/>
      <style:paragraph-properties fo:margin-left="0cm" fo:margin-right="0cm" fo:margin-top="0.247cm" fo:margin-bottom="0.212cm" style:contextual-spacing="false" fo:line-height="108%" fo:text-align="start" style:justify-single-word="false" fo:orphans="2" fo:widows="2" fo:text-indent="1.199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314fd1" officeooo:paragraph-rsid="00314fd1" style:text-blinking="false" fo:background-color="transparent" style:font-size-asian="14pt" style:font-style-asian="normal" style:font-size-complex="14pt" style:font-style-complex="normal"/>
    </style:style>
    <style:style style:name="P124" style:family="paragraph" style:parent-style-name="Standard" style:list-style-name="">
      <loext:graphic-properties draw:fill="none"/>
      <style:paragraph-properties fo:margin-left="0cm" fo:margin-right="0cm" fo:margin-top="0.247cm" fo:margin-bottom="0.212cm" style:contextual-spacing="false" fo:line-height="108%" fo:text-align="end" style:justify-single-word="false" fo:orphans="2" fo:widows="2" fo:text-indent="1.199cm" style:auto-text-indent="false" fo:break-before="page" fo:background-color="transparent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officeooo:rsid="00376d90" officeooo:paragraph-rsid="00376d90" style:text-blinking="false" fo:background-color="transparent" style:font-size-asian="14pt" style:font-style-asian="normal" style:font-weight-asian="bold" style:font-size-complex="14pt" style:font-style-complex="normal" style:font-weight-complex="bold"/>
    </style:style>
    <style:style style:name="P125" style:family="paragraph" style:parent-style-name="Standard" style:list-style-name="">
      <loext:graphic-properties draw:fill="none"/>
      <style:paragraph-properties fo:margin-left="0cm" fo:margin-right="0cm" fo:margin-top="0.247cm" fo:margin-bottom="0.212cm" style:contextual-spacing="false" fo:line-height="108%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BigBlue Terminal 437TT" fo:font-size="13pt" fo:font-style="normal" style:text-underline-style="none" fo:font-weight="bold" officeooo:rsid="00376d90" officeooo:paragraph-rsid="00376d90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26" style:family="paragraph" style:parent-style-name="Standard" style:list-style-name="">
      <loext:graphic-properties draw:fill="none"/>
      <style:paragraph-properties fo:margin-left="0cm" fo:margin-right="0cm" fo:margin-top="0.247cm" fo:margin-bottom="0.212cm" style:contextual-spacing="false" fo:line-height="108%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BigBlue Terminal 437TT" fo:font-size="10.5pt" fo:font-style="normal" style:text-underline-style="none" fo:font-weight="normal" officeooo:rsid="00376d90" officeooo:paragraph-rsid="00376d90" style:text-blinking="false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27" style:family="paragraph" style:parent-style-name="Standard" style:list-style-name="">
      <loext:graphic-properties draw:fill="none"/>
      <style:paragraph-properties fo:margin-left="0cm" fo:margin-right="0cm" fo:margin-top="0.247cm" fo:margin-bottom="0.212cm" style:contextual-spacing="false" fo:line-height="108%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Courier New" fo:font-size="12pt" fo:font-style="normal" style:text-underline-style="none" fo:font-weight="normal" officeooo:rsid="00376d90" officeooo:paragraph-rsid="00376d90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28" style:family="paragraph" style:parent-style-name="Standard" style:list-style-name="">
      <loext:graphic-properties draw:fill="none"/>
      <style:paragraph-properties fo:margin-left="0cm" fo:margin-right="0cm" fo:margin-top="0.247cm" fo:margin-bottom="0.212cm" style:contextual-spacing="false" fo:line-height="108%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Courier New" fo:font-size="12pt" fo:font-style="normal" style:text-underline-style="none" fo:font-weight="bold" officeooo:rsid="00376d90" officeooo:paragraph-rsid="00376d90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29" style:family="paragraph" style:parent-style-name="Standard" style:list-style-name="">
      <loext:graphic-properties draw:fill="none"/>
      <style:paragraph-properties fo:margin-left="0cm" fo:margin-right="0cm" fo:margin-top="0.247cm" fo:margin-bottom="0.212cm" style:contextual-spacing="false" fo:line-height="108%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Courier New" fo:font-size="12pt" fo:font-style="normal" style:text-underline-style="none" fo:font-weight="bold" officeooo:rsid="0041f852" officeooo:paragraph-rsid="0041f852" style:text-blinking="false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30" style:family="paragraph" style:parent-style-name="Standard" style:list-style-name="">
      <loext:graphic-properties draw:fill="none"/>
      <style:paragraph-properties fo:margin-left="0cm" fo:margin-right="0cm" fo:margin-top="0.247cm" fo:margin-bottom="0.212cm" style:contextual-spacing="false" fo:line-height="108%" fo:text-align="end" style:justify-single-word="false" fo:orphans="2" fo:widows="2" fo:text-indent="0cm" style:auto-text-indent="false" fo:break-before="page" fo:background-color="transparent" style:writing-mode="lr-tb"/>
      <style:text-properties fo:font-variant="normal" fo:text-transform="none" fo:color="#000000" loext:opacity="100%" style:text-line-through-style="none" style:text-line-through-type="none" style:font-name="Times New Roman1" fo:font-size="16pt" fo:font-style="normal" style:text-underline-style="none" fo:font-weight="bold" officeooo:rsid="0041f852" officeooo:paragraph-rsid="0041f852" style:text-blinking="false" fo:background-color="transparent" style:font-size-asian="14pt" style:font-style-asian="normal" style:font-weight-asian="bold" style:font-size-complex="16pt" style:font-style-complex="normal" style:font-weight-complex="bold"/>
    </style:style>
    <style:style style:name="P131" style:family="paragraph" style:parent-style-name="Standard">
      <style:text-properties fo:font-size="14pt" fo:font-style="normal" officeooo:rsid="002a9b15" officeooo:paragraph-rsid="0046e8fe" style:font-size-asian="14pt" style:font-style-asian="normal" style:font-size-complex="14pt" style:font-style-complex="normal"/>
    </style:style>
    <style:style style:name="P132" style:family="paragraph" style:parent-style-name="Standard">
      <style:text-properties officeooo:paragraph-rsid="0046e8fe"/>
    </style:style>
    <style:style style:name="P133" style:family="paragraph" style:parent-style-name="Table_20_Contents">
      <style:paragraph-properties fo:text-align="center" style:justify-single-word="false"/>
      <style:text-properties fo:font-size="12pt" officeooo:rsid="00406183" officeooo:paragraph-rsid="003d4efb" style:font-size-asian="12pt" style:font-size-complex="12pt"/>
    </style:style>
    <style:style style:name="P134" style:family="paragraph" style:parent-style-name="Table_20_Contents">
      <style:paragraph-properties fo:text-align="center" style:justify-single-word="false"/>
      <style:text-properties fo:font-size="12pt" officeooo:rsid="0046e8fe" officeooo:paragraph-rsid="0046e8fe" style:font-size-asian="12pt" style:font-size-complex="12pt"/>
    </style:style>
    <style:style style:name="P135" style:family="paragraph" style:parent-style-name="Table_20_Contents">
      <style:paragraph-properties fo:text-align="center" style:justify-single-word="false"/>
      <style:text-properties fo:font-size="12pt" officeooo:paragraph-rsid="003d4efb" style:font-size-asian="12pt" style:font-size-complex="12pt"/>
    </style:style>
    <style:style style:name="P136" style:family="paragraph" style:parent-style-name="Table_20_Contents">
      <style:paragraph-properties fo:text-align="center" style:justify-single-word="false"/>
      <style:text-properties fo:font-size="12pt" officeooo:paragraph-rsid="003e43d5" style:font-size-asian="12pt" style:font-size-complex="12pt"/>
    </style:style>
    <style:style style:name="P137" style:family="paragraph" style:parent-style-name="Table_20_Contents">
      <style:paragraph-properties fo:text-align="center" style:justify-single-word="false"/>
      <style:text-properties fo:font-size="12pt" officeooo:rsid="003d4efb" officeooo:paragraph-rsid="003d4efb" style:font-size-asian="12pt" style:font-size-complex="12pt"/>
    </style:style>
    <style:style style:name="P138" style:family="paragraph" style:parent-style-name="Table_20_Contents">
      <style:paragraph-properties fo:text-align="center" style:justify-single-word="false"/>
      <style:text-properties fo:font-size="12pt" officeooo:rsid="003d4efb" officeooo:paragraph-rsid="003e43d5" style:font-size-asian="12pt" style:font-size-complex="12pt"/>
    </style:style>
    <style:style style:name="P139" style:family="paragraph" style:parent-style-name="Table_20_Contents">
      <style:paragraph-properties fo:text-align="center" style:justify-single-word="false"/>
      <style:text-properties fo:font-size="12pt" officeooo:rsid="002ee1ad" officeooo:paragraph-rsid="003d4efb" style:font-size-asian="12pt" style:font-size-complex="12pt"/>
    </style:style>
    <style:style style:name="P140" style:family="paragraph" style:parent-style-name="Table_20_Contents">
      <style:paragraph-properties fo:text-align="center" style:justify-single-word="false"/>
      <style:text-properties fo:font-size="12pt" officeooo:rsid="002ee1ad" officeooo:paragraph-rsid="003e43d5" style:font-size-asian="12pt" style:font-size-complex="12pt"/>
    </style:style>
    <style:style style:name="P141" style:family="paragraph" style:parent-style-name="Table_20_Contents">
      <style:paragraph-properties fo:text-align="center" style:justify-single-word="false"/>
      <style:text-properties fo:font-size="12pt" officeooo:rsid="0030083d" officeooo:paragraph-rsid="003d4efb" style:font-size-asian="12pt" style:font-size-complex="12pt"/>
    </style:style>
    <style:style style:name="P142" style:family="paragraph" style:parent-style-name="Table_20_Contents">
      <style:paragraph-properties fo:text-align="center" style:justify-single-word="false"/>
      <style:text-properties fo:font-size="12pt" officeooo:rsid="0030083d" officeooo:paragraph-rsid="003e43d5" style:font-size-asian="12pt" style:font-size-complex="12pt"/>
    </style:style>
    <style:style style:name="P143" style:family="paragraph" style:parent-style-name="Table_20_Contents">
      <style:paragraph-properties fo:text-align="center" style:justify-single-word="false"/>
      <style:text-properties officeooo:rsid="0044fa52" officeooo:paragraph-rsid="0044fa52"/>
    </style:style>
    <style:style style:name="T1" style:family="text"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T2" style:family="text">
      <style:text-properties fo:color="#000000" loext:opacity="100%" style:font-name="Times New Roman1" fo:font-size="14pt" officeooo:rsid="0016b1f4" style:font-name-asian="Times New Roman2" style:font-size-asian="14pt" style:font-name-complex="Times New Roman2" style:font-size-complex="14pt"/>
    </style:style>
    <style:style style:name="T3" style:family="text">
      <style:text-properties fo:color="#000000" loext:opacity="100%" style:font-name="Times New Roman1" fo:font-size="14pt" officeooo:rsid="0013f91f" style:font-name-asian="Times New Roman2" style:font-size-asian="14pt" style:font-name-complex="Times New Roman2" style:font-size-complex="14pt"/>
    </style:style>
    <style:style style:name="T4" style:family="text">
      <style:text-properties officeooo:rsid="0027bba5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bold" officeooo:rsid="00298832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1" style:text-underline-style="none" fo:font-weight="bold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Times New Roman" fo:font-size="14pt" style:text-underline-style="none" fo:font-weight="normal" officeooo:rsid="002b9ee7" style:text-blinking="false" fo:background-color="transparent" loext:char-shading-value="0" style:font-size-asian="12.25pt" style:font-size-complex="14pt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Times New Roman" fo:font-size="14pt" style:text-underline-style="none" fo:font-weight="normal" style:text-blinking="false" fo:background-color="transparent" loext:char-shading-value="0" style:font-size-asian="14pt" style:font-size-complex="14pt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fo:font-weight="normal" officeooo:rsid="00298832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fo:font-weight="normal" officeooo:rsid="003cdf92" style:text-blinking="false" fo:background-color="transparent" loext:char-shading-value="0" style:font-weight-asian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fo:font-weight="normal" officeooo:rsid="00370bc1" style:text-blinking="false" fo:background-color="transparent" loext:char-shading-value="0" style:font-style-asian="normal" style:font-style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fo:font-weight="normal" officeooo:rsid="00314fd1" style:text-blinking="false" fo:background-color="transparent" loext:char-shading-value="0" style:font-style-asian="normal" style:font-style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fo:font-weight="bold" officeooo:rsid="003cdf92" style:text-blinking="false" fo:background-color="transparent" loext:char-shading-value="0" style:font-weight-asian="bold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Times New Roman" fo:font-size="18pt" fo:font-style="normal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Times New Roman" fo:font-style="italic" style:text-underline-style="none" fo:font-weight="normal" officeooo:rsid="002ee1ad" style:text-blinking="false" fo:background-color="transparent" loext:char-shading-value="0" style:font-style-asian="italic" style:font-style-complex="italic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Times New Roman" style:text-underline-style="none" fo:font-weight="normal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Times New Roman" style:text-underline-style="none" fo:font-weight="normal" officeooo:rsid="002d87ee" style:text-blinking="false" fo:background-color="transparent" loext:char-shading-value="0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Times New Roman" style:text-underline-style="none" fo:font-weight="normal" officeooo:rsid="002ee1ad" style:text-blinking="false" fo:background-color="transparent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Times New Roman" style:text-underline-style="none" fo:font-weight="normal" officeooo:rsid="00314fd1" style:text-blinking="false" fo:background-color="transparent" loext:char-shading-value="0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Times New Roman" style:text-underline-style="none" fo:font-weight="normal" officeooo:rsid="00370bc1" style:text-blinking="false" fo:background-color="transparent" loext:char-shading-value="0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Times New Roman" style:text-underline-style="none" style:text-blinking="false" fo:background-color="transparent" loext:char-shading-value="0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Times New Roman" style:text-underline-style="none" officeooo:rsid="002ee1ad" style:text-blinking="false" fo:background-color="transparent" loext:char-shading-value="0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italic" style:text-underline-style="none" fo:font-weight="normal" officeooo:rsid="002a9b15" style:text-blinking="false" fo:background-color="transparent" loext:char-shading-value="0" style:font-size-asian="12pt" style:font-style-asian="italic" style:font-size-complex="12pt" style:font-style-complex="italic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2a9b15" style:text-blinking="false" fo:background-color="transparent" loext:char-shading-value="0" style:font-size-asian="12pt" style:font-style-asian="normal" style:font-size-complex="12pt" style:font-style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2ee1ad" style:text-blinking="false" fo:background-color="transparent" loext:char-shading-value="0" style:font-size-asian="12pt" style:font-style-asian="normal" style:font-size-complex="12pt" style:font-style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14fd1" style:text-blinking="false" fo:background-color="transparent" loext:char-shading-value="0" style:font-size-asian="12pt" style:font-style-asian="normal" style:font-size-complex="12pt" style:font-style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406183" style:text-blinking="false" fo:background-color="transparent" loext:char-shading-value="0" style:font-size-asian="12pt" style:font-style-asian="normal" style:font-size-complex="12pt" style:font-style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underline-style="none" officeooo:rsid="0033086a" style:text-blinking="false" fo:background-color="transparent" loext:char-shading-value="0"/>
    </style:style>
    <style:style style:name="T38" style:family="text">
      <style:text-properties style:font-name-asian="Times New Roman2" style:font-size-asian="14pt" style:font-name-complex="Times New Roman2" style:font-size-complex="14pt"/>
    </style:style>
    <style:style style:name="T39" style:family="text">
      <style:text-properties style:font-name="Times New Roman1"/>
    </style:style>
    <style:style style:name="T40" style:family="text">
      <style:text-properties style:font-name="Times New Roman1" officeooo:rsid="00376d90"/>
    </style:style>
    <style:style style:name="T41" style:family="text">
      <style:text-properties officeooo:rsid="0028188a" style:font-size-asian="12.25pt" style:font-size-complex="14pt"/>
    </style:style>
    <style:style style:name="T42" style:family="text">
      <style:text-properties officeooo:rsid="00298832"/>
    </style:style>
    <style:style style:name="T43" style:family="text">
      <style:text-properties fo:font-style="italic"/>
    </style:style>
    <style:style style:name="T44" style:family="text">
      <style:text-properties officeooo:rsid="002ee1ad"/>
    </style:style>
    <style:style style:name="T45" style:family="text">
      <style:text-properties officeooo:rsid="00314fd1"/>
    </style:style>
    <style:style style:name="T46" style:family="text">
      <style:text-properties officeooo:rsid="002d87ee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0314fd1" style:font-style-asian="normal" style:font-style-complex="normal"/>
    </style:style>
    <style:style style:name="T49" style:family="text">
      <style:text-properties fo:font-style="normal" officeooo:rsid="002ee1ad" style:font-style-asian="normal" style:font-style-complex="normal"/>
    </style:style>
    <style:style style:name="T50" style:family="text">
      <style:text-properties fo:font-size="12pt" officeooo:rsid="003e43d5" style:font-size-asian="12pt" style:font-size-complex="12pt"/>
    </style:style>
    <style:style style:name="T51" style:family="text">
      <style:text-properties fo:font-size="12pt" officeooo:rsid="00406183" style:font-size-asian="12pt" style:font-size-complex="12pt"/>
    </style:style>
    <style:style style:name="T52" style:family="text">
      <style:text-properties officeooo:rsid="00406183"/>
    </style:style>
    <style:style style:name="T53" style:family="text">
      <style:text-properties officeooo:rsid="0044fa52"/>
    </style:style>
    <style:style style:name="T54" style:family="text">
      <style:text-properties officeooo:rsid="0046e8f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8">Министерство образования Республики Беларусь </text:p>
      <text:p text:style-name="P3"><text:s/></text:p>
      <text:p text:style-name="P7">Учреждение образования </text:p>
      <text:p text:style-name="P10">«Белорусский государственный университет информатики и радиоэлектроники» </text:p>
      <text:p text:style-name="P11"><text:s/></text:p>
      <text:p text:style-name="P2">Кафедра электронных вычислительных машин </text:p>
      <text:p text:style-name="P12"><text:s/></text:p>
      <text:p text:style-name="P13"><text:s/></text:p>
      <text:p text:style-name="P13"><text:s/></text:p>
      <text:p text:style-name="P12"><text:s/></text:p>
      <text:p text:style-name="P13"><text:s/></text:p>
      <text:p text:style-name="P13"><text:s/></text:p>
      <text:p text:style-name="P3"><text:s/></text:p>
      <text:p text:style-name="P8">Лабораторная работа №<text:span text:style-name="T4">3</text:span></text:p>
      <text:p text:style-name="P14"><text:span text:style-name="T38">«</text:span><text:bookmark text:name="docs-internal-guid-559e662d-7fff-5b23-20e5-f8252eb4dfbb"/><text:span text:style-name="T9">ПРИНЯТИЕ РЕШЕНИЙ В УСЛОВИЯХ РИСКА <text:line-break/>ПРИ МНОГИХ КРИТЕРИЯХ</text:span><text:span text:style-name="T38">» </text:span></text:p>
      <text:p text:style-name="P9">Вариант № <text:span text:style-name="T4">5</text:span></text:p>
      <text:p text:style-name="P4"><text:s/></text:p>
      <text:p text:style-name="P5"><text:s/></text:p>
      <text:p text:style-name="P6"><text:s/></text:p>
      <text:p text:style-name="P5"><text:s text:c="2"/></text:p>
      <text:p text:style-name="P19">Выполнил <text:s text:c="88"/>Проверил:</text:p>
      <text:p text:style-name="P17"><text:span text:style-name="T1">студент группы </text:span><text:span text:style-name="T2">050502</text:span><text:span text:style-name="T1">: <text:s text:c="59"/></text:span><text:span text:style-name="T3">Селезнев А.И.</text:span></text:p>
      <text:p text:style-name="P21">Крачковский А.В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text:s/></text:p>
      <text:p text:style-name="P16"><text:span text:style-name="T1">Минск 202</text:span><text:span text:style-name="T2">3</text:span></text:p>
      <text:h text:style-name="P112" text:outline-level="3"><text:soft-page-break/>1. Исходные данные для выполнения</text:h>
      <text:h text:style-name="P78" text:outline-level="3"><text:bookmark text:name="docs-internal-guid-e82df081-7fff-1840-2904-ff2a26d01606"/>Предприятие предполагает приобрести новую технологическую линию для производства пластмассы. Имеется возможность приобрести одну из трех линий: Л1, Л2 или Л3. Каждая линия может применяться для производства трех видов пластмассы: для бытовых изделий, технической обычной и технической упрочненной.</text:h>
      <text:p text:style-name="P33">Стоимость линий Л1, Л2, Л3 - 600, 200 и 500 тыс. ден.ед. соответственно. Другие характеристики линий зависят от вида выпускаемой пластмассы.</text:p>
      <table:table table:name="Table1" table:style-name="Table1">
        <table:table-column table:style-name="Table1.A"/>
        <table:table-column table:style-name="Table1.B" table:number-columns-repeated="6"/>
        <table:table-column table:style-name="Table1.H"/>
        <table:table-column table:style-name="Table1.B"/>
        <table:table-column table:style-name="Table1.J"/>
        <table:table-row>
          <table:table-cell table:style-name="Table1.A1" office:value-type="string">
            <text:p text:style-name="P31">Пластмасса</text:p>
          </table:table-cell>
          <table:table-cell table:style-name="Table1.A1" table:number-columns-spanned="3" office:value-type="string">
            <text:p text:style-name="P30">Для бытовых изделий</text:p>
          </table:table-cell>
          <table:covered-table-cell/>
          <table:covered-table-cell/>
          <table:table-cell table:style-name="Table1.A1" table:number-columns-spanned="3" office:value-type="string">
            <text:p text:style-name="P30">Техническая обычная</text:p>
          </table:table-cell>
          <table:covered-table-cell/>
          <table:covered-table-cell/>
          <table:table-cell table:style-name="Table1.A1" table:number-columns-spanned="3" office:value-type="string">
            <text:p text:style-name="P30">Техническая упрочненная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31">Линия</text:p>
          </table:table-cell>
          <table:table-cell table:style-name="Table1.A1" office:value-type="string">
            <text:p text:style-name="P30">Л1</text:p>
          </table:table-cell>
          <table:table-cell table:style-name="Table1.A1" office:value-type="string">
            <text:p text:style-name="P30">Л2</text:p>
          </table:table-cell>
          <table:table-cell table:style-name="Table1.A1" office:value-type="string">
            <text:p text:style-name="P30">Л3</text:p>
          </table:table-cell>
          <table:table-cell table:style-name="Table1.A1" office:value-type="string">
            <text:p text:style-name="P30">Л1</text:p>
          </table:table-cell>
          <table:table-cell table:style-name="Table1.A1" office:value-type="string">
            <text:p text:style-name="P30">Л2</text:p>
          </table:table-cell>
          <table:table-cell table:style-name="Table1.A1" office:value-type="string">
            <text:p text:style-name="P30">Л3</text:p>
          </table:table-cell>
          <table:table-cell table:style-name="Table1.A1" office:value-type="string">
            <text:p text:style-name="P30">Л1</text:p>
          </table:table-cell>
          <table:table-cell table:style-name="Table1.A1" office:value-type="string">
            <text:p text:style-name="P30">Л2</text:p>
          </table:table-cell>
          <table:table-cell table:style-name="Table1.A1" office:value-type="string">
            <text:p text:style-name="P30">Л3</text:p>
          </table:table-cell>
        </table:table-row>
        <table:table-row>
          <table:table-cell table:style-name="Table1.A1" office:value-type="string">
            <text:p text:style-name="P31">Производительность, кг/ч</text:p>
          </table:table-cell>
          <table:table-cell table:style-name="Table1.A1" office:value-type="string">
            <text:p text:style-name="P30">300</text:p>
          </table:table-cell>
          <table:table-cell table:style-name="Table1.A1" office:value-type="string">
            <text:p text:style-name="P30">150</text:p>
          </table:table-cell>
          <table:table-cell table:style-name="Table1.A1" office:value-type="string">
            <text:p text:style-name="P30">300</text:p>
          </table:table-cell>
          <table:table-cell table:style-name="Table1.A1" office:value-type="string">
            <text:p text:style-name="P30">400</text:p>
          </table:table-cell>
          <table:table-cell table:style-name="Table1.A1" office:value-type="string">
            <text:p text:style-name="P30">180</text:p>
          </table:table-cell>
          <table:table-cell table:style-name="Table1.A1" office:value-type="string">
            <text:p text:style-name="P30">350</text:p>
          </table:table-cell>
          <table:table-cell table:style-name="Table1.A1" office:value-type="string">
            <text:p text:style-name="P30">320</text:p>
          </table:table-cell>
          <table:table-cell table:style-name="Table1.A1" office:value-type="string">
            <text:p text:style-name="P30">150</text:p>
          </table:table-cell>
          <table:table-cell table:style-name="Table1.A1" office:value-type="string">
            <text:p text:style-name="P30">270</text:p>
          </table:table-cell>
        </table:table-row>
        <table:table-row>
          <table:table-cell table:style-name="Table1.A1" office:value-type="string">
            <text:p text:style-name="P31">Себестоимость пластмассы, ден.ед./кг</text:p>
          </table:table-cell>
          <table:table-cell table:style-name="Table1.A1" office:value-type="string">
            <text:p text:style-name="P30">10</text:p>
          </table:table-cell>
          <table:table-cell table:style-name="Table1.A1" office:value-type="string">
            <text:p text:style-name="P30">7</text:p>
          </table:table-cell>
          <table:table-cell table:style-name="Table1.A1" office:value-type="string">
            <text:p text:style-name="P30">8</text:p>
          </table:table-cell>
          <table:table-cell table:style-name="Table1.A1" office:value-type="string">
            <text:p text:style-name="P30">6</text:p>
          </table:table-cell>
          <table:table-cell table:style-name="Table1.A1" office:value-type="string">
            <text:p text:style-name="P30">8</text:p>
          </table:table-cell>
          <table:table-cell table:style-name="Table1.A1" office:value-type="string">
            <text:p text:style-name="P30">10</text:p>
          </table:table-cell>
          <table:table-cell table:style-name="Table1.A1" office:value-type="string">
            <text:p text:style-name="P30">9</text:p>
          </table:table-cell>
          <table:table-cell table:style-name="Table1.A1" office:value-type="string">
            <text:p text:style-name="P30">12</text:p>
          </table:table-cell>
          <table:table-cell table:style-name="Table1.A1" office:value-type="string">
            <text:p text:style-name="P30">10</text:p>
          </table:table-cell>
        </table:table-row>
        <table:table-row>
          <table:table-cell table:style-name="Table1.A1" office:value-type="string">
            <text:p text:style-name="P31">Время непрерывной работы, ч</text:p>
          </table:table-cell>
          <table:table-cell table:style-name="Table1.A1" office:value-type="string">
            <text:p text:style-name="P30">60</text:p>
          </table:table-cell>
          <table:table-cell table:style-name="Table1.A1" office:value-type="string">
            <text:p text:style-name="P30">30</text:p>
          </table:table-cell>
          <table:table-cell table:style-name="Table1.A1" office:value-type="string">
            <text:p text:style-name="P30">50</text:p>
          </table:table-cell>
          <table:table-cell table:style-name="Table1.A1" office:value-type="string">
            <text:p text:style-name="P30">120</text:p>
          </table:table-cell>
          <table:table-cell table:style-name="Table1.A1" office:value-type="string">
            <text:p text:style-name="P30">50</text:p>
          </table:table-cell>
          <table:table-cell table:style-name="Table1.A1" office:value-type="string">
            <text:p text:style-name="P30">100</text:p>
          </table:table-cell>
          <table:table-cell table:style-name="Table1.A1" office:value-type="string">
            <text:p text:style-name="P30">80</text:p>
          </table:table-cell>
          <table:table-cell table:style-name="Table1.A1" office:value-type="string">
            <text:p text:style-name="P30">30</text:p>
          </table:table-cell>
          <table:table-cell table:style-name="Table1.A1" office:value-type="string">
            <text:p text:style-name="P30">70</text:p>
          </table:table-cell>
        </table:table-row>
      </table:table>
      <text:p text:style-name="P34">Примечание – Время непрерывной работы линии - интервал времени, по истечении которого требуется остановка линии (например, для чистки). Чем дольше время непрерывной работы, тем лучше.</text:p>
      <text:p text:style-name="P35">Из опыта работы предприятия известно, что примерно 20% заказов на производство пластмасс составляют заказы на пластмассу для бытовых изделий, 50% - заказы на обычную техническую пластмассу, 30% - на техническую упрочненную.</text:p>
      <text:p text:style-name="P35">По мнению руководства предприятия, наиболее важный критерий - производительность, следующий по важности - себестоимость пластмассы, менее важны (и одинаково важны между собой) стоимость линии и время непрерывной работы.</text:p>
      <text:h text:style-name="P112" text:outline-level="3"><text:span text:style-name="T41">2. </text:span><text:bookmark text:name="docs-internal-guid-4e655b23-7fff-eb05-0702-44b9577ce78d"/><text:span text:style-name="T8">Оценка альтернатив на основе метода анализа иерархий</text:span></text:h>
      <text:h text:style-name="P96" text:outline-level="3"><text:bookmark text:name="docs-internal-guid-94af26ca-7fff-c479-addb-7da7cf1ae730"/>Для решения задачи воспользуемся методом анализа иерархий.</text:h>
      <text:p text:style-name="P43"><text:span text:style-name="T10">Найдем обобщенные оценки альтернатив (проектов) для первого варианта внешних условий, т.е. </text:span><text:span text:style-name="T11">для низкого спроса.</text:span></text:p>
      <text:p text:style-name="P37"/>
      <text:p text:style-name="P44"><text:soft-page-break/><text:span text:style-name="T6">2.</text:span><text:span text:style-name="T5">1</text:span><text:span text:style-name="T7"> </text:span><text:span text:style-name="T5">Определяются локальные приоритеты (оценки важности) критериев.</text:span></text:p>
      <text:h text:style-name="P114" text:outline-level="3">Для этого выполняется их попарное сравнение по важности согласно методу Саати.</text:h>
      <text:p text:style-name="P15">Таблица 2.1 — Матрица</text:p>
      <text:p text:style-name="P15">попарных сравнений по</text:p>
      <text:p text:style-name="P15">критерию важности</text:p>
      <table:table table:name="Table2" table:style-name="Table2">
        <table:table-column table:style-name="Table2.A" table:number-columns-repeated="2"/>
        <table:table-column table:style-name="Table2.C" table:number-columns-repeated="2"/>
        <table:table-column table:style-name="Table2.A"/>
        <table:table-row>
          <table:table-cell table:style-name="Table2.A1" office:value-type="string">
            <text:p text:style-name="P41"/>
          </table:table-cell>
          <table:table-cell table:style-name="Table2.A1" office:value-type="string">
            <text:p text:style-name="P40"><text:span text:style-name="T42">K</text:span>1</text:p>
          </table:table-cell>
          <table:table-cell table:style-name="Table2.A1" office:value-type="string">
            <text:p text:style-name="P40"><text:span text:style-name="T42">K</text:span>2</text:p>
          </table:table-cell>
          <table:table-cell table:style-name="Table2.A1" office:value-type="string">
            <text:p text:style-name="P40"><text:span text:style-name="T42">K</text:span>3</text:p>
          </table:table-cell>
          <table:table-cell table:style-name="Table2.E1" office:value-type="string">
            <text:p text:style-name="P40"><text:span text:style-name="T42">K</text:span>4</text:p>
          </table:table-cell>
        </table:table-row>
        <table:table-row>
          <table:table-cell table:style-name="Table2.A2" office:value-type="string">
            <text:p text:style-name="P40"><text:span text:style-name="T42">K</text:span>1</text:p>
          </table:table-cell>
          <table:table-cell table:style-name="Table2.A2" office:value-type="string">
            <text:p text:style-name="P40">1</text:p>
          </table:table-cell>
          <table:table-cell table:style-name="Table2.A2" office:value-type="string">
            <text:p text:style-name="P40">1/9</text:p>
          </table:table-cell>
          <table:table-cell table:style-name="Table2.A2" office:value-type="string">
            <text:p text:style-name="P40">1/<text:span text:style-name="T53">3</text:span></text:p>
          </table:table-cell>
          <table:table-cell table:style-name="Table2.E2" office:value-type="string">
            <text:p text:style-name="P40">1</text:p>
          </table:table-cell>
        </table:table-row>
        <table:table-row>
          <table:table-cell table:style-name="Table2.A2" office:value-type="string">
            <text:p text:style-name="P40"><text:span text:style-name="T42">K</text:span>2</text:p>
          </table:table-cell>
          <table:table-cell table:style-name="Table2.A2" office:value-type="string">
            <text:p text:style-name="P40">9</text:p>
          </table:table-cell>
          <table:table-cell table:style-name="Table2.A2" office:value-type="string">
            <text:p text:style-name="P40">1</text:p>
          </table:table-cell>
          <table:table-cell table:style-name="Table2.A2" office:value-type="string">
            <text:p text:style-name="P143">5</text:p>
          </table:table-cell>
          <table:table-cell table:style-name="Table2.E2" office:value-type="string">
            <text:p text:style-name="P40">9</text:p>
          </table:table-cell>
        </table:table-row>
        <table:table-row>
          <table:table-cell table:style-name="Table2.A2" office:value-type="string">
            <text:p text:style-name="P40"><text:span text:style-name="T42">K</text:span>3</text:p>
          </table:table-cell>
          <table:table-cell table:style-name="Table2.A2" office:value-type="string">
            <text:p text:style-name="P143">3</text:p>
          </table:table-cell>
          <table:table-cell table:style-name="Table2.A2" office:value-type="string">
            <text:p text:style-name="P40">1/<text:span text:style-name="T53">5</text:span></text:p>
          </table:table-cell>
          <table:table-cell table:style-name="Table2.A2" office:value-type="string">
            <text:p text:style-name="P40">1</text:p>
          </table:table-cell>
          <table:table-cell table:style-name="Table2.E2" office:value-type="string">
            <text:p text:style-name="P143">3</text:p>
          </table:table-cell>
        </table:table-row>
        <table:table-row>
          <table:table-cell table:style-name="Table2.A2" office:value-type="string">
            <text:p text:style-name="P40"><text:span text:style-name="T42">K</text:span>4</text:p>
          </table:table-cell>
          <table:table-cell table:style-name="Table2.A2" office:value-type="string">
            <text:p text:style-name="P40">1</text:p>
          </table:table-cell>
          <table:table-cell table:style-name="Table2.A2" office:value-type="string">
            <text:p text:style-name="P40">1/9</text:p>
          </table:table-cell>
          <table:table-cell table:style-name="Table2.A2" office:value-type="string">
            <text:p text:style-name="P40">1/<text:span text:style-name="T53">3</text:span></text:p>
          </table:table-cell>
          <table:table-cell table:style-name="Table2.E2" office:value-type="string">
            <text:p text:style-name="P40">1</text:p>
          </table:table-cell>
        </table:table-row>
      </table:table>
      <text:p text:style-name="P28"><text:span text:style-name="T14">Где </text:span><text:span text:style-name="T15">K</text:span><text:span text:style-name="T14">1 = Линия, </text:span><text:span text:style-name="T15">K</text:span><text:span text:style-name="T14">2 = Производительность, кг/ч, </text:span><text:span text:style-name="T15">K</text:span><text:span text:style-name="T14">3 = Себестоимость пластмассы, ден.ед./кг, </text:span><text:span text:style-name="T15">K</text:span><text:span text:style-name="T14">4 = Время непрерывной работы, ч.</text:span></text:p>
      <text:p text:style-name="P27"><text:span text:style-name="T14">После этого вычисляем локальные приоритеты (все вычисления проводятся в программе MatLab, код можно увидеть в </text:span><text:span text:style-name="T20">Приложении А</text:span><text:span text:style-name="T16">, </text:span><text:span text:style-name="T17">а выполнение программы в </text:span><text:span text:style-name="T21">Приложении Б</text:span><text:span text:style-name="T14">)</text:span></text:p>
      <text:p text:style-name="P26"><text:span text:style-name="T22"><draw:frame draw:style-name="fr1" draw:name="Object1" text:anchor-type="as-char" svg:y="-0.377cm" svg:width="0.75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4"><text:s/>= 0.067266; </text:span><text:span text:style-name="T22"><draw:frame draw:style-name="fr1" draw:name="Object2" text:anchor-type="as-char" svg:y="-0.377cm" svg:width="0.75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4"><text:s/>= 0.687862; </text:span><text:span text:style-name="T22"><draw:frame draw:style-name="fr1" draw:name="Object3" text:anchor-type="as-char" svg:y="-0.377cm" svg:width="0.751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4"><text:s/>= 0.177605; </text:span><text:span text:style-name="T22"><draw:frame draw:style-name="fr1" draw:name="Object4" text:anchor-type="as-char" svg:y="-0.377cm" svg:width="0.766cm" svg:height="0.531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4"><text:s/>= 0.067266.</text:span></text:p>
      <text:h text:style-name="P115" text:outline-level="3"><text:bookmark text:name="docs-internal-guid-fd42be87-7fff-f257-ca01-10ba721b429c"/>2 Определяются локальные приоритеты альтернатив (проектов) по каждому из критериев.</text:h>
      <text:p text:style-name="P36">Для этого выполняется их попарное сравнение согласно методу Саати</text:p>
      <text:h text:style-name="P82" text:outline-level="3"/>
      <text:section text:style-name="Sect1" text:name="Section1">
        <text:h text:style-name="P98" text:outline-level="3"><text:span text:style-name="T32"><text:tab/>Таблица </text:span><text:span text:style-name="T35">2</text:span><text:span text:style-name="T32">.</text:span><text:span text:style-name="T34">1</text:span><text:span text:style-name="T32"> — Матрица попарных сравнений по критерию «Производительность, кг/ч» для Техническ</text:span><text:span text:style-name="T34">ой</text:span><text:span text:style-name="T32"> обычн</text:span><text:span text:style-name="T34">ой</text:span></text:h>
        <text:h text:style-name="P83" text:outline-level="3"/>
        <table:table table:name="Table3" table:style-name="Table3">
          <table:table-column table:style-name="Table3.A"/>
          <table:table-column table:style-name="Table3.B"/>
          <table:table-column table:style-name="Table3.A"/>
          <table:table-column table:style-name="Table3.B"/>
          <table:table-row>
            <table:table-cell table:style-name="Table3.A1" office:value-type="string">
              <text:p text:style-name="P50"/>
            </table:table-cell>
            <table:table-cell table:style-name="Table3.A1" office:value-type="string">
              <text:p text:style-name="P46"><text:span text:style-name="T52">П</text:span>1</text:p>
            </table:table-cell>
            <table:table-cell table:style-name="Table3.A1" office:value-type="string">
              <text:p text:style-name="P46"><text:span text:style-name="T52">П</text:span>2</text:p>
            </table:table-cell>
            <table:table-cell table:style-name="Table3.D1" office:value-type="string">
              <text:p text:style-name="P46"><text:span text:style-name="T52">П</text:span>3</text:p>
            </table:table-cell>
          </table:table-row>
          <table:table-row>
            <table:table-cell table:style-name="Table3.A2" office:value-type="string">
              <text:p text:style-name="P46"><text:span text:style-name="T52">П</text:span>1</text:p>
            </table:table-cell>
            <table:table-cell table:style-name="Table3.A2" office:value-type="string">
              <text:p text:style-name="P48">1</text:p>
            </table:table-cell>
            <table:table-cell table:style-name="Table3.A2" office:value-type="string">
              <text:p text:style-name="P48">5</text:p>
            </table:table-cell>
            <table:table-cell table:style-name="Table3.D2" office:value-type="string">
              <text:p text:style-name="P48">1</text:p>
            </table:table-cell>
          </table:table-row>
          <table:table-row>
            <table:table-cell table:style-name="Table3.A2" office:value-type="string">
              <text:p text:style-name="P46"><text:span text:style-name="T52">П</text:span>2</text:p>
            </table:table-cell>
            <table:table-cell table:style-name="Table3.A2" office:value-type="string">
              <text:p text:style-name="P48">1/5</text:p>
            </table:table-cell>
            <table:table-cell table:style-name="Table3.A2" office:value-type="string">
              <text:p text:style-name="P48">1</text:p>
            </table:table-cell>
            <table:table-cell table:style-name="Table3.D2" office:value-type="string">
              <text:p text:style-name="P48">1/5</text:p>
            </table:table-cell>
          </table:table-row>
          <table:table-row>
            <table:table-cell table:style-name="Table3.A2" office:value-type="string">
              <text:p text:style-name="P46"><text:span text:style-name="T52">П</text:span>3</text:p>
            </table:table-cell>
            <table:table-cell table:style-name="Table3.A2" office:value-type="string">
              <text:p text:style-name="P48">1</text:p>
            </table:table-cell>
            <table:table-cell table:style-name="Table3.A2" office:value-type="string">
              <text:p text:style-name="P48">5</text:p>
            </table:table-cell>
            <table:table-cell table:style-name="Table3.D2" office:value-type="string">
              <text:p text:style-name="P48">1</text:p>
            </table:table-cell>
          </table:table-row>
        </table:table>
        <text:h text:style-name="P84" text:outline-level="3"/>
        <text:h text:style-name="P100" text:outline-level="3"><text:span text:style-name="T32"><text:tab/>Таблица </text:span><text:span text:style-name="T34">4</text:span><text:span text:style-name="T32">.</text:span><text:span text:style-name="T34">2</text:span><text:span text:style-name="T32"> — Матрица попарных сравнений по критерию «Себестоимость пластмассы, ден.ед./кг» для Техническ</text:span><text:span text:style-name="T34">ой</text:span><text:span text:style-name="T32"> обычн</text:span><text:span text:style-name="T34">ой</text:span></text:h>
        <table:table table:name="Table14" table:style-name="Table14">
          <table:table-column table:style-name="Table14.A" table:number-columns-repeated="2"/>
          <table:table-column table:style-name="Table14.C" table:number-columns-repeated="2"/>
          <table:table-row>
            <table:table-cell table:style-name="Table14.A1" office:value-type="string">
              <text:p text:style-name="P50"/>
            </table:table-cell>
            <table:table-cell table:style-name="Table14.A1" office:value-type="string">
              <text:p text:style-name="P46"><text:span text:style-name="T52">С</text:span>1</text:p>
            </table:table-cell>
            <table:table-cell table:style-name="Table14.A1" office:value-type="string">
              <text:p text:style-name="P46"><text:span text:style-name="T52">С</text:span>2</text:p>
            </table:table-cell>
            <table:table-cell table:style-name="Table14.D1" office:value-type="string">
              <text:p text:style-name="P46"><text:span text:style-name="T52">С</text:span>3</text:p>
            </table:table-cell>
          </table:table-row>
          <table:table-row>
            <table:table-cell table:style-name="Table14.A2" office:value-type="string">
              <text:p text:style-name="P46"><text:span text:style-name="T52">С</text:span>1</text:p>
            </table:table-cell>
            <table:table-cell table:style-name="Table14.A2" office:value-type="string">
              <text:p text:style-name="P54">1</text:p>
            </table:table-cell>
            <table:table-cell table:style-name="Table14.A2" office:value-type="string">
              <text:p text:style-name="P54">1/5</text:p>
            </table:table-cell>
            <table:table-cell table:style-name="Table14.D2" office:value-type="string">
              <text:p text:style-name="P54">1/3</text:p>
            </table:table-cell>
          </table:table-row>
          <table:table-row>
            <table:table-cell table:style-name="Table14.A2" office:value-type="string">
              <text:p text:style-name="P46"><text:span text:style-name="T52">С</text:span>2</text:p>
            </table:table-cell>
            <table:table-cell table:style-name="Table14.A2" office:value-type="string">
              <text:p text:style-name="P54">5</text:p>
            </table:table-cell>
            <table:table-cell table:style-name="Table14.A2" office:value-type="string">
              <text:p text:style-name="P54">1</text:p>
            </table:table-cell>
            <table:table-cell table:style-name="Table14.D2" office:value-type="string">
              <text:p text:style-name="P54">3</text:p>
            </table:table-cell>
          </table:table-row>
          <table:table-row>
            <table:table-cell table:style-name="Table14.A2" office:value-type="string">
              <text:p text:style-name="P46"><text:span text:style-name="T52">С</text:span>3</text:p>
            </table:table-cell>
            <table:table-cell table:style-name="Table14.A2" office:value-type="string">
              <text:p text:style-name="P54">3</text:p>
            </table:table-cell>
            <table:table-cell table:style-name="Table14.A2" office:value-type="string">
              <text:p text:style-name="P54">1/3</text:p>
            </table:table-cell>
            <table:table-cell table:style-name="Table14.D2" office:value-type="string">
              <text:p text:style-name="P54">1</text:p>
            </table:table-cell>
          </table:table-row>
        </table:table>
        <text:p text:style-name="P119"/>
      </text:section>
      <text:section text:style-name="Sect2" text:name="Section2">
        <text:h text:style-name="P102" text:outline-level="3"><text:soft-page-break/><text:span text:style-name="T24">Таблица 2.</text:span><text:span text:style-name="T25">3</text:span><text:span text:style-name="T24"> — Матрица попарных сравнений по критерию «Время непрерывной работы, ч» для бытовых изделий</text:span></text:h>
        <table:table table:name="Table4" table:style-name="Table4">
          <table:table-column table:style-name="Table4.A"/>
          <table:table-column table:style-name="Table4.B"/>
          <table:table-column table:style-name="Table4.A"/>
          <table:table-column table:style-name="Table4.B"/>
          <table:table-row>
            <table:table-cell table:style-name="Table4.A1" office:value-type="string">
              <text:p text:style-name="P51"/>
            </table:table-cell>
            <table:table-cell table:style-name="Table4.A1" office:value-type="string">
              <text:p text:style-name="P47"><text:span text:style-name="T52">В</text:span>1</text:p>
            </table:table-cell>
            <table:table-cell table:style-name="Table4.A1" office:value-type="string">
              <text:p text:style-name="P47"><text:span text:style-name="T52">В</text:span>2</text:p>
            </table:table-cell>
            <table:table-cell table:style-name="Table4.D1" office:value-type="string">
              <text:p text:style-name="P133">В3</text:p>
            </table:table-cell>
          </table:table-row>
          <table:table-row>
            <table:table-cell table:style-name="Table4.A2" office:value-type="string">
              <text:p text:style-name="P47"><text:span text:style-name="T52">В</text:span>1</text:p>
            </table:table-cell>
            <table:table-cell table:style-name="Table4.A2" office:value-type="string">
              <text:p text:style-name="P55">1</text:p>
            </table:table-cell>
            <table:table-cell table:style-name="Table4.A2" office:value-type="string">
              <text:p text:style-name="P59">7</text:p>
            </table:table-cell>
            <table:table-cell table:style-name="Table4.D2" office:value-type="string">
              <text:p text:style-name="P61">3</text:p>
            </table:table-cell>
          </table:table-row>
          <table:table-row>
            <table:table-cell table:style-name="Table4.A2" office:value-type="string">
              <text:p text:style-name="P47"><text:span text:style-name="T52">В</text:span>2</text:p>
            </table:table-cell>
            <table:table-cell table:style-name="Table4.A2" office:value-type="string">
              <text:p text:style-name="P61">1/<text:span text:style-name="T44">7</text:span></text:p>
            </table:table-cell>
            <table:table-cell table:style-name="Table4.A2" office:value-type="string">
              <text:p text:style-name="P55">1</text:p>
            </table:table-cell>
            <table:table-cell table:style-name="Table4.D2" office:value-type="string">
              <text:p text:style-name="P61">1/5</text:p>
            </table:table-cell>
          </table:table-row>
          <table:table-row>
            <table:table-cell table:style-name="Table4.A2" office:value-type="string">
              <text:p text:style-name="P47"><text:span text:style-name="T52">В</text:span>3</text:p>
            </table:table-cell>
            <table:table-cell table:style-name="Table4.A2" office:value-type="string">
              <text:p text:style-name="P61">1/3</text:p>
            </table:table-cell>
            <table:table-cell table:style-name="Table4.A2" office:value-type="string">
              <text:p text:style-name="P61">5</text:p>
            </table:table-cell>
            <table:table-cell table:style-name="Table4.D2" office:value-type="string">
              <text:p text:style-name="P61">1</text:p>
            </table:table-cell>
          </table:table-row>
        </table:table>
        <text:h text:style-name="P101" text:outline-level="3"><text:span text:style-name="T31"><text:tab/></text:span><text:span text:style-name="T32">Таблица 2.</text:span><text:span text:style-name="T33">4</text:span><text:span text:style-name="T32"> — Матрица попарных сравнений по критерию «</text:span><text:span text:style-name="T33">затраты на строительство линий</text:span><text:span text:style-name="T32">» для бытовых изделий</text:span></text:h>
        <text:h text:style-name="P85" text:outline-level="3"/>
        <table:table table:name="Table5" table:style-name="Table5">
          <table:table-column table:style-name="Table5.A" table:number-columns-repeated="2"/>
          <table:table-column table:style-name="Table5.C" table:number-columns-repeated="2"/>
          <table:table-row>
            <table:table-cell table:style-name="Table5.A1" office:value-type="string">
              <text:p text:style-name="P51"/>
            </table:table-cell>
            <table:table-cell table:style-name="Table5.A1" office:value-type="string">
              <text:p text:style-name="P65">Л1</text:p>
            </table:table-cell>
            <table:table-cell table:style-name="Table5.A1" office:value-type="string">
              <text:p text:style-name="P65">Л2</text:p>
            </table:table-cell>
            <table:table-cell table:style-name="Table5.D1" office:value-type="string">
              <text:p text:style-name="P65">Л3</text:p>
            </table:table-cell>
          </table:table-row>
          <table:table-row>
            <table:table-cell table:style-name="Table5.A2" office:value-type="string">
              <text:p text:style-name="P65">Л1</text:p>
            </table:table-cell>
            <table:table-cell table:style-name="Table5.A2" office:value-type="string">
              <text:p text:style-name="P59">1</text:p>
            </table:table-cell>
            <table:table-cell table:style-name="Table5.A2" office:value-type="string">
              <text:p text:style-name="P134">1/9</text:p>
            </table:table-cell>
            <table:table-cell table:style-name="Table5.D2" office:value-type="string">
              <text:p text:style-name="P76"><text:span text:style-name="T54">1/</text:span>3</text:p>
            </table:table-cell>
          </table:table-row>
          <table:table-row>
            <table:table-cell table:style-name="Table5.A2" office:value-type="string">
              <text:p text:style-name="P65">Л2</text:p>
            </table:table-cell>
            <table:table-cell table:style-name="Table5.A2" office:value-type="string">
              <text:p text:style-name="P134">9</text:p>
            </table:table-cell>
            <table:table-cell table:style-name="Table5.A2" office:value-type="string">
              <text:p text:style-name="P59">1</text:p>
            </table:table-cell>
            <table:table-cell table:style-name="Table5.D2" office:value-type="string">
              <text:p text:style-name="P76">5</text:p>
            </table:table-cell>
          </table:table-row>
          <table:table-row>
            <table:table-cell table:style-name="Table5.A2" office:value-type="string">
              <text:p text:style-name="P65">Л3</text:p>
            </table:table-cell>
            <table:table-cell table:style-name="Table5.A2" office:value-type="string">
              <text:p text:style-name="P76">3</text:p>
            </table:table-cell>
            <table:table-cell table:style-name="Table5.A2" office:value-type="string">
              <text:p text:style-name="P76"><text:span text:style-name="T54">1/</text:span>5</text:p>
            </table:table-cell>
            <table:table-cell table:style-name="Table5.D2" office:value-type="string">
              <text:p text:style-name="P59">1</text:p>
            </table:table-cell>
          </table:table-row>
        </table:table>
        <text:p text:style-name="P45"/>
      </text:section>
      <text:h text:style-name="P89" text:outline-level="3"/>
      <text:h text:style-name="P105" text:outline-level="3"><text:span text:style-name="T13">Примечание: </text:span><text:span text:style-name="T12">чем меньше себе стоимость, тем она выгоднее.</text:span></text:h>
      <text:h text:style-name="P90" text:outline-level="3"/>
      <text:h text:style-name="P106" text:outline-level="3"><text:span text:style-name="T14"><draw:frame draw:style-name="fr1" draw:name="Object38" text:anchor-type="as-char" svg:y="-0.437cm" svg:width="2.771cm" svg:height="0.591cm" draw:z-index="22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14"><draw:frame draw:style-name="fr1" draw:name="Object39" text:anchor-type="as-char" svg:y="-0.437cm" svg:width="2.769cm" svg:height="0.591cm" draw:z-index="23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14"><draw:frame draw:style-name="fr1" draw:name="Object40" text:anchor-type="as-char" svg:y="-0.437cm" svg:width="2.771cm" svg:height="0.591cm" draw:z-index="24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h>
      <text:h text:style-name="P91" text:outline-level="3"><draw:frame draw:style-name="fr1" draw:name="Object35" text:anchor-type="as-char" svg:y="-0.437cm" svg:width="2.771cm" svg:height="0.591cm" draw:z-index="25"><draw:object xlink:href="./Object 35" xlink:type="simple" xlink:show="embed" xlink:actuate="onLoad"/><draw:image xlink:href="./ObjectReplacements/Object 35" xlink:type="simple" xlink:show="embed" xlink:actuate="onLoad"/><svg:desc>formula</svg:desc></draw:frame><draw:frame draw:style-name="fr1" draw:name="Object36" text:anchor-type="as-char" svg:y="-0.437cm" svg:width="2.775cm" svg:height="0.591cm" draw:z-index="26"><draw:object xlink:href="./Object 36" xlink:type="simple" xlink:show="embed" xlink:actuate="onLoad"/><draw:image xlink:href="./ObjectReplacements/Object 36" xlink:type="simple" xlink:show="embed" xlink:actuate="onLoad"/><svg:desc>formula</svg:desc></draw:frame><draw:frame draw:style-name="fr1" draw:name="Object37" text:anchor-type="as-char" svg:y="-0.437cm" svg:width="2.773cm" svg:height="0.591cm" draw:z-index="27"><draw:object xlink:href="./Object 37" xlink:type="simple" xlink:show="embed" xlink:actuate="onLoad"/><draw:image xlink:href="./ObjectReplacements/Object 37" xlink:type="simple" xlink:show="embed" xlink:actuate="onLoad"/><svg:desc>formula</svg:desc></draw:frame></text:h>
      <text:p text:style-name="P38"><draw:frame draw:style-name="fr1" draw:name="Object11" text:anchor-type="as-char" svg:y="-0.437cm" svg:width="2.775cm" svg:height="0.591cm" draw:z-index="4"><draw:object xlink:href="./Object 11" xlink:type="simple" xlink:show="embed" xlink:actuate="onLoad"/><draw:image xlink:href="./ObjectReplacements/Object 11" xlink:type="simple" xlink:show="embed" xlink:actuate="onLoad"/><svg:desc>formula</svg:desc></draw:frame><draw:frame draw:style-name="fr1" draw:name="Object12" text:anchor-type="as-char" svg:y="-0.437cm" svg:width="2.778cm" svg:height="0.591cm" draw:z-index="5"><draw:object xlink:href="./Object 12" xlink:type="simple" xlink:show="embed" xlink:actuate="onLoad"/><draw:image xlink:href="./ObjectReplacements/Object 12" xlink:type="simple" xlink:show="embed" xlink:actuate="onLoad"/><svg:desc>formula</svg:desc></draw:frame><draw:frame draw:style-name="fr1" draw:name="Object13" text:anchor-type="as-char" svg:y="-0.437cm" svg:width="2.775cm" svg:height="0.591cm" draw:z-index="6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h text:style-name="P109" text:outline-level="3"><text:span text:style-name="T26"><draw:frame draw:style-name="fr1" draw:name="Object14" text:anchor-type="as-char" svg:y="-0.437cm" svg:width="2.787cm" svg:height="0.591cm" draw:z-index="7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6"><draw:frame draw:style-name="fr1" draw:name="Object15" text:anchor-type="as-char" svg:y="-0.437cm" svg:width="2.787cm" svg:height="0.591cm" draw:z-index="8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6"><draw:frame draw:style-name="fr1" draw:name="Object16" text:anchor-type="as-char" svg:y="-0.437cm" svg:width="2.787cm" svg:height="0.591cm" draw:z-index="9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h>
      <text:h text:style-name="P116" text:outline-level="3"><text:span text:style-name="T30">3 </text:span><text:span text:style-name="T29">Определяются обобщенные оценки (глобальные приоритеты)</text:span></text:h>
      <text:h text:style-name="P110" text:outline-level="3"><draw:frame draw:style-name="fr1" draw:name="Object5" text:anchor-type="as-char" svg:y="-0.377cm" svg:width="2.662cm" svg:height="0.531cm" draw:z-index="28"><draw:object xlink:href="./Object 5" xlink:type="simple" xlink:show="embed" xlink:actuate="onLoad"/><draw:image xlink:href="./ObjectReplacements/Object 5" xlink:type="simple" xlink:show="embed" xlink:actuate="onLoad"/></draw:frame><text:s/><text:span text:style-name="T24"><draw:frame draw:style-name="fr1" draw:name="Object6" text:anchor-type="as-char" svg:y="-0.377cm" svg:width="2.632cm" svg:height="0.531cm" draw:z-index="29"><draw:object xlink:href="./Object 6" xlink:type="simple" xlink:show="embed" xlink:actuate="onLoad"/><draw:image xlink:href="./ObjectReplacements/Object 6" xlink:type="simple" xlink:show="embed" xlink:actuate="onLoad"/></draw:frame></text:span><text:span text:style-name="T24"><draw:frame draw:style-name="fr1" draw:name="Object7" text:anchor-type="as-char" svg:y="-0.377cm" svg:width="2.649cm" svg:height="0.531cm" draw:z-index="30"><draw:object xlink:href="./Object 7" xlink:type="simple" xlink:show="embed" xlink:actuate="onLoad"/><draw:image xlink:href="./ObjectReplacements/Object 7" xlink:type="simple" xlink:show="embed" xlink:actuate="onLoad"/></draw:frame></text:span></text:h>
      <text:h text:style-name="P79" text:outline-level="3"/>
      <text:h text:style-name="P117" text:outline-level="3">4 Подсчет остальных случаев</text:h>
      <text:h text:style-name="P79" text:outline-level="3">Теперь проведем все те же самые операции для двух остальных случаев:</text:h>
      <text:section text:style-name="Sect2" text:name="Section3">
        <text:h text:style-name="P99" text:outline-level="3"><text:span text:style-name="T31"><text:tab/></text:span><text:span text:style-name="T32">Таблица </text:span><text:span text:style-name="T34">4</text:span><text:span text:style-name="T32">.</text:span><text:span text:style-name="T34">1</text:span><text:span text:style-name="T32"> — Матрица попарных сравнений по критерию «Производительность, кг/ч» для Техническ</text:span><text:span text:style-name="T34">ой</text:span><text:span text:style-name="T32"> обычн</text:span><text:span text:style-name="T34">ой</text:span></text:h>
        <table:table table:name="Table6" table:style-name="Table6">
          <table:table-column table:style-name="Table6.A"/>
          <table:table-column table:style-name="Table6.B"/>
          <table:table-column table:style-name="Table6.A"/>
          <table:table-column table:style-name="Table6.B"/>
          <table:table-row>
            <table:table-cell table:style-name="Table6.A1" office:value-type="string">
              <text:p text:style-name="P52"/>
            </table:table-cell>
            <table:table-cell table:style-name="Table6.A1" office:value-type="string">
              <text:p text:style-name="P70"><text:span text:style-name="T52">П</text:span>1</text:p>
            </table:table-cell>
            <table:table-cell table:style-name="Table6.A1" office:value-type="string">
              <text:p text:style-name="P70"><text:span text:style-name="T52">П</text:span>2</text:p>
            </table:table-cell>
            <table:table-cell table:style-name="Table6.D1" office:value-type="string">
              <text:p text:style-name="P70"><text:span text:style-name="T52">П</text:span>3</text:p>
            </table:table-cell>
          </table:table-row>
          <table:table-row>
            <table:table-cell table:style-name="Table6.A2" office:value-type="string">
              <text:p text:style-name="P70"><text:span text:style-name="T52">П</text:span>1</text:p>
            </table:table-cell>
            <table:table-cell table:style-name="Table6.A2" office:value-type="string">
              <text:p text:style-name="P49">1</text:p>
            </table:table-cell>
            <table:table-cell table:style-name="Table6.A2" office:value-type="string">
              <text:p text:style-name="P67">7</text:p>
            </table:table-cell>
            <table:table-cell table:style-name="Table6.D2" office:value-type="string">
              <text:p text:style-name="P67">3</text:p>
            </table:table-cell>
          </table:table-row>
          <table:table-row>
            <table:table-cell table:style-name="Table6.A2" office:value-type="string">
              <text:p text:style-name="P70"><text:span text:style-name="T52">П</text:span>2</text:p>
            </table:table-cell>
            <table:table-cell table:style-name="Table6.A2" office:value-type="string">
              <text:p text:style-name="P67">1/7</text:p>
            </table:table-cell>
            <table:table-cell table:style-name="Table6.A2" office:value-type="string">
              <text:p text:style-name="P49">1</text:p>
            </table:table-cell>
            <table:table-cell table:style-name="Table6.D2" office:value-type="string">
              <text:p text:style-name="P67">1/5</text:p>
            </table:table-cell>
          </table:table-row>
          <table:table-row>
            <table:table-cell table:style-name="Table6.A2" office:value-type="string">
              <text:p text:style-name="P70"><text:span text:style-name="T52">П</text:span>3</text:p>
            </table:table-cell>
            <table:table-cell table:style-name="Table6.A2" office:value-type="string">
              <text:p text:style-name="P67">1/3</text:p>
            </table:table-cell>
            <table:table-cell table:style-name="Table6.A2" office:value-type="string">
              <text:p text:style-name="P67">5</text:p>
            </table:table-cell>
            <table:table-cell table:style-name="Table6.D2" office:value-type="string">
              <text:p text:style-name="P49">1</text:p>
            </table:table-cell>
          </table:table-row>
        </table:table>
        <text:h text:style-name="P92" text:outline-level="3"/>
        <text:h text:style-name="P86" text:outline-level="3">Таблица <text:span text:style-name="T45">4</text:span>.<text:span text:style-name="T45">2</text:span> — Матрица попарных сравнений по критерию «Себестоимость пластмассы, ден.ед./кг» для Техническ<text:span text:style-name="T45">ой</text:span> обычн<text:span text:style-name="T45">ой</text:span></text:h>
        <table:table table:name="Table7" table:style-name="Table7">
          <table:table-column table:style-name="Table7.A"/>
          <table:table-column table:style-name="Table7.B" table:number-columns-repeated="2"/>
          <table:table-column table:style-name="Table7.A"/>
          <table:table-row>
            <table:table-cell table:style-name="Table7.A1" office:value-type="string">
              <text:p text:style-name="P52"/>
            </table:table-cell>
            <table:table-cell table:style-name="Table7.A1" office:value-type="string">
              <text:p text:style-name="P70"><text:span text:style-name="T52">С</text:span>1</text:p>
            </table:table-cell>
            <table:table-cell table:style-name="Table7.A1" office:value-type="string">
              <text:p text:style-name="P70"><text:span text:style-name="T52">С</text:span>2</text:p>
            </table:table-cell>
            <table:table-cell table:style-name="Table7.D1" office:value-type="string">
              <text:p text:style-name="P70"><text:span text:style-name="T52">С</text:span>3</text:p>
            </table:table-cell>
          </table:table-row>
          <table:table-row>
            <table:table-cell table:style-name="Table7.A2" office:value-type="string">
              <text:p text:style-name="P70"><text:span text:style-name="T52">С</text:span>1</text:p>
            </table:table-cell>
            <table:table-cell table:style-name="Table7.A2" office:value-type="string">
              <text:p text:style-name="P56">1</text:p>
            </table:table-cell>
            <table:table-cell table:style-name="Table7.A2" office:value-type="string">
              <text:p text:style-name="P67">3</text:p>
            </table:table-cell>
            <table:table-cell table:style-name="Table7.D2" office:value-type="string">
              <text:p text:style-name="P67">5</text:p>
            </table:table-cell>
          </table:table-row>
          <table:table-row>
            <table:table-cell table:style-name="Table7.A2" office:value-type="string">
              <text:p text:style-name="P70"><text:span text:style-name="T52">С</text:span>2</text:p>
            </table:table-cell>
            <table:table-cell table:style-name="Table7.A2" office:value-type="string">
              <text:p text:style-name="P67">1/3</text:p>
            </table:table-cell>
            <table:table-cell table:style-name="Table7.A2" office:value-type="string">
              <text:p text:style-name="P56">1</text:p>
            </table:table-cell>
            <table:table-cell table:style-name="Table7.D2" office:value-type="string">
              <text:p text:style-name="P67">3</text:p>
            </table:table-cell>
          </table:table-row>
          <table:table-row>
            <table:table-cell table:style-name="Table7.A2" office:value-type="string">
              <text:p text:style-name="P70"><text:span text:style-name="T52">С</text:span>3</text:p>
            </table:table-cell>
            <table:table-cell table:style-name="Table7.A2" office:value-type="string">
              <text:p text:style-name="P67">1/5</text:p>
            </table:table-cell>
            <table:table-cell table:style-name="Table7.A2" office:value-type="string">
              <text:p text:style-name="P67">1/3</text:p>
            </table:table-cell>
            <table:table-cell table:style-name="Table7.D2" office:value-type="string">
              <text:p text:style-name="P56">1</text:p>
            </table:table-cell>
          </table:table-row>
        </table:table>
        <text:h text:style-name="P87" text:outline-level="3"><text:soft-page-break/><text:tab/>Таблица <text:span text:style-name="T45">4</text:span>.<text:span text:style-name="T46">3</text:span> — Матрица попарных сравнений по критерию «Время непрерывной работы, ч» для Техническ<text:span text:style-name="T45">ой</text:span> обычн<text:span text:style-name="T45">ой</text:span></text:h>
        <table:table table:name="Table8" table:style-name="Table8">
          <table:table-column table:style-name="Table8.A"/>
          <table:table-column table:style-name="Table8.B"/>
          <table:table-column table:style-name="Table8.A"/>
          <table:table-column table:style-name="Table8.B"/>
          <table:table-row>
            <table:table-cell table:style-name="Table8.A1" office:value-type="string">
              <text:p text:style-name="P52"/>
            </table:table-cell>
            <table:table-cell table:style-name="Table8.A1" office:value-type="string">
              <text:p text:style-name="P70"><text:span text:style-name="T52">В</text:span>1</text:p>
            </table:table-cell>
            <table:table-cell table:style-name="Table8.A1" office:value-type="string">
              <text:p text:style-name="P70"><text:span text:style-name="T52">В</text:span>2</text:p>
            </table:table-cell>
            <table:table-cell table:style-name="Table8.D1" office:value-type="string">
              <text:p text:style-name="P70"><text:span text:style-name="T52">В</text:span>3</text:p>
            </table:table-cell>
          </table:table-row>
          <table:table-row>
            <table:table-cell table:style-name="Table8.A2" office:value-type="string">
              <text:p text:style-name="P42"><text:span text:style-name="T51">В</text:span><text:span text:style-name="T50">1</text:span></text:p>
            </table:table-cell>
            <table:table-cell table:style-name="Table8.A2" office:value-type="string">
              <text:p text:style-name="P67">1</text:p>
            </table:table-cell>
            <table:table-cell table:style-name="Table8.A2" office:value-type="string">
              <text:p text:style-name="P67">7</text:p>
            </table:table-cell>
            <table:table-cell table:style-name="Table8.D2" office:value-type="string">
              <text:p text:style-name="P67">3</text:p>
            </table:table-cell>
          </table:table-row>
          <table:table-row>
            <table:table-cell table:style-name="Table8.A2" office:value-type="string">
              <text:p text:style-name="P70"><text:span text:style-name="T52">В</text:span>2</text:p>
            </table:table-cell>
            <table:table-cell table:style-name="Table8.A2" office:value-type="string">
              <text:p text:style-name="P67">1/7</text:p>
            </table:table-cell>
            <table:table-cell table:style-name="Table8.A2" office:value-type="string">
              <text:p text:style-name="P56">1</text:p>
            </table:table-cell>
            <table:table-cell table:style-name="Table8.D2" office:value-type="string">
              <text:p text:style-name="P67">1/5</text:p>
            </table:table-cell>
          </table:table-row>
          <table:table-row>
            <table:table-cell table:style-name="Table8.A2" office:value-type="string">
              <text:p text:style-name="P70"><text:span text:style-name="T52">В</text:span>3</text:p>
            </table:table-cell>
            <table:table-cell table:style-name="Table8.A2" office:value-type="string">
              <text:p text:style-name="P67">1/3</text:p>
            </table:table-cell>
            <table:table-cell table:style-name="Table8.A2" office:value-type="string">
              <text:p text:style-name="P67">5</text:p>
            </table:table-cell>
            <table:table-cell table:style-name="Table8.D2" office:value-type="string">
              <text:p text:style-name="P62">1</text:p>
            </table:table-cell>
          </table:table-row>
        </table:table>
        <text:h text:style-name="P92" text:outline-level="3"/>
        <text:h text:style-name="P91" text:outline-level="3"><text:tab/><text:span text:style-name="T47">Таблица </text:span><text:span text:style-name="T48">4</text:span><text:span text:style-name="T47">.</text:span><text:span text:style-name="T49">4</text:span><text:span text:style-name="T47"> — Матрица попарных сравнений по критерию «</text:span><text:span text:style-name="T49">затраты на строительство линий</text:span><text:span text:style-name="T47">» для Техническ</text:span><text:span text:style-name="T48">ой</text:span><text:span text:style-name="T47"> обычн</text:span><text:span text:style-name="T48">ой</text:span></text:h>
        <table:table table:name="Table15" table:style-name="Table15">
          <table:table-column table:style-name="Table15.A" table:number-columns-repeated="2"/>
          <table:table-column table:style-name="Table15.C" table:number-columns-repeated="2"/>
          <table:table-row>
            <table:table-cell table:style-name="Table15.A1" office:value-type="string">
              <text:p text:style-name="P51"/>
            </table:table-cell>
            <table:table-cell table:style-name="Table15.A1" office:value-type="string">
              <text:p text:style-name="P65">Л1</text:p>
            </table:table-cell>
            <table:table-cell table:style-name="Table15.A1" office:value-type="string">
              <text:p text:style-name="P65">Л2</text:p>
            </table:table-cell>
            <table:table-cell table:style-name="Table15.D1" office:value-type="string">
              <text:p text:style-name="P65">Л3</text:p>
            </table:table-cell>
          </table:table-row>
          <table:table-row>
            <table:table-cell table:style-name="Table15.A2" office:value-type="string">
              <text:p text:style-name="P65">Л1</text:p>
            </table:table-cell>
            <table:table-cell table:style-name="Table15.A2" office:value-type="string">
              <text:p text:style-name="P59">1</text:p>
            </table:table-cell>
            <table:table-cell table:style-name="Table15.A2" office:value-type="string">
              <text:p text:style-name="P134">1/9</text:p>
            </table:table-cell>
            <table:table-cell table:style-name="Table15.D2" office:value-type="string">
              <text:p text:style-name="P76"><text:span text:style-name="T54">1/</text:span>3</text:p>
            </table:table-cell>
          </table:table-row>
          <table:table-row>
            <table:table-cell table:style-name="Table15.A2" office:value-type="string">
              <text:p text:style-name="P65">Л2</text:p>
            </table:table-cell>
            <table:table-cell table:style-name="Table15.A2" office:value-type="string">
              <text:p text:style-name="P134">9</text:p>
            </table:table-cell>
            <table:table-cell table:style-name="Table15.A2" office:value-type="string">
              <text:p text:style-name="P59">1</text:p>
            </table:table-cell>
            <table:table-cell table:style-name="Table15.D2" office:value-type="string">
              <text:p text:style-name="P76">5</text:p>
            </table:table-cell>
          </table:table-row>
          <table:table-row>
            <table:table-cell table:style-name="Table15.A2" office:value-type="string">
              <text:p text:style-name="P65">Л3</text:p>
            </table:table-cell>
            <table:table-cell table:style-name="Table15.A2" office:value-type="string">
              <text:p text:style-name="P76">3</text:p>
            </table:table-cell>
            <table:table-cell table:style-name="Table15.A2" office:value-type="string">
              <text:p text:style-name="P76"><text:span text:style-name="T54">1/</text:span>5</text:p>
            </table:table-cell>
            <table:table-cell table:style-name="Table15.D2" office:value-type="string">
              <text:p text:style-name="P59">1</text:p>
            </table:table-cell>
          </table:table-row>
        </table:table>
        <text:h text:style-name="P121" text:outline-level="3"/>
      </text:section>
      <text:h text:style-name="P107" text:outline-level="3"><text:span text:style-name="T24"><draw:frame draw:style-name="fr1" draw:name="Object29" text:anchor-type="as-char" svg:y="-0.437cm" svg:width="2.771cm" svg:height="0.591cm" draw:z-index="34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24"><draw:frame draw:style-name="fr1" draw:name="Object30" text:anchor-type="as-char" svg:y="-0.437cm" svg:width="2.775cm" svg:height="0.591cm" draw:z-index="35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24"><draw:frame draw:style-name="fr1" draw:name="Object31" text:anchor-type="as-char" svg:y="-0.437cm" svg:width="2.771cm" svg:height="0.591cm" draw:z-index="36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h>
      <text:h text:style-name="P107" text:outline-level="3"><text:span text:style-name="T24"><draw:frame draw:style-name="fr1" draw:name="Object17" text:anchor-type="as-char" svg:y="-0.437cm" svg:width="2.775cm" svg:height="0.591cm" draw:z-index="10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24"><draw:frame draw:style-name="fr1" draw:name="Object18" text:anchor-type="as-char" svg:y="-0.437cm" svg:width="2.773cm" svg:height="0.591cm" draw:z-index="11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24"><draw:frame draw:style-name="fr1" draw:name="Object19" text:anchor-type="as-char" svg:y="-0.437cm" svg:width="2.771cm" svg:height="0.591cm" draw:z-index="12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h>
      <text:p text:style-name="P132"><draw:frame draw:style-name="fr1" draw:name="Object20" text:anchor-type="as-char" svg:y="-0.437cm" svg:width="2.775cm" svg:height="0.591cm" draw:z-index="13"><draw:object xlink:href="./Object 20" xlink:type="simple" xlink:show="embed" xlink:actuate="onLoad"/><draw:image xlink:href="./ObjectReplacements/Object 20" xlink:type="simple" xlink:show="embed" xlink:actuate="onLoad"/><svg:desc>formula</svg:desc></draw:frame><draw:frame draw:style-name="fr1" draw:name="Object21" text:anchor-type="as-char" svg:y="-0.437cm" svg:width="2.778cm" svg:height="0.591cm" draw:z-index="14"><draw:object xlink:href="./Object 21" xlink:type="simple" xlink:show="embed" xlink:actuate="onLoad"/><draw:image xlink:href="./ObjectReplacements/Object 21" xlink:type="simple" xlink:show="embed" xlink:actuate="onLoad"/><svg:desc>formula</svg:desc></draw:frame><draw:frame draw:style-name="fr1" draw:name="Object22" text:anchor-type="as-char" svg:y="-0.437cm" svg:width="2.775cm" svg:height="0.591cm" draw:z-index="15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31"><text:span text:style-name="T23"><draw:frame draw:style-name="fr1" draw:name="Object8" text:anchor-type="as-char" svg:y="-0.437cm" svg:width="2.787cm" svg:height="0.591cm" draw:z-index="46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3"><draw:frame draw:style-name="fr1" draw:name="Object9" text:anchor-type="as-char" svg:y="-0.437cm" svg:width="2.787cm" svg:height="0.591cm" draw:z-index="47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3"><draw:frame draw:style-name="fr1" draw:name="Object10" text:anchor-type="as-char" svg:y="-0.437cm" svg:width="2.787cm" svg:height="0.591cm" draw:z-index="48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h text:style-name="P79" text:outline-level="3">Глобальные приоритеты:</text:h>
      <text:h text:style-name="P110" text:outline-level="3"><text:span text:style-name="T24"><draw:frame draw:style-name="fr1" draw:name="Object41" text:anchor-type="as-char" svg:y="-0.377cm" svg:width="2.663cm" svg:height="0.531cm" draw:z-index="37"><draw:object xlink:href="./Object 41" xlink:type="simple" xlink:show="embed" xlink:actuate="onLoad"/><draw:image xlink:href="./ObjectReplacements/Object 41" xlink:type="simple" xlink:show="embed" xlink:actuate="onLoad"/></draw:frame></text:span><text:span text:style-name="T24"><draw:frame draw:style-name="fr1" draw:name="Object42" text:anchor-type="as-char" svg:y="-0.377cm" svg:width="2.632cm" svg:height="0.531cm" draw:z-index="38"><draw:object xlink:href="./Object 42" xlink:type="simple" xlink:show="embed" xlink:actuate="onLoad"/><draw:image xlink:href="./ObjectReplacements/Object 42" xlink:type="simple" xlink:show="embed" xlink:actuate="onLoad"/></draw:frame></text:span><text:span text:style-name="T24"><draw:frame draw:style-name="fr1" draw:name="Object43" text:anchor-type="as-char" svg:y="-0.377cm" svg:width="2.649cm" svg:height="0.531cm" draw:z-index="39"><draw:object xlink:href="./Object 43" xlink:type="simple" xlink:show="embed" xlink:actuate="onLoad"/><draw:image xlink:href="./ObjectReplacements/Object 43" xlink:type="simple" xlink:show="embed" xlink:actuate="onLoad"/></draw:frame></text:span></text:h>
      <text:h text:style-name="P80" text:outline-level="3"/>
      <text:section text:style-name="Sect2" text:name="Section4">
        <text:h text:style-name="P103" text:outline-level="3"><text:span text:style-name="T24">Таблица </text:span><text:span text:style-name="T27">4</text:span><text:span text:style-name="T24">.</text:span><text:span text:style-name="T27">5</text:span><text:span text:style-name="T24"> — Матрица попарных сравнений по критерию «Производительность, кг/ч» для </text:span><text:span text:style-name="T27">Техническ</text:span><text:span text:style-name="T28">ой</text:span><text:span text:style-name="T27"> упрочненн</text:span><text:span text:style-name="T28">ой</text:span></text:h>
        <table:table table:name="Table9" table:style-name="Table9">
          <table:table-column table:style-name="Table9.A"/>
          <table:table-column table:style-name="Table9.B"/>
          <table:table-column table:style-name="Table9.A"/>
          <table:table-column table:style-name="Table9.B"/>
          <table:table-row>
            <table:table-cell table:style-name="Table9.A1" office:value-type="string">
              <text:p text:style-name="P53"/>
            </table:table-cell>
            <table:table-cell table:style-name="Table9.A1" office:value-type="string">
              <text:p text:style-name="P73"><text:span text:style-name="T52">П</text:span>1</text:p>
            </table:table-cell>
            <table:table-cell table:style-name="Table9.A1" office:value-type="string">
              <text:p text:style-name="P73"><text:span text:style-name="T52">П</text:span>2</text:p>
            </table:table-cell>
            <table:table-cell table:style-name="Table9.D1" office:value-type="string">
              <text:p text:style-name="P73"><text:span text:style-name="T52">П</text:span>3</text:p>
            </table:table-cell>
          </table:table-row>
          <table:table-row>
            <table:table-cell table:style-name="Table9.A2" office:value-type="string">
              <text:p text:style-name="P73"><text:span text:style-name="T52">П</text:span>1</text:p>
            </table:table-cell>
            <table:table-cell table:style-name="Table9.A2" office:value-type="string">
              <text:p text:style-name="P68">1</text:p>
            </table:table-cell>
            <table:table-cell table:style-name="Table9.A2" office:value-type="string">
              <text:p text:style-name="P71">9</text:p>
            </table:table-cell>
            <table:table-cell table:style-name="Table9.D2" office:value-type="string">
              <text:p text:style-name="P71">5</text:p>
            </table:table-cell>
          </table:table-row>
          <table:table-row>
            <table:table-cell table:style-name="Table9.A2" office:value-type="string">
              <text:p text:style-name="P73"><text:span text:style-name="T52">П</text:span>2</text:p>
            </table:table-cell>
            <table:table-cell table:style-name="Table9.A2" office:value-type="string">
              <text:p text:style-name="P71">1/9</text:p>
            </table:table-cell>
            <table:table-cell table:style-name="Table9.A2" office:value-type="string">
              <text:p text:style-name="P57">1</text:p>
            </table:table-cell>
            <table:table-cell table:style-name="Table9.D2" office:value-type="string">
              <text:p text:style-name="P71">1/7</text:p>
            </table:table-cell>
          </table:table-row>
          <table:table-row>
            <table:table-cell table:style-name="Table9.A2" office:value-type="string">
              <text:p text:style-name="P73"><text:span text:style-name="T52">П</text:span>3</text:p>
            </table:table-cell>
            <table:table-cell table:style-name="Table9.A2" office:value-type="string">
              <text:p text:style-name="P71">1/5</text:p>
            </table:table-cell>
            <table:table-cell table:style-name="Table9.A2" office:value-type="string">
              <text:p text:style-name="P71">7</text:p>
            </table:table-cell>
            <table:table-cell table:style-name="Table9.D2" office:value-type="string">
              <text:p text:style-name="P63">1</text:p>
            </table:table-cell>
          </table:table-row>
        </table:table>
        <text:h text:style-name="P94" text:outline-level="3"><text:tab/></text:h>
        <text:h text:style-name="P108" text:outline-level="3"><text:span text:style-name="T18"><text:tab/>Таблица </text:span><text:span text:style-name="T19">4</text:span><text:span text:style-name="T18">.</text:span><text:span text:style-name="T19">6</text:span><text:span text:style-name="T18"> — Матрица попарных сравнений по критерию «Себестоимость пластмассы, ден.ед./кг» для Технической упрочненной</text:span></text:h>
        <table:table table:name="Table10" table:style-name="Table10">
          <table:table-column table:style-name="Table10.A"/>
          <table:table-column table:style-name="Table10.B"/>
          <table:table-column table:style-name="Table10.A"/>
          <table:table-column table:style-name="Table10.B"/>
          <table:table-row>
            <table:table-cell table:style-name="Table10.A1" office:value-type="string">
              <text:p text:style-name="P53"/>
            </table:table-cell>
            <table:table-cell table:style-name="Table10.A1" office:value-type="string">
              <text:p text:style-name="P73"><text:span text:style-name="T52">С</text:span>1</text:p>
            </table:table-cell>
            <table:table-cell table:style-name="Table10.A1" office:value-type="string">
              <text:p text:style-name="P73"><text:span text:style-name="T52">С</text:span>2</text:p>
            </table:table-cell>
            <table:table-cell table:style-name="Table10.D1" office:value-type="string">
              <text:p text:style-name="P73"><text:span text:style-name="T52">С</text:span>3</text:p>
            </table:table-cell>
          </table:table-row>
          <table:table-row>
            <table:table-cell table:style-name="Table10.A2" office:value-type="string">
              <text:p text:style-name="P73"><text:span text:style-name="T52">С</text:span>1</text:p>
            </table:table-cell>
            <table:table-cell table:style-name="Table10.A2" office:value-type="string">
              <text:p text:style-name="P68">1</text:p>
            </table:table-cell>
            <table:table-cell table:style-name="Table10.A2" office:value-type="string">
              <text:p text:style-name="P71">5</text:p>
            </table:table-cell>
            <table:table-cell table:style-name="Table10.D2" office:value-type="string">
              <text:p text:style-name="P71">3</text:p>
            </table:table-cell>
          </table:table-row>
          <table:table-row>
            <table:table-cell table:style-name="Table10.A2" office:value-type="string">
              <text:p text:style-name="P73"><text:span text:style-name="T52">С</text:span>2</text:p>
            </table:table-cell>
            <table:table-cell table:style-name="Table10.A2" office:value-type="string">
              <text:p text:style-name="P71">1/5</text:p>
            </table:table-cell>
            <table:table-cell table:style-name="Table10.A2" office:value-type="string">
              <text:p text:style-name="P57">1</text:p>
            </table:table-cell>
            <table:table-cell table:style-name="Table10.D2" office:value-type="string">
              <text:p text:style-name="P71">1/3</text:p>
            </table:table-cell>
          </table:table-row>
          <table:table-row>
            <table:table-cell table:style-name="Table10.A2" office:value-type="string">
              <text:p text:style-name="P73"><text:span text:style-name="T52">С</text:span>3</text:p>
            </table:table-cell>
            <table:table-cell table:style-name="Table10.A2" office:value-type="string">
              <text:p text:style-name="P71">1/3</text:p>
            </table:table-cell>
            <table:table-cell table:style-name="Table10.A2" office:value-type="string">
              <text:p text:style-name="P71">3</text:p>
            </table:table-cell>
            <table:table-cell table:style-name="Table10.D2" office:value-type="string">
              <text:p text:style-name="P63">1</text:p>
            </table:table-cell>
          </table:table-row>
        </table:table>
        <text:h text:style-name="P122" text:outline-level="3"/>
      </text:section>
      <text:h text:style-name="P93" text:outline-level="3"/>
      <text:h text:style-name="P93" text:outline-level="3"/>
      <text:h text:style-name="P93" text:outline-level="3"/>
      <text:h text:style-name="P93" text:outline-level="3"/>
      <text:h text:style-name="P93" text:outline-level="3"/>
      <text:section text:style-name="Sect2" text:name="Section5">
        <text:h text:style-name="P103" text:outline-level="3"><text:soft-page-break/><text:span text:style-name="T24">Таблица </text:span><text:span text:style-name="T27">4</text:span><text:span text:style-name="T24">.</text:span><text:span text:style-name="T27">7</text:span><text:span text:style-name="T24"> — Матрица попарных сравнений по критерию «Время непрерывной работы, ч» для </text:span><text:bookmark text:name="docs-internal-guid-f005fefe-7fff-b548-c0f3-55d740f3f43b2"/><text:span text:style-name="T24">Техническ</text:span><text:span text:style-name="T28">ой</text:span><text:span text:style-name="T24"> упрочненн</text:span><text:span text:style-name="T28">ой</text:span></text:h>
        <table:table table:name="Table11" table:style-name="Table11">
          <table:table-column table:style-name="Table11.A"/>
          <table:table-column table:style-name="Table11.B"/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75"/>
            </table:table-cell>
            <table:table-cell table:style-name="Table11.A1" office:value-type="string">
              <text:p text:style-name="P74"><text:span text:style-name="T52">В</text:span>1</text:p>
            </table:table-cell>
            <table:table-cell table:style-name="Table11.A1" office:value-type="string">
              <text:p text:style-name="P74"><text:span text:style-name="T52">В</text:span>2</text:p>
            </table:table-cell>
            <table:table-cell table:style-name="Table11.D1" office:value-type="string">
              <text:p text:style-name="P74"><text:span text:style-name="T52">В</text:span>3</text:p>
            </table:table-cell>
          </table:table-row>
          <table:table-row>
            <table:table-cell table:style-name="Table11.A2" office:value-type="string">
              <text:p text:style-name="P74"><text:span text:style-name="T52">В</text:span>1</text:p>
            </table:table-cell>
            <table:table-cell table:style-name="Table11.A2" office:value-type="string">
              <text:p text:style-name="P69">1</text:p>
            </table:table-cell>
            <table:table-cell table:style-name="Table11.A2" office:value-type="string">
              <text:p text:style-name="P72">7</text:p>
            </table:table-cell>
            <table:table-cell table:style-name="Table11.D2" office:value-type="string">
              <text:p text:style-name="P72">3</text:p>
            </table:table-cell>
          </table:table-row>
          <table:table-row>
            <table:table-cell table:style-name="Table11.A2" office:value-type="string">
              <text:p text:style-name="P74"><text:span text:style-name="T52">В</text:span>2</text:p>
            </table:table-cell>
            <table:table-cell table:style-name="Table11.A2" office:value-type="string">
              <text:p text:style-name="P72">1/7</text:p>
            </table:table-cell>
            <table:table-cell table:style-name="Table11.A2" office:value-type="string">
              <text:p text:style-name="P58">1</text:p>
            </table:table-cell>
            <table:table-cell table:style-name="Table11.D2" office:value-type="string">
              <text:p text:style-name="P72">1/5</text:p>
            </table:table-cell>
          </table:table-row>
          <table:table-row>
            <table:table-cell table:style-name="Table11.A2" office:value-type="string">
              <text:p text:style-name="P74"><text:span text:style-name="T52">В</text:span>3</text:p>
            </table:table-cell>
            <table:table-cell table:style-name="Table11.A2" office:value-type="string">
              <text:p text:style-name="P72">1/3</text:p>
            </table:table-cell>
            <table:table-cell table:style-name="Table11.A2" office:value-type="string">
              <text:p text:style-name="P72">5</text:p>
            </table:table-cell>
            <table:table-cell table:style-name="Table11.D2" office:value-type="string">
              <text:p text:style-name="P64">1</text:p>
            </table:table-cell>
          </table:table-row>
        </table:table>
        <text:h text:style-name="P88" text:outline-level="3"/>
        <text:h text:style-name="P104" text:outline-level="3"><text:span text:style-name="T28"><text:tab/>Таблица </text:span><text:span text:style-name="T27">4.8</text:span><text:span text:style-name="T28"> — Матрица попарных сравнений по критерию «</text:span><text:span text:style-name="T26">затраты на строительство линий</text:span><text:span text:style-name="T28">» для Технической упрочненной</text:span></text:h>
        <table:table table:name="Table12" table:style-name="Table12">
          <table:table-column table:style-name="Table12.A" table:number-columns-repeated="2"/>
          <table:table-column table:style-name="Table12.C" table:number-columns-repeated="2"/>
          <table:table-row>
            <table:table-cell table:style-name="Table12.A1" office:value-type="string">
              <text:p text:style-name="P51"/>
            </table:table-cell>
            <table:table-cell table:style-name="Table12.A1" office:value-type="string">
              <text:p text:style-name="P65">Л1</text:p>
            </table:table-cell>
            <table:table-cell table:style-name="Table12.A1" office:value-type="string">
              <text:p text:style-name="P65">Л2</text:p>
            </table:table-cell>
            <table:table-cell table:style-name="Table12.D1" office:value-type="string">
              <text:p text:style-name="P65">Л3</text:p>
            </table:table-cell>
          </table:table-row>
          <table:table-row>
            <table:table-cell table:style-name="Table12.A2" office:value-type="string">
              <text:p text:style-name="P65">Л1</text:p>
            </table:table-cell>
            <table:table-cell table:style-name="Table12.A2" office:value-type="string">
              <text:p text:style-name="P59">1</text:p>
            </table:table-cell>
            <table:table-cell table:style-name="Table12.A2" office:value-type="string">
              <text:p text:style-name="P134">1/9</text:p>
            </table:table-cell>
            <table:table-cell table:style-name="Table12.D2" office:value-type="string">
              <text:p text:style-name="P76"><text:span text:style-name="T54">1/</text:span>3</text:p>
            </table:table-cell>
          </table:table-row>
          <table:table-row>
            <table:table-cell table:style-name="Table12.A2" office:value-type="string">
              <text:p text:style-name="P65">Л2</text:p>
            </table:table-cell>
            <table:table-cell table:style-name="Table12.A2" office:value-type="string">
              <text:p text:style-name="P134">9</text:p>
            </table:table-cell>
            <table:table-cell table:style-name="Table12.A2" office:value-type="string">
              <text:p text:style-name="P59">1</text:p>
            </table:table-cell>
            <table:table-cell table:style-name="Table12.D2" office:value-type="string">
              <text:p text:style-name="P76">5</text:p>
            </table:table-cell>
          </table:table-row>
          <table:table-row>
            <table:table-cell table:style-name="Table12.A2" office:value-type="string">
              <text:p text:style-name="P65">Л3</text:p>
            </table:table-cell>
            <table:table-cell table:style-name="Table12.A2" office:value-type="string">
              <text:p text:style-name="P76">3</text:p>
            </table:table-cell>
            <table:table-cell table:style-name="Table12.A2" office:value-type="string">
              <text:p text:style-name="P76"><text:span text:style-name="T54">1/</text:span>5</text:p>
            </table:table-cell>
            <table:table-cell table:style-name="Table12.D2" office:value-type="string">
              <text:p text:style-name="P59">1</text:p>
            </table:table-cell>
          </table:table-row>
        </table:table>
        <text:h text:style-name="P120" text:outline-level="3"/>
      </text:section>
      <text:h text:style-name="P107" text:outline-level="3"><text:span text:style-name="T24"><draw:frame draw:style-name="fr1" draw:name="Object32" text:anchor-type="as-char" svg:y="-0.437cm" svg:width="2.782cm" svg:height="0.591cm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24"><draw:frame draw:style-name="fr1" draw:name="Object33" text:anchor-type="as-char" svg:y="-0.437cm" svg:width="2.769cm" svg:height="0.591cm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24"><draw:frame draw:style-name="fr1" draw:name="Object34" text:anchor-type="as-char" svg:y="-0.437cm" svg:width="2.775cm" svg:height="0.591cm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h>
      <text:h text:style-name="P107" text:outline-level="3"><text:span text:style-name="T24"><draw:frame draw:style-name="fr1" draw:name="Object23" text:anchor-type="as-char" svg:y="-0.437cm" svg:width="2.775cm" svg:height="0.591cm" draw:z-index="16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4"><draw:frame draw:style-name="fr1" draw:name="Object24" text:anchor-type="as-char" svg:y="-0.437cm" svg:width="2.771cm" svg:height="0.591cm" draw:z-index="17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4"><draw:frame draw:style-name="fr1" draw:name="Object25" text:anchor-type="as-char" svg:y="-0.437cm" svg:width="2.773cm" svg:height="0.591cm" draw:z-index="18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h>
      <text:p text:style-name="P132"><draw:frame draw:style-name="fr1" draw:name="Object26" text:anchor-type="as-char" svg:y="-0.437cm" svg:width="2.775cm" svg:height="0.591cm" draw:z-index="19"><draw:object xlink:href="./Object 26" xlink:type="simple" xlink:show="embed" xlink:actuate="onLoad"/><draw:image xlink:href="./ObjectReplacements/Object 26" xlink:type="simple" xlink:show="embed" xlink:actuate="onLoad"/><svg:desc>formula</svg:desc></draw:frame><draw:frame draw:style-name="fr1" draw:name="Object27" text:anchor-type="as-char" svg:y="-0.437cm" svg:width="2.778cm" svg:height="0.591cm" draw:z-index="20"><draw:object xlink:href="./Object 27" xlink:type="simple" xlink:show="embed" xlink:actuate="onLoad"/><draw:image xlink:href="./ObjectReplacements/Object 27" xlink:type="simple" xlink:show="embed" xlink:actuate="onLoad"/><svg:desc>formula</svg:desc></draw:frame><draw:frame draw:style-name="fr1" draw:name="Object28" text:anchor-type="as-char" svg:y="-0.437cm" svg:width="2.775cm" svg:height="0.591cm" draw:z-index="21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31"><text:span text:style-name="T23"><draw:frame draw:style-name="fr1" draw:name="Object44" text:anchor-type="as-char" svg:y="-0.437cm" svg:width="2.787cm" svg:height="0.591cm" draw:z-index="49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23"><draw:frame draw:style-name="fr1" draw:name="Object45" text:anchor-type="as-char" svg:y="-0.437cm" svg:width="2.787cm" svg:height="0.591cm" draw:z-index="50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23"><draw:frame draw:style-name="fr1" draw:name="Object46" text:anchor-type="as-char" svg:y="-0.437cm" svg:width="2.787cm" svg:height="0.591cm" draw:z-index="51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p>
      <text:h text:style-name="P79" text:outline-level="3">Глобальные приоритеты:</text:h>
      <text:h text:style-name="P111" text:outline-level="3"><text:span text:style-name="T24"><draw:frame draw:style-name="fr1" draw:name="Object47" text:anchor-type="as-char" svg:y="-0.377cm" svg:width="2.671cm" svg:height="0.531cm" draw:z-index="40"><draw:object xlink:href="./Object 47" xlink:type="simple" xlink:show="embed" xlink:actuate="onLoad"/><draw:image xlink:href="./ObjectReplacements/Object 47" xlink:type="simple" xlink:show="embed" xlink:actuate="onLoad"/></draw:frame></text:span><text:span text:style-name="T24"><draw:frame draw:style-name="fr1" draw:name="Object48" text:anchor-type="as-char" svg:y="-0.377cm" svg:width="2.637cm" svg:height="0.531cm" draw:z-index="41"><draw:object xlink:href="./Object 48" xlink:type="simple" xlink:show="embed" xlink:actuate="onLoad"/><draw:image xlink:href="./ObjectReplacements/Object 48" xlink:type="simple" xlink:show="embed" xlink:actuate="onLoad"/></draw:frame></text:span><text:span text:style-name="T24"><draw:frame draw:style-name="fr1" draw:name="Object49" text:anchor-type="as-char" svg:y="-0.377cm" svg:width="2.655cm" svg:height="0.531cm" draw:z-index="42"><draw:object xlink:href="./Object 49" xlink:type="simple" xlink:show="embed" xlink:actuate="onLoad"/><draw:image xlink:href="./ObjectReplacements/Object 49" xlink:type="simple" xlink:show="embed" xlink:actuate="onLoad"/></draw:frame></text:span></text:h>
      <text:h text:style-name="P113" text:outline-level="3"><text:bookmark text:name="docs-internal-guid-b12c6ce0-7fff-a017-c410-a3c447179ff4"/><text:span text:style-name="T37">5. </text:span><text:span text:style-name="T36">Выбор альтернативы на основе оценок для различных внешних условий</text:span></text:h>
      <text:h text:style-name="P95" text:outline-level="3"><text:bookmark text:name="docs-internal-guid-791f1b55-7fff-3c43-9ce2-bd1dce7d6382"/><text:span text:style-name="T39"><text:s/>Таблица </text:span><text:span text:style-name="T40">5</text:span><text:span text:style-name="T39">.</text:span><text:span text:style-name="T40">1</text:span><text:span text:style-name="T39"> – Матрица выигрышей</text:span></text:h>
      <table:table table:name="Table13" table:style-name="Table13">
        <table:table-column table:style-name="Table13.A"/>
        <table:table-column table:style-name="Table13.B" table:number-columns-repeated="2"/>
        <table:table-column table:style-name="Table13.D"/>
        <table:table-row>
          <table:table-cell table:style-name="Table13.A1" table:number-rows-spanned="2" office:value-type="string">
            <text:p text:style-name="P32">Проекты</text:p>
          </table:table-cell>
          <table:table-cell table:style-name="Table13.B1" table:number-columns-spanned="3" office:value-type="string">
            <text:p text:style-name="P32">Внешние условия (спрос)</text:p>
          </table:table-cell>
          <table:covered-table-cell/>
          <table:covered-table-cell/>
        </table:table-row>
        <table:table-row>
          <table:covered-table-cell table:style-name="Table13.A1"/>
          <table:table-cell table:style-name="Table13.B2" office:value-type="string">
            <text:p text:style-name="P29"><text:bookmark text:name="docs-internal-guid-34f49d2d-7fff-a77c-18bc-6d3639af8d1e"/>Для бытовых изделий</text:p>
          </table:table-cell>
          <table:table-cell table:style-name="Table13.B2" office:value-type="string">
            <text:p text:style-name="P29"><text:bookmark text:name="docs-internal-guid-b7fc2ce6-7fff-cb5b-d1d4-a2324938fa48"/>Техническая обычная</text:p>
          </table:table-cell>
          <table:table-cell table:style-name="Table13.D2" office:value-type="string">
            <text:p text:style-name="P29"><text:bookmark text:name="docs-internal-guid-ba73fb88-7fff-e8d7-f913-834670d3a870"/>Техническая упрочненная</text:p>
          </table:table-cell>
        </table:table-row>
        <table:table-row>
          <table:table-cell table:style-name="Table13.A3" office:value-type="string">
            <text:p text:style-name="P32">A</text:p>
          </table:table-cell>
          <table:table-cell table:style-name="Table13.B2" office:value-type="string">
            <text:h text:style-name="P81" text:outline-level="3">0.302595</text:h>
          </table:table-cell>
          <table:table-cell table:style-name="Table13.B2" office:value-type="string">
            <text:h text:style-name="P81" text:outline-level="3">0.641656</text:h>
          </table:table-cell>
          <table:table-cell table:style-name="Table13.D2" office:value-type="string">
            <text:h text:style-name="P81" text:outline-level="3">0.646036</text:h>
          </table:table-cell>
        </table:table-row>
        <table:table-row>
          <table:table-cell table:style-name="Table13.A4" office:value-type="string">
            <text:p text:style-name="P32">B</text:p>
          </table:table-cell>
          <table:table-cell table:style-name="Table13.B2" office:value-type="string">
            <text:h text:style-name="P81" text:outline-level="3">0.420602</text:h>
          </table:table-cell>
          <table:table-cell table:style-name="Table13.B2" office:value-type="string">
            <text:h text:style-name="P81" text:outline-level="3">0.186545</text:h>
          </table:table-cell>
          <table:table-cell table:style-name="Table13.D2" office:value-type="string">
            <text:h text:style-name="P81" text:outline-level="3">0.090844</text:h>
          </table:table-cell>
        </table:table-row>
        <table:table-row>
          <table:table-cell table:style-name="Table13.A5" office:value-type="string">
            <text:p text:style-name="P32">C</text:p>
          </table:table-cell>
          <table:table-cell table:style-name="Table13.B5" office:value-type="string">
            <text:h text:style-name="P81" text:outline-level="3">0.276803</text:h>
          </table:table-cell>
          <table:table-cell table:style-name="Table13.B5" office:value-type="string">
            <text:h text:style-name="P81" text:outline-level="3">0.171799</text:h>
          </table:table-cell>
          <table:table-cell table:style-name="Table13.D5" office:value-type="string">
            <text:h text:style-name="P81" text:outline-level="3">0.263121</text:h>
          </table:table-cell>
        </table:table-row>
      </table:table>
      <text:h text:style-name="P97" text:outline-level="3"/>
      <text:h text:style-name="P79" text:outline-level="3"><text:bookmark text:name="docs-internal-guid-bceb22c8-7fff-205b-cb6d-3538c961698e"/>На основе матрицы выигрышей выбирается лучшая альтернатива. Выбор производится в зависимости от постановки задачи, прежде всего - в зависимости от информации о внешних условиях. В данном случае известны вероятности внешних условий, т.е. экспертные оценки вероятностей для различных уровней спроса. Поэтому для выбора альтернативы используется критерий Байеса (критерий максимума среднего выигрыша). Для каждой <text:soft-page-break/>альтернативы определяется обобщенная оценка с учетом всех вариантов внешних условий:</text:h>
      <text:h text:style-name="P79" text:outline-level="3"><draw:frame draw:style-name="fr1" draw:name="Object50" text:anchor-type="as-char" svg:y="-0.377cm" svg:width="2.651cm" svg:height="0.531cm" draw:z-index="43"><draw:object xlink:href="./Object 50" xlink:type="simple" xlink:show="embed" xlink:actuate="onLoad"/><draw:image xlink:href="./ObjectReplacements/Object 50" xlink:type="simple" xlink:show="embed" xlink:actuate="onLoad"/></draw:frame><text:s/><draw:frame draw:style-name="fr1" draw:name="Object51" text:anchor-type="as-char" svg:y="-0.377cm" svg:width="2.621cm" svg:height="0.531cm" draw:z-index="44"><draw:object xlink:href="./Object 51" xlink:type="simple" xlink:show="embed" xlink:actuate="onLoad"/><draw:image xlink:href="./ObjectReplacements/Object 51" xlink:type="simple" xlink:show="embed" xlink:actuate="onLoad"/></draw:frame><draw:frame draw:style-name="fr1" draw:name="Object52" text:anchor-type="as-char" svg:y="-0.377cm" svg:width="2.632cm" svg:height="0.531cm" draw:z-index="45"><draw:object xlink:href="./Object 52" xlink:type="simple" xlink:show="embed" xlink:actuate="onLoad"/><draw:image xlink:href="./ObjectReplacements/Object 52" xlink:type="simple" xlink:show="embed" xlink:actuate="onLoad"/></draw:frame></text:h>
      <text:h text:style-name="P123" text:outline-level="3"><text:bookmark text:name="docs-internal-guid-6a891ddf-7fff-f169-23d6-8be3d44087fe"/>Таким образом, в качестве рационального решения следует выбрать строительство предприятия по проекту А.</text:h>
      <text:h text:style-name="P124" text:outline-level="3">Приложение А</text:h>
      <text:h text:style-name="P125" text:outline-level="3">CalculateSaati.m</text:h>
      <text:h text:style-name="P126" text:outline-level="3"/>
      <text:h text:style-name="P127" text:outline-level="3">function localPriorities = CalculateSaati(inputMatrix, size)</text:h>
      <text:p text:style-name="P22"/>
      <text:p text:style-name="P24">% Calculating geometric mean of matrix rows</text:p>
      <text:p text:style-name="P25">geometrixMeanMatrixRows = <text:span text:style-name="T43">zeros</text:span>(size); <text:span text:style-name="T43">% empty array</text:span></text:p>
      <text:p text:style-name="P22"/>
      <text:p text:style-name="P25">for i = 1:size</text:p>
      <text:p text:style-name="P25">geometrixMeanMatrixRows(i) = inputMatrix(i, 1);</text:p>
      <text:p text:style-name="P22"/>
      <text:p text:style-name="P25">for j = 2:size</text:p>
      <text:p text:style-name="P25">geometrixMeanMatrixRows(i) = geometrixMeanMatrixRows(i) * inputMatrix(i, j); <text:span text:style-name="T43">% summing all elements in line</text:span></text:p>
      <text:p text:style-name="P25">end</text:p>
      <text:p text:style-name="P22"/>
      <text:p text:style-name="P25">geometrixMeanMatrixRows(i) = nthroot(geometrixMeanMatrixRows(i), size);</text:p>
      <text:p text:style-name="P25">end</text:p>
      <text:p text:style-name="P22"/>
      <text:p text:style-name="P25">sumGeometricMeans = 0;</text:p>
      <text:p text:style-name="P22"/>
      <text:p text:style-name="P25">for i = 1:size</text:p>
      <text:p text:style-name="P25">fprintf('C%d = %f\n', i, geometrixMeanMatrixRows(i));</text:p>
      <text:p text:style-name="P25">sumGeometricMeans = sumGeometricMeans + geometrixMeanMatrixRows(i);</text:p>
      <text:p text:style-name="P25">end</text:p>
      <text:p text:style-name="P22"/>
      <text:p text:style-name="P25">fprintf('Sum of geometric Means is %f\n', sumGeometricMeans);</text:p>
      <text:p text:style-name="P22"/>
      <text:p text:style-name="P25">localPriorities = <text:span text:style-name="T43">zeros</text:span>(size);</text:p>
      <text:p text:style-name="P22"/>
      <text:p text:style-name="P25">for i = 1:size</text:p>
      <text:p text:style-name="P25">localPriorities(i) = geometrixMeanMatrixRows(i) / sumGeometricMeans;</text:p>
      <text:p text:style-name="P25">fprintf('LP%d = %f\n', i, localPriorities(i));</text:p>
      <text:p text:style-name="P25">end</text:p>
      <text:p text:style-name="P22"/>
      <text:p text:style-name="P25">end</text:p>
      <text:p text:style-name="P39"/>
      <text:h text:style-name="P125" text:outline-level="3">CreateSaati.m</text:h>
      <text:h text:style-name="P127" text:outline-level="3">function M = createSaati(n)</text:h>
      <text:p text:style-name="P24">% CREATE_SAATI_MATRIX Generate an n x n Saati matrix</text:p>
      <text:p text:style-name="P24">%</text:p>
      <text:p text:style-name="P24">% Syntax: M = create_saati_matrix(n)</text:p>
      <text:p text:style-name="P24">%</text:p>
      <text:p text:style-name="P24"><text:soft-page-break/>% Inputs:</text:p>
      <text:p text:style-name="P24">% n - Number of elements in the matrix</text:p>
      <text:p text:style-name="P24">%</text:p>
      <text:p text:style-name="P24">% Outputs:</text:p>
      <text:p text:style-name="P24">% M - A square Saati matrix of size n x n</text:p>
      <text:p text:style-name="P22"/>
      <text:p text:style-name="P24">% Initialize the matrix to zeros</text:p>
      <text:p text:style-name="P25">M = <text:span text:style-name="T43">zeros</text:span>(n);</text:p>
      <text:p text:style-name="P22"/>
      <text:p text:style-name="P24">% Loop over the rows and columns</text:p>
      <text:p text:style-name="P25">for i = 1:n</text:p>
      <text:p text:style-name="P22"/>
      <text:p text:style-name="P25">for j = 1:n</text:p>
      <text:p text:style-name="P22"/>
      <text:p text:style-name="P25">if i == j</text:p>
      <text:p text:style-name="P24">% For the diagonal elements, set to 1</text:p>
      <text:p text:style-name="P25">M(i, j) = 1;</text:p>
      <text:p text:style-name="P25">elseif i &lt; j</text:p>
      <text:p text:style-name="P24">% For the upper triangular elements, prompt the user for a value</text:p>
      <text:p text:style-name="P25">prompt = sprintf('Enter the weight of %d compared to %d (1/%d): ', i, j, j - i);</text:p>
      <text:p text:style-name="P25">M(i, j) = input(prompt);</text:p>
      <text:p text:style-name="P25">else</text:p>
      <text:p text:style-name="P24">% For the lower triangular elements, calculate the reciprocal of the corresponding upper triangular element</text:p>
      <text:p text:style-name="P25">M(i, j) = 1 / M(j, i);</text:p>
      <text:p text:style-name="P25">end</text:p>
      <text:p text:style-name="P22"/>
      <text:p text:style-name="P25">end</text:p>
      <text:p text:style-name="P22"/>
      <text:p text:style-name="P25">end</text:p>
      <text:p text:style-name="P22"/>
      <text:p text:style-name="P24">% Print the Saati matrix to the console</text:p>
      <text:p text:style-name="P25">disp('Saati matrix:');</text:p>
      <text:p text:style-name="P25">disp(M);</text:p>
      <text:p text:style-name="P25">end</text:p>
      <text:h text:style-name="P125" text:outline-level="3">Calculations.m</text:h>
      <text:h text:style-name="P127" text:outline-level="3">function globalPriorities = Calculations(hierarchyLocalPriorities, costOfBuildingLocalPriorities)</text:h>
      <text:p text:style-name="P22"/>
      <text:p text:style-name="P25">fprintf('First Matrix)\n');</text:p>
      <text:p text:style-name="P25">ALP = CalculateSaati(createSaati(3), 3);</text:p>
      <text:p text:style-name="P25">fprintf('Second Matrix)\n');</text:p>
      <text:p text:style-name="P25">BLP = CalculateSaati(createSaati(3), 3);</text:p>
      <text:p text:style-name="P25">fprintf('Third Matrix)\n');</text:p>
      <text:p text:style-name="P25">CLP = CalculateSaati(createSaati(3), 3);</text:p>
      <text:p text:style-name="P22"/>
      <text:p text:style-name="P25">globalPriorities = <text:span text:style-name="T43">zeros</text:span>(3);</text:p>
      <text:p text:style-name="P25"><text:soft-page-break/>fprintf('1 = A, 2 = B, 3 = C\n');</text:p>
      <text:p text:style-name="P25">for i = 1:3</text:p>
      <text:p text:style-name="P25">globalPriorities(i) = ALP(i) * hierarchyLocalPriorities(1) + BLP(i) * hierarchyLocalPriorities(2) + CLP(i) * hierarchyLocalPriorities(3) + costOfBuildingLocalPriorities(i) * hierarchyLocalPriorities(4);</text:p>
      <text:p text:style-name="P25">fprintf('GP%d = %f\n', i, globalPriorities(i));</text:p>
      <text:p text:style-name="P25">end</text:p>
      <text:p text:style-name="P23"/>
      <text:p text:style-name="P25">end</text:p>
      <text:p text:style-name="P39"/>
      <text:h text:style-name="P125" text:outline-level="3">main.m</text:h>
      <text:h text:style-name="P127" text:outline-level="3">fprintf('Welcome to the program for calculating the priority of the groups of buildings!\n');</text:h>
      <text:p text:style-name="P25">fprintf('Please, follow the instructions below:\n');</text:p>
      <text:p text:style-name="P25">fprintf('1. Enter the priorities of the matrix for hierarchy of buildings\n');</text:p>
      <text:p text:style-name="P25">hierarchySaatiMatrix = createSaati(4);</text:p>
      <text:p text:style-name="P25">hierarchyLocalPriorities = CalculateSaati(hierarchySaatiMatrix, 4);</text:p>
      <text:p text:style-name="P22"/>
      <text:p text:style-name="P25">fprintf('2. Enter the priorities of the matrix for the cost of building\n');</text:p>
      <text:p text:style-name="P25">costOfBuildingSaatiMatrix = createSaati(3);</text:p>
      <text:p text:style-name="P25">costOfBuildingLocalPriorities = CalculateSaati(costOfBuildingSaatiMatrix, 3);</text:p>
      <text:p text:style-name="P22"/>
      <text:p text:style-name="P25">fprintf('3. Enter the priorities of the matrix for the first parameter\n');</text:p>
      <text:p text:style-name="P25">gp1 = Calculations(hierarchyLocalPriorities, costOfBuildingLocalPriorities);</text:p>
      <text:p text:style-name="P25">fprintf('4. Enter the priorities of the matrix for the second parameter\n');</text:p>
      <text:p text:style-name="P25">gp2 = Calculations(hierarchyLocalPriorities, costOfBuildingLocalPriorities);</text:p>
      <text:p text:style-name="P25">fprintf('5. Enter the priorities of the matrix for the third parameter\n');</text:p>
      <text:p text:style-name="P25">gp3 = Calculations(hierarchyLocalPriorities, costOfBuildingLocalPriorities);</text:p>
      <text:p text:style-name="P22"/>
      <text:p text:style-name="P24">% Calculating final result</text:p>
      <text:p text:style-name="P24">% writting % of each group</text:p>
      <text:p text:style-name="P25">fprintf('6. Enter the percentage of each group\n');</text:p>
      <text:p text:style-name="P25">A = input('What is the percentage of group 1? (write type double number ex 0.2): ');</text:p>
      <text:p text:style-name="P25">B = input('What is the percentage of group 2? (write type double number): ');</text:p>
      <text:p text:style-name="P25"><text:soft-page-break/>C = input('What is the percentage of group 3? (write type double number): ');</text:p>
      <text:p text:style-name="P22"/>
      <text:p text:style-name="P25">EA = gp1(1) * A + gp2(1) * B + gp3(1) * C;</text:p>
      <text:p text:style-name="P25">EB = gp1(2) * A + gp2(2) * B + gp3(2) * C;</text:p>
      <text:p text:style-name="P25">EC = gp1(3) * A + gp2(3) * B + gp3(3) * C;</text:p>
      <text:p text:style-name="P22"/>
      <text:p text:style-name="P25">fprintf('The final result is:\n');5</text:p>
      <text:p text:style-name="P25">fprintf('EA = %f\n', EA);</text:p>
      <text:p text:style-name="P25">fprintf('EB = %f\n', EB);</text:p>
      <text:p text:style-name="P25">fprintf('EC = %f\n', EC);</text:p>
      <text:h text:style-name="P128" text:outline-level="3"/>
      <text:h text:style-name="P130" text:outline-level="3">Приложение Б</text:h>
      <text:h text:style-name="P129" text:outline-level="3">&gt;&gt; run('./main.m')</text:h>
      <text:h text:style-name="P129" text:outline-level="3">Welcome to the program for calculating the priority of the groups of buildings!</text:h>
      <text:h text:style-name="P129" text:outline-level="3">Please, follow the instructions below:</text:h>
      <text:h text:style-name="P129" text:outline-level="3">1. Enter the priorities of the matrix for hierarchy of buildings</text:h>
      <text:h text:style-name="P129" text:outline-level="3">Enter the weight of 1 compared to 2 (1/1): 1/9</text:h>
      <text:h text:style-name="P129" text:outline-level="3">Enter the weight of 1 compared to 3 (1/2): 1/3</text:h>
      <text:h text:style-name="P129" text:outline-level="3">Enter the weight of 1 compared to 4 (1/3): 1</text:h>
      <text:h text:style-name="P129" text:outline-level="3">Enter the weight of 2 compared to 3 (1/1): 5</text:h>
      <text:h text:style-name="P129" text:outline-level="3">Enter the weight of 2 compared to 4 (1/2): 9</text:h>
      <text:h text:style-name="P129" text:outline-level="3">Enter the weight of 3 compared to 4 (1/1): 3</text:h>
      <text:h text:style-name="P129" text:outline-level="3">Saati matrix:</text:h>
      <text:h text:style-name="P129" text:outline-level="3"><text:s text:c="4"/>1.0000 <text:s text:c="3"/>0.1111 <text:s text:c="3"/>0.3333 <text:s text:c="3"/>1.0000</text:h>
      <text:h text:style-name="P129" text:outline-level="3"><text:s text:c="4"/>9.0000 <text:s text:c="3"/>1.0000 <text:s text:c="3"/>5.0000 <text:s text:c="3"/>9.0000</text:h>
      <text:h text:style-name="P129" text:outline-level="3"><text:s text:c="4"/>3.0000 <text:s text:c="3"/>0.2000 <text:s text:c="3"/>1.0000 <text:s text:c="3"/>3.0000</text:h>
      <text:h text:style-name="P129" text:outline-level="3"><text:s text:c="4"/>1.0000 <text:s text:c="3"/>0.1111 <text:s text:c="3"/>0.3333 <text:s text:c="3"/>1.0000</text:h>
      <text:h text:style-name="P129" text:outline-level="3"/>
      <text:h text:style-name="P129" text:outline-level="3">C1 = 0.438691</text:h>
      <text:h text:style-name="P129" text:outline-level="3">C2 = 4.486046</text:h>
      <text:h text:style-name="P129" text:outline-level="3">C3 = 1.158292</text:h>
      <text:h text:style-name="P129" text:outline-level="3">C4 = 0.438691</text:h>
      <text:h text:style-name="P129" text:outline-level="3">Sum of geometric Means is 6.521721</text:h>
      <text:h text:style-name="P129" text:outline-level="3">LP1 = <text:s/>0.067266</text:h>
      <text:h text:style-name="P129" text:outline-level="3">LP2 = <text:s/>0.687862</text:h>
      <text:h text:style-name="P129" text:outline-level="3">LP3 = <text:s/>0.177605</text:h>
      <text:h text:style-name="P129" text:outline-level="3">LP4 = <text:s/>0.067266</text:h>
      <text:h text:style-name="P129" text:outline-level="3">2. Enter the priorities of the matrix for the cost of building</text:h>
      <text:h text:style-name="P129" text:outline-level="3">Enter the weight of 1 compared to 2 (1/1): 1/9</text:h>
      <text:h text:style-name="P129" text:outline-level="3">Enter the weight of 1 compared to 3 (1/2): 1/3</text:h>
      <text:h text:style-name="P129" text:outline-level="3">Enter the weight of 2 compared to 3 (1/1): 5</text:h>
      <text:h text:style-name="P129" text:outline-level="3">Saati matrix:</text:h>
      <text:h text:style-name="P129" text:outline-level="3"><text:s text:c="4"/>1.0000 <text:s text:c="3"/>0.1111 <text:s text:c="3"/>0.3333</text:h>
      <text:h text:style-name="P129" text:outline-level="3"><text:soft-page-break/><text:s text:c="4"/>9.0000 <text:s text:c="3"/>1.0000 <text:s text:c="3"/>5.0000</text:h>
      <text:h text:style-name="P129" text:outline-level="3"><text:s text:c="4"/>3.0000 <text:s text:c="3"/>0.2000 <text:s text:c="3"/>1.0000</text:h>
      <text:h text:style-name="P129" text:outline-level="3"/>
      <text:h text:style-name="P129" text:outline-level="3">C1 = 0.333333</text:h>
      <text:h text:style-name="P129" text:outline-level="3">C2 = 3.556893</text:h>
      <text:h text:style-name="P129" text:outline-level="3">C3 = 0.843433</text:h>
      <text:h text:style-name="P129" text:outline-level="3">Sum of geometric Means is 4.733659</text:h>
      <text:h text:style-name="P129" text:outline-level="3">LP1 = <text:s/>0.070418</text:h>
      <text:h text:style-name="P129" text:outline-level="3">LP2 = <text:s/>0.751405</text:h>
      <text:h text:style-name="P129" text:outline-level="3">LP3 = <text:s/>0.178178</text:h>
      <text:h text:style-name="P129" text:outline-level="3">3. Enter the priorities of the matrix for the first parameter</text:h>
      <text:h text:style-name="P129" text:outline-level="3">First Matrix)</text:h>
      <text:h text:style-name="P129" text:outline-level="3">Enter the weight of 1 compared to 2 (1/1): 5</text:h>
      <text:h text:style-name="P129" text:outline-level="3">Enter the weight of 1 compared to 3 (1/2): 1</text:h>
      <text:h text:style-name="P129" text:outline-level="3">Enter the weight of 2 compared to 3 (1/1): 1/5</text:h>
      <text:h text:style-name="P129" text:outline-level="3">Saati matrix:</text:h>
      <text:h text:style-name="P129" text:outline-level="3"><text:s text:c="4"/>1.0000 <text:s text:c="3"/>5.0000 <text:s text:c="3"/>1.0000</text:h>
      <text:h text:style-name="P129" text:outline-level="3"><text:s text:c="4"/>0.2000 <text:s text:c="3"/>1.0000 <text:s text:c="3"/>0.2000</text:h>
      <text:h text:style-name="P129" text:outline-level="3"><text:s text:c="4"/>1.0000 <text:s text:c="3"/>5.0000 <text:s text:c="3"/>1.0000</text:h>
      <text:h text:style-name="P129" text:outline-level="3"/>
      <text:h text:style-name="P129" text:outline-level="3">C1 = 1.709976</text:h>
      <text:h text:style-name="P129" text:outline-level="3">C2 = 0.341995</text:h>
      <text:h text:style-name="P129" text:outline-level="3">C3 = 1.709976</text:h>
      <text:h text:style-name="P129" text:outline-level="3">Sum of geometric Means is 3.761947</text:h>
      <text:h text:style-name="P129" text:outline-level="3">LP1 = <text:s/>0.454545</text:h>
      <text:h text:style-name="P129" text:outline-level="3">LP2 = <text:s/>0.090909</text:h>
      <text:h text:style-name="P129" text:outline-level="3">LP3 = <text:s/>0.454545</text:h>
      <text:h text:style-name="P129" text:outline-level="3">Second Matrix)</text:h>
      <text:h text:style-name="P129" text:outline-level="3">Enter the weight of 1 compared to 2 (1/1): 1/5</text:h>
      <text:h text:style-name="P129" text:outline-level="3">Enter the weight of 1 compared to 3 (1/2): 1/3</text:h>
      <text:h text:style-name="P129" text:outline-level="3">Enter the weight of 2 compared to 3 (1/1): 3</text:h>
      <text:h text:style-name="P129" text:outline-level="3">Saati matrix:</text:h>
      <text:h text:style-name="P129" text:outline-level="3"><text:s text:c="4"/>1.0000 <text:s text:c="3"/>0.2000 <text:s text:c="3"/>0.3333</text:h>
      <text:h text:style-name="P129" text:outline-level="3"><text:s text:c="4"/>5.0000 <text:s text:c="3"/>1.0000 <text:s text:c="3"/>3.0000</text:h>
      <text:h text:style-name="P129" text:outline-level="3"><text:soft-page-break/><text:s text:c="4"/>3.0000 <text:s text:c="3"/>0.3333 <text:s text:c="3"/>1.0000</text:h>
      <text:h text:style-name="P129" text:outline-level="3"/>
      <text:h text:style-name="P129" text:outline-level="3">C1 = 0.405480</text:h>
      <text:h text:style-name="P129" text:outline-level="3">C2 = 2.466212</text:h>
      <text:h text:style-name="P129" text:outline-level="3">C3 = 1.000000</text:h>
      <text:h text:style-name="P129" text:outline-level="3">Sum of geometric Means is 3.871692</text:h>
      <text:h text:style-name="P129" text:outline-level="3">LP1 = <text:s/>0.104729</text:h>
      <text:h text:style-name="P129" text:outline-level="3">LP2 = <text:s/>0.636986</text:h>
      <text:h text:style-name="P129" text:outline-level="3">LP3 = <text:s/>0.258285</text:h>
      <text:h text:style-name="P129" text:outline-level="3">Third Matrix)</text:h>
      <text:h text:style-name="P129" text:outline-level="3">Enter the weight of 1 compared to 2 (1/1): 7</text:h>
      <text:h text:style-name="P129" text:outline-level="3">Enter the weight of 1 compared to 3 (1/2): 3</text:h>
      <text:h text:style-name="P129" text:outline-level="3">Enter the weight of 2 compared to 3 (1/1): 1/5</text:h>
      <text:h text:style-name="P129" text:outline-level="3">Saati matrix:</text:h>
      <text:h text:style-name="P129" text:outline-level="3"><text:s text:c="4"/>1.0000 <text:s text:c="3"/>7.0000 <text:s text:c="3"/>3.0000</text:h>
      <text:h text:style-name="P129" text:outline-level="3"><text:s text:c="4"/>0.1429 <text:s text:c="3"/>1.0000 <text:s text:c="3"/>0.2000</text:h>
      <text:h text:style-name="P129" text:outline-level="3"><text:s text:c="4"/>0.3333 <text:s text:c="3"/>5.0000 <text:s text:c="3"/>1.0000</text:h>
      <text:h text:style-name="P129" text:outline-level="3"/>
      <text:h text:style-name="P129" text:outline-level="3">C1 = 2.758924</text:h>
      <text:h text:style-name="P129" text:outline-level="3">C2 = 0.305711</text:h>
      <text:h text:style-name="P129" text:outline-level="3">C3 = 1.185631</text:h>
      <text:h text:style-name="P129" text:outline-level="3">Sum of geometric Means is 4.250266</text:h>
      <text:h text:style-name="P129" text:outline-level="3">LP1 = <text:s/>0.649118</text:h>
      <text:h text:style-name="P129" text:outline-level="3">LP2 = <text:s/>0.071927</text:h>
      <text:h text:style-name="P129" text:outline-level="3">LP3 = <text:s/>0.278955</text:h>
      <text:h text:style-name="P129" text:outline-level="3">1 = A, 2 = B, 3 = C</text:h>
      <text:h text:style-name="P129" text:outline-level="3">GP1 = 0.222638</text:h>
      <text:h text:style-name="P129" text:outline-level="3">GP2 = 0.507592</text:h>
      <text:h text:style-name="P129" text:outline-level="3">GP3 = 0.269769</text:h>
      <text:h text:style-name="P129" text:outline-level="3">4. Enter the priorities of the matrix for the second parameter</text:h>
      <text:h text:style-name="P129" text:outline-level="3">First Matrix)</text:h>
      <text:h text:style-name="P129" text:outline-level="3">Enter the weight of 1 compared to 2 (1/1): 7</text:h>
      <text:h text:style-name="P129" text:outline-level="3">Enter the weight of 1 compared to 3 (1/2): 3</text:h>
      <text:h text:style-name="P129" text:outline-level="3">Enter the weight of 2 compared to 3 (1/1): 1/5</text:h>
      <text:h text:style-name="P129" text:outline-level="3"><text:soft-page-break/>Saati matrix:</text:h>
      <text:h text:style-name="P129" text:outline-level="3"><text:s text:c="4"/>1.0000 <text:s text:c="3"/>7.0000 <text:s text:c="3"/>3.0000</text:h>
      <text:h text:style-name="P129" text:outline-level="3"><text:s text:c="4"/>0.1429 <text:s text:c="3"/>1.0000 <text:s text:c="3"/>0.2000</text:h>
      <text:h text:style-name="P129" text:outline-level="3"><text:s text:c="4"/>0.3333 <text:s text:c="3"/>5.0000 <text:s text:c="3"/>1.0000</text:h>
      <text:h text:style-name="P129" text:outline-level="3"/>
      <text:h text:style-name="P129" text:outline-level="3">C1 = 2.758924</text:h>
      <text:h text:style-name="P129" text:outline-level="3">C2 = 0.305711</text:h>
      <text:h text:style-name="P129" text:outline-level="3">C3 = 1.185631</text:h>
      <text:h text:style-name="P129" text:outline-level="3">Sum of geometric Means is 4.250266</text:h>
      <text:h text:style-name="P129" text:outline-level="3">LP1 = <text:s/>0.649118</text:h>
      <text:h text:style-name="P129" text:outline-level="3">LP2 = <text:s/>0.071927</text:h>
      <text:h text:style-name="P129" text:outline-level="3">LP3 = <text:s/>0.278955</text:h>
      <text:h text:style-name="P129" text:outline-level="3">Second Matrix)</text:h>
      <text:h text:style-name="P129" text:outline-level="3">Enter the weight of 1 compared to 2 (1/1): 3</text:h>
      <text:h text:style-name="P129" text:outline-level="3">Enter the weight of 1 compared to 3 (1/2): 5</text:h>
      <text:h text:style-name="P129" text:outline-level="3">Enter the weight of 2 compared to 3 (1/1): 3</text:h>
      <text:h text:style-name="P129" text:outline-level="3">Saati matrix:</text:h>
      <text:h text:style-name="P129" text:outline-level="3"><text:s text:c="4"/>1.0000 <text:s text:c="3"/>3.0000 <text:s text:c="3"/>5.0000</text:h>
      <text:h text:style-name="P129" text:outline-level="3"><text:s text:c="4"/>0.3333 <text:s text:c="3"/>1.0000 <text:s text:c="3"/>3.0000</text:h>
      <text:h text:style-name="P129" text:outline-level="3"><text:s text:c="4"/>0.2000 <text:s text:c="3"/>0.3333 <text:s text:c="3"/>1.0000</text:h>
      <text:h text:style-name="P129" text:outline-level="3"/>
      <text:h text:style-name="P129" text:outline-level="3">C1 = 2.466212</text:h>
      <text:h text:style-name="P129" text:outline-level="3">C2 = 1.000000</text:h>
      <text:h text:style-name="P129" text:outline-level="3">C3 = 0.405480</text:h>
      <text:h text:style-name="P129" text:outline-level="3">Sum of geometric Means is 3.871692</text:h>
      <text:h text:style-name="P129" text:outline-level="3">LP1 = <text:s/>0.636986</text:h>
      <text:h text:style-name="P129" text:outline-level="3">LP2 = <text:s/>0.258285</text:h>
      <text:h text:style-name="P129" text:outline-level="3">LP3 = <text:s/>0.104729</text:h>
      <text:h text:style-name="P129" text:outline-level="3">Third Matrix)</text:h>
      <text:h text:style-name="P129" text:outline-level="3">Enter the weight of 1 compared to 2 (1/1): 7</text:h>
      <text:h text:style-name="P129" text:outline-level="3">Enter the weight of 1 compared to 3 (1/2): 3</text:h>
      <text:h text:style-name="P129" text:outline-level="3">Enter the weight of 2 compared to 3 (1/1): 1/5</text:h>
      <text:h text:style-name="P129" text:outline-level="3">Saati matrix:</text:h>
      <text:h text:style-name="P129" text:outline-level="3"><text:s text:c="4"/>1.0000 <text:s text:c="3"/>7.0000 <text:s text:c="3"/>3.0000</text:h>
      <text:h text:style-name="P129" text:outline-level="3"><text:soft-page-break/><text:s text:c="4"/>0.1429 <text:s text:c="3"/>1.0000 <text:s text:c="3"/>0.2000</text:h>
      <text:h text:style-name="P129" text:outline-level="3"><text:s text:c="4"/>0.3333 <text:s text:c="3"/>5.0000 <text:s text:c="3"/>1.0000</text:h>
      <text:h text:style-name="P129" text:outline-level="3"/>
      <text:h text:style-name="P129" text:outline-level="3">C1 = 2.758924</text:h>
      <text:h text:style-name="P129" text:outline-level="3">C2 = 0.305711</text:h>
      <text:h text:style-name="P129" text:outline-level="3">C3 = 1.185631</text:h>
      <text:h text:style-name="P129" text:outline-level="3">Sum of geometric Means is 4.250266</text:h>
      <text:h text:style-name="P129" text:outline-level="3">LP1 = <text:s/>0.649118</text:h>
      <text:h text:style-name="P129" text:outline-level="3">LP2 = <text:s/>0.071927</text:h>
      <text:h text:style-name="P129" text:outline-level="3">LP3 = <text:s/>0.278955</text:h>
      <text:h text:style-name="P129" text:outline-level="3">1 = A, 2 = B, 3 = C</text:h>
      <text:h text:style-name="P129" text:outline-level="3">GP1 = 0.601846</text:h>
      <text:h text:style-name="P129" text:outline-level="3">GP2 = 0.245822</text:h>
      <text:h text:style-name="P129" text:outline-level="3">GP3 = 0.152333</text:h>
      <text:h text:style-name="P129" text:outline-level="3">5. Enter the priorities of the matrix for the third parameter</text:h>
      <text:h text:style-name="P129" text:outline-level="3">First Matrix)</text:h>
      <text:h text:style-name="P129" text:outline-level="3">Enter the weight of 1 compared to 2 (1/1): 9</text:h>
      <text:h text:style-name="P129" text:outline-level="3">Enter the weight of 1 compared to 3 (1/2): 5</text:h>
      <text:h text:style-name="P129" text:outline-level="3">Enter the weight of 2 compared to 3 (1/1): 1/7</text:h>
      <text:h text:style-name="P129" text:outline-level="3">Saati matrix:</text:h>
      <text:h text:style-name="P129" text:outline-level="3"><text:s text:c="4"/>1.0000 <text:s text:c="3"/>9.0000 <text:s text:c="3"/>5.0000</text:h>
      <text:h text:style-name="P129" text:outline-level="3"><text:s text:c="4"/>0.1111 <text:s text:c="3"/>1.0000 <text:s text:c="3"/>0.1429</text:h>
      <text:h text:style-name="P129" text:outline-level="3"><text:s text:c="4"/>0.2000 <text:s text:c="3"/>7.0000 <text:s text:c="3"/>1.0000</text:h>
      <text:h text:style-name="P129" text:outline-level="3"/>
      <text:h text:style-name="P129" text:outline-level="3">C1 = 3.556893</text:h>
      <text:h text:style-name="P129" text:outline-level="3">C2 = 0.251316</text:h>
      <text:h text:style-name="P129" text:outline-level="3">C3 = 1.118689</text:h>
      <text:h text:style-name="P129" text:outline-level="3">Sum of geometric Means is 4.926898</text:h>
      <text:h text:style-name="P129" text:outline-level="3">LP1 = <text:s/>0.721934</text:h>
      <text:h text:style-name="P129" text:outline-level="3">LP2 = <text:s/>0.051009</text:h>
      <text:h text:style-name="P129" text:outline-level="3">LP3 = <text:s/>0.227057</text:h>
      <text:h text:style-name="P129" text:outline-level="3">Second Matrix)</text:h>
      <text:h text:style-name="P129" text:outline-level="3">Enter the weight of 1 compared to 2 (1/1): 5</text:h>
      <text:h text:style-name="P129" text:outline-level="3">Enter the weight of 1 compared to 3 (1/2): 3</text:h>
      <text:h text:style-name="P129" text:outline-level="3"><text:soft-page-break/>Enter the weight of 2 compared to 3 (1/1): 1/3</text:h>
      <text:h text:style-name="P129" text:outline-level="3">Saati matrix:</text:h>
      <text:h text:style-name="P129" text:outline-level="3"><text:s text:c="4"/>1.0000 <text:s text:c="3"/>5.0000 <text:s text:c="3"/>3.0000</text:h>
      <text:h text:style-name="P129" text:outline-level="3"><text:s text:c="4"/>0.2000 <text:s text:c="3"/>1.0000 <text:s text:c="3"/>0.3333</text:h>
      <text:h text:style-name="P129" text:outline-level="3"><text:s text:c="4"/>0.3333 <text:s text:c="3"/>3.0000 <text:s text:c="3"/>1.0000</text:h>
      <text:h text:style-name="P129" text:outline-level="3"/>
      <text:h text:style-name="P129" text:outline-level="3">C1 = 2.466212</text:h>
      <text:h text:style-name="P129" text:outline-level="3">C2 = 0.405480</text:h>
      <text:h text:style-name="P129" text:outline-level="3">C3 = 1.000000</text:h>
      <text:h text:style-name="P129" text:outline-level="3">Sum of geometric Means is 3.871692</text:h>
      <text:h text:style-name="P129" text:outline-level="3">LP1 = <text:s/>0.636986</text:h>
      <text:h text:style-name="P129" text:outline-level="3">LP2 = <text:s/>0.104729</text:h>
      <text:h text:style-name="P129" text:outline-level="3">LP3 = <text:s/>0.258285</text:h>
      <text:h text:style-name="P129" text:outline-level="3">Third Matrix)</text:h>
      <text:h text:style-name="P129" text:outline-level="3">Enter the weight of 1 compared to 2 (1/1): 7</text:h>
      <text:h text:style-name="P129" text:outline-level="3">Enter the weight of 1 compared to 3 (1/2): 3</text:h>
      <text:h text:style-name="P129" text:outline-level="3">Enter the weight of 2 compared to 3 (1/1): 1/5</text:h>
      <text:h text:style-name="P129" text:outline-level="3">Saati matrix:</text:h>
      <text:h text:style-name="P129" text:outline-level="3"><text:s text:c="4"/>1.0000 <text:s text:c="3"/>7.0000 <text:s text:c="3"/>3.0000</text:h>
      <text:h text:style-name="P129" text:outline-level="3"><text:s text:c="4"/>0.1429 <text:s text:c="3"/>1.0000 <text:s text:c="3"/>0.2000</text:h>
      <text:h text:style-name="P129" text:outline-level="3"><text:s text:c="4"/>0.3333 <text:s text:c="3"/>5.0000 <text:s text:c="3"/>1.0000</text:h>
      <text:h text:style-name="P129" text:outline-level="3"/>
      <text:h text:style-name="P129" text:outline-level="3">C1 = 2.758924</text:h>
      <text:h text:style-name="P129" text:outline-level="3">C2 = 0.305711</text:h>
      <text:h text:style-name="P129" text:outline-level="3">C3 = 1.185631</text:h>
      <text:h text:style-name="P129" text:outline-level="3">Sum of geometric Means is 4.250266</text:h>
      <text:h text:style-name="P129" text:outline-level="3">LP1 = <text:s/>0.649118</text:h>
      <text:h text:style-name="P129" text:outline-level="3">LP2 = <text:s/>0.071927</text:h>
      <text:h text:style-name="P129" text:outline-level="3">LP3 = <text:s/>0.278955</text:h>
      <text:h text:style-name="P129" text:outline-level="3">1 = A, 2 = B, 3 = C</text:h>
      <text:h text:style-name="P129" text:outline-level="3">GP1 = 0.606744</text:h>
      <text:h text:style-name="P129" text:outline-level="3">GP2 = 0.138789</text:h>
      <text:h text:style-name="P129" text:outline-level="3">GP3 = 0.254467</text:h>
      <text:h text:style-name="P129" text:outline-level="3">6. Enter the percentage of each group</text:h>
      <text:h text:style-name="P129" text:outline-level="3"><text:soft-page-break/>What is the percentage of group 1? (write type do1uble number ex 0.2): 0.2</text:h>
      <text:h text:style-name="P129" text:outline-level="3">What is the percentage of group 2? (write type double number): 0.5</text:h>
      <text:h text:style-name="P129" text:outline-level="3">What is the percentage of group 3? (write type double number): 0.3</text:h>
      <text:h text:style-name="P129" text:outline-level="3">The final result is:</text:h>
      <text:h text:style-name="P129" text:outline-level="3">EA = 0.527474</text:h>
      <text:h text:style-name="P129" text:outline-level="3">EB = 0.266066</text:h>
      <text:h text:style-name="P129" text:outline-level="3">EC = 0.206460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gBlue Terminal 437TT" svg:font-family="'BigBlue Terminal 437TT', monospace, monospace, 'Droid Sans Mono', monospace, monospac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style:page-number="auto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margin-top="0cm" fo:margin-bottom="0cm" style:contextual-spacing="false" fo:line-height="120%" fo:text-align="justify" style:justify-single-word="false" fo:text-indent="1.251cm" style:auto-text-indent="false"/>
      <style:text-properties style:use-window-font-color="true" loext:opacity="0%"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0pt"/>
    </style:style>
    <style:style style:name="основной_20_гост" style:display-name="основной гост" style:family="paragraph" style:parent-style-name="Standard" loext:linked-style-name="основной_20_гост_20_Знак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language-asian="en" style:country-asian="US" style:font-name-complex="Noto Sans Arabic UI" style:font-family-complex="'Noto Sans Arabic UI'" style:font-family-generic-complex="system" style:font-pitch-complex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fo:color="#000000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Calibri1" style:font-family-complex="Calibri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fo:color="#000000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Calibri1" style:font-family-complex="Calibri" style:font-family-generic-complex="system" style:font-pitch-complex="variable"/>
    </style:style>
    <style:style style:name="line_20_number" style:display-name="line number" style:family="text" style:parent-style-name="Default_20_Paragraph_20_Font"/>
    <style:style style:name="основной_20_гост_20_Знак" style:display-name="основной гост Знак" style:family="text" style:parent-style-name="Default_20_Paragraph_20_Font" loext:linked-style-name="основной_20_гост">
      <style:text-properties style:font-name="Times New Roman1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style="normal" fo:font-weight="bold" style:font-style-asian="normal" style:font-weight-asian="bold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4pt" style:font-size-asian="14pt"/>
    </style:style>
    <style:style style:name="ListLabel_20_11" style:display-name="ListLabel 11" style:family="text">
      <style:text-properties fo:font-size="14pt" style:font-size-asian="14pt"/>
    </style:style>
    <style:style style:name="ListLabel_20_12" style:display-name="ListLabel 12" style:family="text">
      <style:text-properties fo:font-size="14pt" style:font-size-asian="14pt"/>
    </style:style>
    <style:style style:name="ListLabel_20_13" style:display-name="ListLabel 13" style:family="text">
      <style:text-properties fo:font-size="14pt" style:font-size-asian="14pt"/>
    </style:style>
    <style:style style:name="ListLabel_20_14" style:display-name="ListLabel 14" style:family="text">
      <style:text-properties fo:font-size="14pt" style:font-size-asian="14pt"/>
    </style:style>
    <style:style style:name="ListLabel_20_15" style:display-name="ListLabel 15" style:family="text">
      <style:text-properties fo:font-size="14pt" style:font-size-asian="14pt"/>
    </style:style>
    <style:style style:name="ListLabel_20_16" style:display-name="ListLabel 16" style:family="text">
      <style:text-properties fo:font-size="14pt" style:font-size-asian="14pt"/>
    </style:style>
    <style:style style:name="ListLabel_20_17" style:display-name="ListLabel 17" style:family="text">
      <style:text-properties fo:font-size="14pt" style:font-size-asian="14pt"/>
    </style:style>
    <style:style style:name="ListLabel_20_18" style:display-name="ListLabel 18" style:family="text">
      <style:text-properties fo:font-size="14pt" style:font-size-asian="14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−" style:num-suffix="−" text:bullet-char="−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'Times New Roman'" style:font-style-name="Regular" style:font-pitch="variable"/>
      </text:list-level-style-bullet>
      <text:list-level-style-number text:level="2" text:style-name="ListLabel_20_2" loext:num-list-format="%2%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 text:start-value="2">
        <style:list-level-properties text:list-level-position-and-space-mode="label-alignment">
          <style:list-level-label-alignment text:label-followed-by="listtab" text:list-tab-stop-position="1.746cm" fo:text-indent="-1.746cm" fo:margin-left="1.746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746cm" fo:text-indent="-1.746cm" fo:margin-left="2.746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747cm" fo:text-indent="-1.746cm" fo:margin-left="3.747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905cm" fo:text-indent="-1.905cm" fo:margin-left="4.905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906cm" fo:text-indent="-1.905cm" fo:margin-left="5.906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7.541cm" fo:text-indent="-2.54cm" fo:margin-left="7.541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8.541cm" fo:text-indent="-2.54cm" fo:margin-left="8.541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0.176cm" fo:text-indent="-3.175cm" fo:margin-left="10.176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1.811cm" fo:text-indent="-3.81cm" fo:margin-left="11.8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Times New Roman1" fo:font-size="12pt" style:font-size-asian="12pt" style:font-name-complex="Times New Roman2" style:font-size-complex="12pt"/>
    </style:style>
    <style:page-layout style:name="Mpm1">
      <style:page-layout-properties fo:page-width="21.001cm" fo:page-height="29.7cm" style:num-format="1" style:print-orientation="portrait" fo:margin-top="2cm" fo:margin-bottom="0.741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9cm" fo:margin-left="0cm" fo:margin-right="0cm" fo:margin-top="1.15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нжелика Деркач</meta:initial-creator>
    <meta:editing-cycles>52</meta:editing-cycles>
    <meta:creation-date>2022-02-08T22:35:00</meta:creation-date>
    <dc:date>2023-04-04T11:46:54.028273320</dc:date>
    <meta:editing-duration>PT8H20M24S</meta:editing-duration>
    <meta:generator>LibreOffice/7.3.7.2$Linux_X86_64 LibreOffice_project/30$Build-2</meta:generator>
    <meta:document-statistic meta:table-count="15" meta:image-count="0" meta:object-count="52" meta:page-count="18" meta:paragraph-count="647" meta:word-count="2378" meta:character-count="14566" meta:non-whitespace-character-count="12219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sub>
      <mi>L</mi>
      <mrow>
        <mi>k</mi>
        <mn>1</mn>
      </mrow>
    </msub>
    <annotation encoding="StarMath 5.0">L_k1</annotation>
  </semantics>
</math>
</file>

<file path=Object 10/content.xml><?xml version="1.0" encoding="utf-8"?>
<math xmlns="http://www.w3.org/1998/Math/MathML" display="block">
  <semantics>
    <mrow>
      <msubsup>
        <mi>L</mi>
        <mi>A</mi>
        <mrow>
          <mi>K</mi>
          <mn>4</mn>
        </mrow>
      </msubsup>
      <mo stretchy="false">=</mo>
      <mn>0.178178</mn>
    </mrow>
    <annotation encoding="StarMath 5.0">L^K4_A = 0.178178</annotation>
  </semantics>
</math>
</file>

<file path=Object 11/content.xml><?xml version="1.0" encoding="utf-8"?>
<math xmlns="http://www.w3.org/1998/Math/MathML" display="block">
  <semantics>
    <mrow>
      <msubsup>
        <mi>L</mi>
        <mi>A</mi>
        <mrow>
          <mi>K</mi>
          <mn>3</mn>
        </mrow>
      </msubsup>
      <mo stretchy="false">=</mo>
      <mn>0.649118</mn>
    </mrow>
    <annotation encoding="StarMath 5.0">L^K3_A = 0.649118</annotation>
  </semantics>
</math>
</file>

<file path=Object 12/content.xml><?xml version="1.0" encoding="utf-8"?>
<math xmlns="http://www.w3.org/1998/Math/MathML" display="block">
  <semantics>
    <mrow>
      <msubsup>
        <mi>L</mi>
        <mi>A</mi>
        <mrow>
          <mi>K</mi>
          <mn>3</mn>
        </mrow>
      </msubsup>
      <mo stretchy="false">=</mo>
      <mn>0.071927</mn>
    </mrow>
    <annotation encoding="StarMath 5.0">L^K3_A = 0.071927</annotation>
  </semantics>
</math>
</file>

<file path=Object 13/content.xml><?xml version="1.0" encoding="utf-8"?>
<math xmlns="http://www.w3.org/1998/Math/MathML" display="block">
  <semantics>
    <mrow>
      <msubsup>
        <mi>L</mi>
        <mi>A</mi>
        <mrow>
          <mi>K</mi>
          <mn>3</mn>
        </mrow>
      </msubsup>
      <mo stretchy="false">=</mo>
      <mn>0.278955</mn>
    </mrow>
    <annotation encoding="StarMath 5.0">L^K3_A = 0.278955</annotation>
  </semantics>
</math>
</file>

<file path=Object 14/content.xml><?xml version="1.0" encoding="utf-8"?>
<math xmlns="http://www.w3.org/1998/Math/MathML" display="block">
  <semantics>
    <mrow>
      <msubsup>
        <mi>L</mi>
        <mi>A</mi>
        <mrow>
          <mi>K</mi>
          <mn>4</mn>
        </mrow>
      </msubsup>
      <mo stretchy="false">=</mo>
      <mn>0.070418</mn>
    </mrow>
    <annotation encoding="StarMath 5.0">L^K4_A = 0.070418</annotation>
  </semantics>
</math>
</file>

<file path=Object 15/content.xml><?xml version="1.0" encoding="utf-8"?>
<math xmlns="http://www.w3.org/1998/Math/MathML" display="block">
  <semantics>
    <mrow>
      <msubsup>
        <mi>L</mi>
        <mi>A</mi>
        <mrow>
          <mi>K</mi>
          <mn>4</mn>
        </mrow>
      </msubsup>
      <mo stretchy="false">=</mo>
      <mn>0.751405</mn>
    </mrow>
    <annotation encoding="StarMath 5.0">L^K4_A = 0.751405</annotation>
  </semantics>
</math>
</file>

<file path=Object 16/content.xml><?xml version="1.0" encoding="utf-8"?>
<math xmlns="http://www.w3.org/1998/Math/MathML" display="block">
  <semantics>
    <mrow>
      <msubsup>
        <mi>L</mi>
        <mi>A</mi>
        <mrow>
          <mi>K</mi>
          <mn>4</mn>
        </mrow>
      </msubsup>
      <mo stretchy="false">=</mo>
      <mn>0.178178</mn>
    </mrow>
    <annotation encoding="StarMath 5.0">L^K4_A = 0.178178</annotation>
  </semantics>
</math>
</file>

<file path=Object 17/content.xml><?xml version="1.0" encoding="utf-8"?>
<math xmlns="http://www.w3.org/1998/Math/MathML" display="block">
  <semantics>
    <mrow>
      <msubsup>
        <mi>L</mi>
        <mi>A</mi>
        <mrow>
          <mi>K</mi>
          <mn>2</mn>
        </mrow>
      </msubsup>
      <mo stretchy="false">=</mo>
      <mn>0.636986</mn>
    </mrow>
    <annotation encoding="StarMath 5.0">L^K2_A =  0.636986</annotation>
  </semantics>
</math>
</file>

<file path=Object 18/content.xml><?xml version="1.0" encoding="utf-8"?>
<math xmlns="http://www.w3.org/1998/Math/MathML" display="block">
  <semantics>
    <mrow>
      <msubsup>
        <mi>L</mi>
        <mi>B</mi>
        <mrow>
          <mi>K</mi>
          <mn>2</mn>
        </mrow>
      </msubsup>
      <mo stretchy="false">=</mo>
      <mn>0.258285</mn>
    </mrow>
    <annotation encoding="StarMath 5.0">L^K2_B = 0.258285</annotation>
  </semantics>
</math>
</file>

<file path=Object 19/content.xml><?xml version="1.0" encoding="utf-8"?>
<math xmlns="http://www.w3.org/1998/Math/MathML" display="block">
  <semantics>
    <mrow>
      <msubsup>
        <mi>L</mi>
        <mi>C</mi>
        <mrow>
          <mi>K</mi>
          <mn>2</mn>
        </mrow>
      </msubsup>
      <mo stretchy="false">=</mo>
      <mn>0.104729</mn>
    </mrow>
    <annotation encoding="StarMath 5.0">L^K2_C = 0.104729</annotation>
  </semantics>
</math>
</file>

<file path=Object 2/content.xml><?xml version="1.0" encoding="utf-8"?>
<math xmlns="http://www.w3.org/1998/Math/MathML" display="block">
  <semantics>
    <msub>
      <mi>L</mi>
      <mrow>
        <mi>k</mi>
        <mn>2</mn>
      </mrow>
    </msub>
    <annotation encoding="StarMath 5.0">L_k2</annotation>
  </semantics>
</math>
</file>

<file path=Object 20/content.xml><?xml version="1.0" encoding="utf-8"?>
<math xmlns="http://www.w3.org/1998/Math/MathML" display="block">
  <semantics>
    <mrow>
      <msubsup>
        <mi>L</mi>
        <mi>A</mi>
        <mrow>
          <mi>K</mi>
          <mn>3</mn>
        </mrow>
      </msubsup>
      <mo stretchy="false">=</mo>
      <mn>0.649118</mn>
    </mrow>
    <annotation encoding="StarMath 5.0">L^K3_A = 0.649118</annotation>
  </semantics>
</math>
</file>

<file path=Object 21/content.xml><?xml version="1.0" encoding="utf-8"?>
<math xmlns="http://www.w3.org/1998/Math/MathML" display="block">
  <semantics>
    <mrow>
      <msubsup>
        <mi>L</mi>
        <mi>A</mi>
        <mrow>
          <mi>K</mi>
          <mn>3</mn>
        </mrow>
      </msubsup>
      <mo stretchy="false">=</mo>
      <mn>0.071927</mn>
    </mrow>
    <annotation encoding="StarMath 5.0">L^K3_A = 0.071927</annotation>
  </semantics>
</math>
</file>

<file path=Object 22/content.xml><?xml version="1.0" encoding="utf-8"?>
<math xmlns="http://www.w3.org/1998/Math/MathML" display="block">
  <semantics>
    <mrow>
      <msubsup>
        <mi>L</mi>
        <mi>A</mi>
        <mrow>
          <mi>K</mi>
          <mn>3</mn>
        </mrow>
      </msubsup>
      <mo stretchy="false">=</mo>
      <mn>0.278955</mn>
    </mrow>
    <annotation encoding="StarMath 5.0">L^K3_A = 0.278955</annotation>
  </semantics>
</math>
</file>

<file path=Object 23/content.xml><?xml version="1.0" encoding="utf-8"?>
<math xmlns="http://www.w3.org/1998/Math/MathML" display="block">
  <semantics>
    <mrow>
      <msubsup>
        <mi>L</mi>
        <mi>A</mi>
        <mrow>
          <mi>K</mi>
          <mn>2</mn>
        </mrow>
      </msubsup>
      <mo stretchy="false">=</mo>
      <mn>0.636986</mn>
    </mrow>
    <annotation encoding="StarMath 5.0">L^K2_A = 0.636986</annotation>
  </semantics>
</math>
</file>

<file path=Object 24/content.xml><?xml version="1.0" encoding="utf-8"?>
<math xmlns="http://www.w3.org/1998/Math/MathML" display="block">
  <semantics>
    <mrow>
      <msubsup>
        <mi>L</mi>
        <mi>B</mi>
        <mrow>
          <mi>K</mi>
          <mn>2</mn>
        </mrow>
      </msubsup>
      <mo stretchy="false">=</mo>
      <mn>0.104729</mn>
    </mrow>
    <annotation encoding="StarMath 5.0">L^K2_B = 0.104729</annotation>
  </semantics>
</math>
</file>

<file path=Object 25/content.xml><?xml version="1.0" encoding="utf-8"?>
<math xmlns="http://www.w3.org/1998/Math/MathML" display="block">
  <semantics>
    <mrow>
      <msubsup>
        <mi>L</mi>
        <mi>C</mi>
        <mrow>
          <mi>K</mi>
          <mn>2</mn>
        </mrow>
      </msubsup>
      <mo stretchy="false">=</mo>
      <mn>0.258285</mn>
    </mrow>
    <annotation encoding="StarMath 5.0">L^K2_C = 0.258285</annotation>
  </semantics>
</math>
</file>

<file path=Object 26/content.xml><?xml version="1.0" encoding="utf-8"?>
<math xmlns="http://www.w3.org/1998/Math/MathML" display="block">
  <semantics>
    <mrow>
      <msubsup>
        <mi>L</mi>
        <mi>A</mi>
        <mrow>
          <mi>K</mi>
          <mn>3</mn>
        </mrow>
      </msubsup>
      <mo stretchy="false">=</mo>
      <mn>0.649118</mn>
    </mrow>
    <annotation encoding="StarMath 5.0">L^K3_A = 0.649118</annotation>
  </semantics>
</math>
</file>

<file path=Object 27/content.xml><?xml version="1.0" encoding="utf-8"?>
<math xmlns="http://www.w3.org/1998/Math/MathML" display="block">
  <semantics>
    <mrow>
      <msubsup>
        <mi>L</mi>
        <mi>A</mi>
        <mrow>
          <mi>K</mi>
          <mn>3</mn>
        </mrow>
      </msubsup>
      <mo stretchy="false">=</mo>
      <mn>0.071927</mn>
    </mrow>
    <annotation encoding="StarMath 5.0">L^K3_A = 0.071927</annotation>
  </semantics>
</math>
</file>

<file path=Object 28/content.xml><?xml version="1.0" encoding="utf-8"?>
<math xmlns="http://www.w3.org/1998/Math/MathML" display="block">
  <semantics>
    <mrow>
      <msubsup>
        <mi>L</mi>
        <mi>A</mi>
        <mrow>
          <mi>K</mi>
          <mn>3</mn>
        </mrow>
      </msubsup>
      <mo stretchy="false">=</mo>
      <mn>0.278955</mn>
    </mrow>
    <annotation encoding="StarMath 5.0">L^K3_A = 0.278955</annotation>
  </semantics>
</math>
</file>

<file path=Object 29/content.xml><?xml version="1.0" encoding="utf-8"?>
<math xmlns="http://www.w3.org/1998/Math/MathML" display="block">
  <semantics>
    <mrow>
      <msubsup>
        <mi>L</mi>
        <mi>A</mi>
        <mrow>
          <mi>K</mi>
          <mn>1</mn>
        </mrow>
      </msubsup>
      <mo stretchy="false">=</mo>
      <mn>0.649118</mn>
    </mrow>
    <annotation encoding="StarMath 5.0">L^K1_A = 0.649118</annotation>
  </semantics>
</math>
</file>

<file path=Object 3/content.xml><?xml version="1.0" encoding="utf-8"?>
<math xmlns="http://www.w3.org/1998/Math/MathML" display="block">
  <semantics>
    <msub>
      <mi>L</mi>
      <mrow>
        <mi>k</mi>
        <mn>3</mn>
      </mrow>
    </msub>
    <annotation encoding="StarMath 5.0">L_k3</annotation>
  </semantics>
</math>
</file>

<file path=Object 30/content.xml><?xml version="1.0" encoding="utf-8"?>
<math xmlns="http://www.w3.org/1998/Math/MathML" display="block">
  <semantics>
    <mrow>
      <msubsup>
        <mi>L</mi>
        <mi>A</mi>
        <mrow>
          <mi>K</mi>
          <mn>1</mn>
        </mrow>
      </msubsup>
      <mo stretchy="false">=</mo>
      <mn>0.071927</mn>
    </mrow>
    <annotation encoding="StarMath 5.0">L^K1_A = 0.071927</annotation>
  </semantics>
</math>
</file>

<file path=Object 31/content.xml><?xml version="1.0" encoding="utf-8"?>
<math xmlns="http://www.w3.org/1998/Math/MathML" display="block">
  <semantics>
    <mrow>
      <msubsup>
        <mi>L</mi>
        <mi>A</mi>
        <mrow>
          <mi>K</mi>
          <mn>1</mn>
        </mrow>
      </msubsup>
      <mo stretchy="false">=</mo>
      <mn>0.278955</mn>
    </mrow>
    <annotation encoding="StarMath 5.0">L^K1_A = 0.278955</annotation>
  </semantics>
</math>
</file>

<file path=Object 32/content.xml><?xml version="1.0" encoding="utf-8"?>
<math xmlns="http://www.w3.org/1998/Math/MathML" display="block">
  <semantics>
    <mrow>
      <msubsup>
        <mi>L</mi>
        <mi>A</mi>
        <mrow>
          <mi>K</mi>
          <mn>1</mn>
        </mrow>
      </msubsup>
      <mo stretchy="false">=</mo>
      <mn>0.721934</mn>
    </mrow>
    <annotation encoding="StarMath 5.0">L^K1_A = 0.721934</annotation>
  </semantics>
</math>
</file>

<file path=Object 33/content.xml><?xml version="1.0" encoding="utf-8"?>
<math xmlns="http://www.w3.org/1998/Math/MathML" display="block">
  <semantics>
    <mrow>
      <msubsup>
        <mi>L</mi>
        <mi>B</mi>
        <mrow>
          <mi>K</mi>
          <mn>1</mn>
        </mrow>
      </msubsup>
      <mo stretchy="false">=</mo>
      <mn>0.051009</mn>
    </mrow>
    <annotation encoding="StarMath 5.0">L^K1_B = 0.051009</annotation>
  </semantics>
</math>
</file>

<file path=Object 34/content.xml><?xml version="1.0" encoding="utf-8"?>
<math xmlns="http://www.w3.org/1998/Math/MathML" display="block">
  <semantics>
    <mrow>
      <msubsup>
        <mi>L</mi>
        <mi>C</mi>
        <mrow>
          <mi>K</mi>
          <mn>1</mn>
        </mrow>
      </msubsup>
      <mo stretchy="false">=</mo>
      <mn>0.227057</mn>
    </mrow>
    <annotation encoding="StarMath 5.0">L^K1_C = 0.227057</annotation>
  </semantics>
</math>
</file>

<file path=Object 35/content.xml><?xml version="1.0" encoding="utf-8"?>
<math xmlns="http://www.w3.org/1998/Math/MathML" display="block">
  <semantics>
    <mrow>
      <msubsup>
        <mi>L</mi>
        <mi>A</mi>
        <mrow>
          <mi>K</mi>
          <mn>2</mn>
        </mrow>
      </msubsup>
      <mo stretchy="false">=</mo>
      <mn>0.104729</mn>
    </mrow>
    <annotation encoding="StarMath 5.0">L^K2_A = 0.104729</annotation>
  </semantics>
</math>
</file>

<file path=Object 36/content.xml><?xml version="1.0" encoding="utf-8"?>
<math xmlns="http://www.w3.org/1998/Math/MathML" display="block">
  <semantics>
    <mrow>
      <msubsup>
        <mi>L</mi>
        <mi>B</mi>
        <mrow>
          <mi>K</mi>
          <mn>2</mn>
        </mrow>
      </msubsup>
      <mo stretchy="false">=</mo>
      <mn>0.636986</mn>
    </mrow>
    <annotation encoding="StarMath 5.0">L^K2_B = 0.636986</annotation>
  </semantics>
</math>
</file>

<file path=Object 37/content.xml><?xml version="1.0" encoding="utf-8"?>
<math xmlns="http://www.w3.org/1998/Math/MathML" display="block">
  <semantics>
    <mrow>
      <msubsup>
        <mi>L</mi>
        <mi>C</mi>
        <mrow>
          <mi>K</mi>
          <mn>2</mn>
        </mrow>
      </msubsup>
      <mo stretchy="false">=</mo>
      <mn>0.258285</mn>
    </mrow>
    <annotation encoding="StarMath 5.0">L^K2_C = 0.258285</annotation>
  </semantics>
</math>
</file>

<file path=Object 38/content.xml><?xml version="1.0" encoding="utf-8"?>
<math xmlns="http://www.w3.org/1998/Math/MathML" display="block">
  <semantics>
    <mrow>
      <msubsup>
        <mi>L</mi>
        <mi>A</mi>
        <mrow>
          <mi>K</mi>
          <mn>1</mn>
        </mrow>
      </msubsup>
      <mo stretchy="false">=</mo>
      <mn>0.454545</mn>
    </mrow>
    <annotation encoding="StarMath 5.0">L^K1_A = 0.454545</annotation>
  </semantics>
</math>
</file>

<file path=Object 39/content.xml><?xml version="1.0" encoding="utf-8"?>
<math xmlns="http://www.w3.org/1998/Math/MathML" display="block">
  <semantics>
    <mrow>
      <msubsup>
        <mi>L</mi>
        <mi>B</mi>
        <mrow>
          <mi>K</mi>
          <mn>1</mn>
        </mrow>
      </msubsup>
      <mo stretchy="false">=</mo>
      <mn>0.090909</mn>
    </mrow>
    <annotation encoding="StarMath 5.0">L^K1_B = 0.090909</annotation>
  </semantics>
</math>
</file>

<file path=Object 4/content.xml><?xml version="1.0" encoding="utf-8"?>
<math xmlns="http://www.w3.org/1998/Math/MathML" display="block">
  <semantics>
    <msub>
      <mi>L</mi>
      <mrow>
        <mi>k</mi>
        <mn>4</mn>
      </mrow>
    </msub>
    <annotation encoding="StarMath 5.0">L_k4</annotation>
  </semantics>
</math>
</file>

<file path=Object 40/content.xml><?xml version="1.0" encoding="utf-8"?>
<math xmlns="http://www.w3.org/1998/Math/MathML" display="block">
  <semantics>
    <mrow>
      <msubsup>
        <mi>L</mi>
        <mi>C</mi>
        <mrow>
          <mi>K</mi>
          <mn>1</mn>
        </mrow>
      </msubsup>
      <mo stretchy="false">=</mo>
      <mn>0.454545</mn>
    </mrow>
    <annotation encoding="StarMath 5.0">L^K1_C = 0.454545</annotation>
  </semantics>
</math>
</file>

<file path=Object 41/content.xml><?xml version="1.0" encoding="utf-8"?>
<math xmlns="http://www.w3.org/1998/Math/MathML" display="block">
  <semantics>
    <mrow>
      <msub>
        <mi>G</mi>
        <mi>A</mi>
      </msub>
      <mo stretchy="false">=</mo>
      <mn>0.601846</mn>
    </mrow>
    <annotation encoding="StarMath 5.0">G_A = 0.601846</annotation>
  </semantics>
</math>
</file>

<file path=Object 42/content.xml><?xml version="1.0" encoding="utf-8"?>
<math xmlns="http://www.w3.org/1998/Math/MathML" display="block">
  <semantics>
    <mrow>
      <msub>
        <mi>G</mi>
        <mi>B</mi>
      </msub>
      <mo stretchy="false">=</mo>
      <mn>0.245822</mn>
    </mrow>
    <annotation encoding="StarMath 5.0">G_B = 0.245822</annotation>
  </semantics>
</math>
</file>

<file path=Object 43/content.xml><?xml version="1.0" encoding="utf-8"?>
<math xmlns="http://www.w3.org/1998/Math/MathML" display="block">
  <semantics>
    <mrow>
      <msub>
        <mi>G</mi>
        <mi>C</mi>
      </msub>
      <mo stretchy="false">=</mo>
      <mn>0.152333</mn>
    </mrow>
    <annotation encoding="StarMath 5.0">G_C = 0.152333</annotation>
  </semantics>
</math>
</file>

<file path=Object 44/content.xml><?xml version="1.0" encoding="utf-8"?>
<math xmlns="http://www.w3.org/1998/Math/MathML" display="block">
  <semantics>
    <mrow>
      <msubsup>
        <mi>L</mi>
        <mi>A</mi>
        <mrow>
          <mi>K</mi>
          <mn>4</mn>
        </mrow>
      </msubsup>
      <mo stretchy="false">=</mo>
      <mn>0.070418</mn>
    </mrow>
    <annotation encoding="StarMath 5.0">L^K4_A = 0.070418</annotation>
  </semantics>
</math>
</file>

<file path=Object 45/content.xml><?xml version="1.0" encoding="utf-8"?>
<math xmlns="http://www.w3.org/1998/Math/MathML" display="block">
  <semantics>
    <mrow>
      <msubsup>
        <mi>L</mi>
        <mi>A</mi>
        <mrow>
          <mi>K</mi>
          <mn>4</mn>
        </mrow>
      </msubsup>
      <mo stretchy="false">=</mo>
      <mn>0.751405</mn>
    </mrow>
    <annotation encoding="StarMath 5.0">L^K4_A = 0.751405</annotation>
  </semantics>
</math>
</file>

<file path=Object 46/content.xml><?xml version="1.0" encoding="utf-8"?>
<math xmlns="http://www.w3.org/1998/Math/MathML" display="block">
  <semantics>
    <mrow>
      <msubsup>
        <mi>L</mi>
        <mi>A</mi>
        <mrow>
          <mi>K</mi>
          <mn>4</mn>
        </mrow>
      </msubsup>
      <mo stretchy="false">=</mo>
      <mn>0.178178</mn>
    </mrow>
    <annotation encoding="StarMath 5.0">L^K4_A = 0.178178</annotation>
  </semantics>
</math>
</file>

<file path=Object 47/content.xml><?xml version="1.0" encoding="utf-8"?>
<math xmlns="http://www.w3.org/1998/Math/MathML" display="block">
  <semantics>
    <mrow>
      <msub>
        <mi>G</mi>
        <mi>A</mi>
      </msub>
      <mo stretchy="false">=</mo>
      <mn>0.606744</mn>
    </mrow>
    <annotation encoding="StarMath 5.0">G_A = 0.606744</annotation>
  </semantics>
</math>
</file>

<file path=Object 48/content.xml><?xml version="1.0" encoding="utf-8"?>
<math xmlns="http://www.w3.org/1998/Math/MathML" display="block">
  <semantics>
    <mrow>
      <msub>
        <mi>G</mi>
        <mi>B</mi>
      </msub>
      <mo stretchy="false">=</mo>
      <mn>0.138789</mn>
    </mrow>
    <annotation encoding="StarMath 5.0">G_B = 0.138789</annotation>
  </semantics>
</math>
</file>

<file path=Object 49/content.xml><?xml version="1.0" encoding="utf-8"?>
<math xmlns="http://www.w3.org/1998/Math/MathML" display="block">
  <semantics>
    <mrow>
      <msub>
        <mi>G</mi>
        <mi>C</mi>
      </msub>
      <mo stretchy="false">=</mo>
      <mn>0.254467</mn>
    </mrow>
    <annotation encoding="StarMath 5.0">G_C = 0.254467</annotation>
  </semantics>
</math>
</file>

<file path=Object 5/content.xml><?xml version="1.0" encoding="utf-8"?>
<math xmlns="http://www.w3.org/1998/Math/MathML" display="block">
  <semantics>
    <mrow>
      <msub>
        <mi>G</mi>
        <mi>A</mi>
      </msub>
      <mo stretchy="false">=</mo>
      <mn>0.222638</mn>
    </mrow>
    <annotation encoding="StarMath 5.0">G_A = 0.222638</annotation>
  </semantics>
</math>
</file>

<file path=Object 50/content.xml><?xml version="1.0" encoding="utf-8"?>
<math xmlns="http://www.w3.org/1998/Math/MathML" display="block">
  <semantics>
    <mrow>
      <msub>
        <mi>E</mi>
        <mi>A</mi>
      </msub>
      <mo stretchy="false">=</mo>
      <mn>0.527474</mn>
    </mrow>
    <annotation encoding="StarMath 5.0">E_A = 0.527474</annotation>
  </semantics>
</math>
</file>

<file path=Object 51/content.xml><?xml version="1.0" encoding="utf-8"?>
<math xmlns="http://www.w3.org/1998/Math/MathML" display="block">
  <semantics>
    <mrow>
      <msub>
        <mi>E</mi>
        <mi>B</mi>
      </msub>
      <mo stretchy="false">=</mo>
      <mn>0.266066</mn>
    </mrow>
    <annotation encoding="StarMath 5.0">E_B = 0.266066</annotation>
  </semantics>
</math>
</file>

<file path=Object 52/content.xml><?xml version="1.0" encoding="utf-8"?>
<math xmlns="http://www.w3.org/1998/Math/MathML" display="block">
  <semantics>
    <mrow>
      <msub>
        <mi>E</mi>
        <mi>C</mi>
      </msub>
      <mo stretchy="false">=</mo>
      <mn>0.206460</mn>
    </mrow>
    <annotation encoding="StarMath 5.0">E_C = 0.206460</annotation>
  </semantics>
</math>
</file>

<file path=Object 6/content.xml><?xml version="1.0" encoding="utf-8"?>
<math xmlns="http://www.w3.org/1998/Math/MathML" display="block">
  <semantics>
    <mrow>
      <msub>
        <mi>G</mi>
        <mi>B</mi>
      </msub>
      <mo stretchy="false">=</mo>
      <mn>0.507592</mn>
    </mrow>
    <annotation encoding="StarMath 5.0">G_B = 0.507592</annotation>
  </semantics>
</math>
</file>

<file path=Object 7/content.xml><?xml version="1.0" encoding="utf-8"?>
<math xmlns="http://www.w3.org/1998/Math/MathML" display="block">
  <semantics>
    <mrow>
      <msub>
        <mi>G</mi>
        <mi>C</mi>
      </msub>
      <mo stretchy="false">=</mo>
      <mn>0.269769</mn>
    </mrow>
    <annotation encoding="StarMath 5.0"> G_C = 0.269769</annotation>
  </semantics>
</math>
</file>

<file path=Object 8/content.xml><?xml version="1.0" encoding="utf-8"?>
<math xmlns="http://www.w3.org/1998/Math/MathML" display="block">
  <semantics>
    <mrow>
      <msubsup>
        <mi>L</mi>
        <mi>A</mi>
        <mrow>
          <mi>K</mi>
          <mn>4</mn>
        </mrow>
      </msubsup>
      <mo stretchy="false">=</mo>
      <mn>0.070418</mn>
    </mrow>
    <annotation encoding="StarMath 5.0">L^K4_A = 0.070418</annotation>
  </semantics>
</math>
</file>

<file path=Object 9/content.xml><?xml version="1.0" encoding="utf-8"?>
<math xmlns="http://www.w3.org/1998/Math/MathML" display="block">
  <semantics>
    <mrow>
      <msubsup>
        <mi>L</mi>
        <mi>A</mi>
        <mrow>
          <mi>K</mi>
          <mn>4</mn>
        </mrow>
      </msubsup>
      <mo stretchy="false">=</mo>
      <mn>0.751405</mn>
    </mrow>
    <annotation encoding="StarMath 5.0">L^K4_A = 0.751405</annotation>
  </semantics>
</math>
</file>